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Sun Oct  4 23:06:16 2020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Sun Oct  4 23:06:16 2020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g6">
            <draw:path id="circle2" draw:style-name="style0" draw:layer="layout" svg:x="30.762cm" svg:y="21.769cm" svg:width="0.732cm" svg:height="0.732cm" svg:viewBox="0.0 0.0 732.167 732.167" svg:d="M 62256.376 43903.332 C 62256.376 44105.514 62092.475 44269.415 61890.293 44269.415 C 61688.111 44269.415 61524.209 44105.514 61524.209 43903.332 C 61524.209 43701.149 61688.111 43537.248 61890.293 43537.248 C 62092.475 43537.248 62256.376 43701.149 62256.376 43903.332 Z">
              <!-- 5 nodes -->
            </draw:path>
            <draw:path id="path4" draw:style-name="style1" draw:layer="layout" svg:x="30.718cm" svg:y="21.728cm" svg:width="0.812cm" svg:height="0.812cm" svg:viewBox="0.0 0.0 812.490 812.490" svg:d="M 61842.139 43456.887 C 61955.775 43456.887 62052.527 43496.560 62132.317 43575.868 C 62170.505 43614.068 62199.539 43657.727 62219.369 43706.807 C 62239.187 43755.900 62249.127 43808.002 62249.127 43863.138 C 62249.127 43918.756 62239.313 43970.871 62219.750 44019.456 C 62200.161 44068.054 62171.254 44110.990 62133.066 44148.225 C 62093.418 44187.390 62048.439 44217.389 61998.127 44238.184 C 61947.841 44258.979 61895.841 44269.377 61842.165 44269.377 C 61788.489 44269.377 61737.098 44259.119 61688.005 44238.540 C 61638.925 44217.999 61594.910 44188.253 61555.973 44149.330 C 61517.037 44110.406 61487.418 44066.505 61467.106 44017.653 C 61446.793 43968.802 61436.637 43917.309 61436.637 43863.138 C 61436.637 43809.449 61446.907 43757.830 61467.461 43708.255 C 61488.015 43658.679 61517.887 43614.309 61557.052 43575.131 C 61634.431 43496.318 61729.455 43456.887 61842.139 43456.887 ZM 61843.612 43530.164 C 61750.758 43530.164 61672.644 43562.576 61609.281 43627.373 C 61577.352 43659.784 61552.812 43696.169 61535.648 43736.553 C 61518.458 43776.937 61509.889 43819.136 61509.889 43863.151 C 61509.889 43906.683 61518.458 43948.641 61535.648 43989.000 C 61552.825 44029.409 61577.352 44065.439 61609.281 44097.114 C 61641.197 44128.801 61677.214 44152.960 61717.382 44169.667 C 61757.512 44186.349 61799.597 44194.690 61843.612 44194.690 C 61887.132 44194.690 61929.306 44186.248 61970.223 44169.312 C 62011.089 44152.364 62047.931 44127.963 62080.837 44096.047 C 62144.187 44034.145 62175.849 43956.525 62175.849 43863.164 C 62175.849 43818.184 62167.623 43775.629 62151.182 43735.486 C 62134.767 43695.344 62110.811 43659.568 62079.403 43628.109 C 62014.072 43562.817 61935.501 43530.164 61843.612 43530.164 ZM 61838.521 43795.688 L 61784.096 43823.986 C 61778.282 43811.912 61771.160 43803.432 61762.704 43798.595 C 61754.237 43793.771 61746.378 43791.346 61739.116 43791.346 C 61702.859 43791.346 61684.704 43815.277 61684.704 43863.164 C 61684.704 43884.923 61689.300 43902.316 61698.479 43915.380 C 61707.670 43928.443 61721.216 43934.981 61739.116 43934.981 C 61762.819 43934.981 61779.500 43923.365 61789.187 43900.158 L 61839.232 43925.548 C 61828.593 43945.391 61813.841 43960.981 61794.976 43972.344 C 61776.136 43983.719 61755.328 43989.393 61732.591 43989.393 C 61696.320 43989.393 61667.045 43978.285 61644.803 43956.017 C 61622.560 43933.775 61611.439 43902.824 61611.439 43863.176 C 61611.439 43824.481 61622.687 43793.783 61645.171 43771.046 C 61667.654 43748.321 61696.066 43736.946 61730.420 43736.946 C 61780.732 43736.921 61816.749 43756.510 61838.521 43795.688 ZM 62072.839 43795.688 L 62019.151 43823.986 C 62013.349 43811.912 62006.201 43803.432 61997.746 43798.595 C 61989.266 43793.771 61981.153 43791.346 61973.447 43791.346 C 61937.177 43791.346 61919.022 43815.277 61919.022 43863.164 C 61919.022 43884.923 61923.631 43902.316 61932.810 43915.380 C 61941.988 43928.443 61955.521 43934.981 61973.447 43934.981 C 61997.124 43934.981 62013.819 43923.365 62023.480 43900.158 L 62074.261 43925.548 C 62063.153 43945.391 62048.147 43960.981 62029.307 43972.344 C 62010.442 43983.719 61989.888 43989.393 61967.646 43989.393 C 61930.880 43989.393 61901.515 43978.285 61879.527 43956.017 C 61857.488 43933.775 61846.494 43902.824 61846.494 43863.176 C 61846.494 43824.481 61857.729 43793.783 61880.238 43771.046 C 61902.709 43748.321 61931.121 43736.946 61965.462 43736.946 C 62015.761 43736.921 62051.575 43756.510 62072.839 43795.688 Z">
              <!-- 61 nodes -->
            </draw:path>
          </draw:g>
          <!-- id="g6" -->
          <draw:g id="g8">
            <draw:path id="circle2-3" draw:style-name="style0" draw:layer="layout" svg:x="31.700cm" svg:y="21.780cm" svg:width="0.718cm" svg:height="0.718cm" svg:viewBox="0.0 0.0 717.936 717.936" svg:d="M 64117.589 43918.191 C 64117.589 44116.443 63956.874 44277.159 63758.621 44277.159 C 63560.368 44277.159 63399.653 44116.443 63399.653 43918.191 C 63399.653 43719.938 63560.368 43559.222 63758.621 43559.222 C 63956.874 43559.222 64117.589 43719.938 64117.589 43918.191 Z">
              <!-- 5 nodes -->
            </draw:path>
            <draw:g id="g6-6">
              <draw:path id="path4-5" draw:style-name="style1" draw:layer="layout" svg:x="31.651cm" svg:y="21.728cm" svg:width="0.812cm" svg:height="0.812cm" svg:viewBox="0.0 0.0 812.490 812.490" svg:d="M 63707.142 43456.899 C 63821.246 43456.899 63917.501 43496.064 63995.855 43574.419 C 64074.667 43653.255 64114.111 43749.497 64114.111 43863.144 C 64114.111 43977.287 64075.403 44072.310 63998.013 44148.227 C 63915.800 44229.006 63818.847 44269.389 63707.142 44269.389 C 63597.342 44269.389 63502.077 44229.476 63421.323 44149.674 C 63341.534 44069.872 63301.621 43974.379 63301.621 43863.144 C 63301.621 43751.922 63341.534 43655.680 63421.323 43574.431 C 63499.678 43496.064 63594.930 43456.899 63707.142 43456.899 ZM 63708.589 43530.176 C 63616.219 43530.176 63538.119 43562.587 63474.275 43627.383 C 63408.006 43695.099 63374.884 43773.694 63374.884 43863.157 C 63374.884 43953.115 63407.765 44030.987 63473.526 44096.723 C 63539.299 44162.509 63617.641 44195.377 63708.564 44195.377 C 63798.991 44195.377 63877.841 44162.280 63945.062 44095.999 C 64008.906 44034.580 64040.821 43956.962 64040.821 43863.132 C 64040.821 43770.762 64008.411 43692.191 63943.627 43627.370 C 63878.831 43562.574 63800.477 43530.176 63708.589 43530.176 ZM 63817.412 43762.307 L 63817.412 43928.423 L 63770.999 43928.423 L 63770.999 44125.731 L 63644.758 44125.731 L 63644.758 43928.436 L 63598.345 43928.436 L 63598.345 43762.307 C 63598.345 43755.045 63600.884 43748.888 63605.949 43743.810 C 63611.040 43738.745 63617.210 43736.193 63624.446 43736.193 L 63791.311 43736.193 C 63798.077 43736.193 63804.133 43738.732 63809.440 43743.810 C 63814.733 43748.888 63817.412 43755.058 63817.412 43762.307 ZM 63651.271 43657.851 C 63651.271 43619.664 63670.123 43600.545 63707.866 43600.545 C 63745.608 43600.545 63764.448 43619.639 63764.448 43657.851 C 63764.448 43695.568 63745.583 43714.433 63707.866 43714.433 C 63670.148 43714.433 63651.271 43695.568 63651.271 43657.851 Z">
                <!-- 36 nodes -->
              </draw:path>
            </draw:g>
            <!-- id="g6-6" -->
          </draw:g>
          <!-- id="g8" -->
          <draw:g id="g8-7">
            <draw:path id="circle2-7" draw:style-name="style0" draw:layer="layout" svg:x="32.613cm" svg:y="21.767cm" svg:width="0.739cm" svg:height="0.739cm" svg:viewBox="0.0 0.0 738.986 738.986" svg:d="M 65964.976 43903.201 C 65964.976 44001.196 65926.047 44095.178 65856.754 44164.472 C 65787.461 44233.765 65693.479 44272.694 65595.483 44272.694 C 65497.487 44272.694 65403.505 44233.765 65334.212 44164.472 C 65264.919 44095.178 65225.990 44001.196 65225.990 43903.201 C 65225.990 43699.135 65391.418 43533.708 65595.483 43533.708 C 65693.479 43533.708 65787.461 43572.636 65856.754 43641.930 C 65926.047 43711.223 65964.976 43805.205 65964.976 43903.201 Z">
              <!-- 8 nodes -->
            </draw:path>
            <draw:g id="g6-64">
              <draw:path id="path4-1" draw:style-name="style1" draw:layer="layout" svg:x="32.583cm" svg:y="21.728cm" svg:width="0.812cm" svg:height="0.812cm" svg:viewBox="0.0 0.0 812.491 812.491" svg:d="M 65572.124 43456.877 C 65685.758 43456.877 65781.988 43496.295 65860.837 43575.132 C 65939.649 43653.487 65979.093 43749.475 65979.093 43863.122 C 65979.093 43976.795 65940.385 44072.046 65862.996 44148.941 C 65781.277 44229.225 65684.298 44269.367 65572.124 44269.367 C 65462.323 44269.367 65367.059 44229.466 65286.305 44149.665 C 65206.516 44069.876 65166.602 43974.382 65166.602 43863.135 C 65166.602 43752.395 65206.516 43656.394 65286.305 43575.145 C 65365.129 43496.295 65460.406 43456.877 65572.124 43456.877 ZM 65573.571 43530.153 C 65481.201 43530.153 65403.100 43562.805 65339.256 43628.096 C 65272.988 43695.330 65239.866 43773.672 65239.866 43863.122 C 65239.866 43953.575 65272.746 44031.422 65338.507 44096.713 C 65404.281 44162.499 65482.623 44195.367 65573.546 44195.367 C 65663.973 44195.367 65742.823 44162.246 65810.044 44095.989 C 65873.888 44034.088 65905.804 43956.470 65905.804 43863.122 C 65905.804 43770.282 65873.393 43691.928 65808.609 43628.096 C 65744.283 43562.780 65665.928 43530.153 65573.571 43530.153 ZM 65392.208 43805.803 C 65399.939 43755.988 65419.998 43717.420 65452.408 43690.100 C 65484.807 43662.780 65524.212 43649.120 65570.651 43649.120 C 65634.470 43649.120 65685.276 43669.686 65722.993 43710.767 C 65760.711 43751.874 65779.576 43804.597 65779.576 43868.911 C 65779.576 43931.308 65759.987 43983.168 65720.835 44024.503 C 65681.632 44065.838 65630.877 44086.532 65568.468 44086.532 C 65522.524 44086.532 65482.864 44072.757 65449.501 44045.183 C 65416.126 44017.610 65396.067 43978.445 65389.288 43927.664 L 65491.598 43927.664 C 65494.011 43976.998 65523.755 44001.664 65580.833 44001.664 C 65609.346 44001.664 65632.337 43989.325 65649.742 43964.671 C 65667.173 43940.017 65675.881 43907.111 65675.881 43866.017 C 65675.881 43822.967 65667.896 43790.214 65651.951 43767.718 C 65635.981 43745.235 65613.028 43733.987 65583.016 43733.987 C 65528.833 43733.987 65498.378 43757.917 65491.611 43805.791 L 65521.356 43805.791 L 65440.843 43886.316 L 65360.318 43805.791 L 65392.208 43805.803 Z">
                <!-- 38 nodes -->
              </draw:path>
            </draw:g>
            <!-- id="g6-64" -->
          </draw:g>
          <!-- id="g8-7" -->
          <draw:path id="flowRoot922" draw:style-name="style1" draw:layer="layout" svg:x="22.723cm" svg:y="22.701cm" svg:width="10.678cm" svg:height="0.856cm" svg:viewBox="0.0 0.0 10677.581 856.080" svg:d="M 45759.658 45498.160 C 45764.698 45498.160 45768.298 45496.360 45769.378 45492.400 C 45756.778 45480.160 45735.538 45463.960 45735.538 45463.960 L 45717.178 45487.720 L 45625.018 45487.720 L 45625.018 45422.200 C 45634.738 45420.760 45637.618 45416.800 45638.698 45411.760 L 45601.258 45407.440 L 45601.258 45487.720 L 45459.058 45487.720 L 45462.298 45498.160 L 45582.538 45498.160 C 45556.618 45566.560 45507.658 45636.040 45445.738 45682.480 L 45450.058 45687.160 C 45518.098 45646.840 45569.578 45588.160 45601.258 45521.920 L 45601.258 45647.560 L 45522.778 45647.560 L 45525.658 45658.360 L 45601.258 45658.360 L 45601.258 45737.560 L 45605.938 45737.560 C 45614.938 45737.560 45625.018 45732.160 45625.018 45728.920 L 45625.018 45658.360 L 45697.018 45658.360 C 45701.698 45658.360 45704.938 45656.560 45706.018 45652.600 C 45694.498 45641.080 45675.058 45625.240 45675.058 45625.240 L 45657.778 45647.560 L 45625.018 45647.560 L 45625.018 45498.880 C 45652.738 45576.280 45700.258 45638.920 45753.898 45674.560 C 45758.218 45663.400 45767.218 45655.840 45777.658 45654.760 L 45778.738 45651.160 C 45723.298 45623.440 45664.978 45564.040 45632.578 45498.160 L 45759.658 45498.160 ZM 45895.738 45408.160 C 45874.498 45478.000 45839.218 45546.760 45805.378 45589.600 L 45810.418 45593.560 C 45827.698 45577.720 45844.618 45558.280 45860.098 45536.320 L 45860.098 45737.920 L 45864.418 45737.920 C 45873.058 45737.920 45882.778 45731.800 45883.498 45730.000 L 45883.498 45520.120 C 45889.618 45519.040 45893.218 45516.520 45894.298 45513.640 L 45878.458 45507.880 C 45893.578 45483.040 45906.898 45455.680 45918.058 45427.240 C 45926.338 45427.960 45930.298 45425.080 45932.098 45421.120 L 45895.738 45408.160 ZM 46092.298 45480.520 L 45977.818 45480.520 C 45987.178 45463.960 45996.178 45446.320 46003.738 45427.960 C 46011.658 45428.320 46016.338 45425.800 46017.778 45421.840 L 45981.418 45408.520 C 45962.338 45470.440 45930.298 45531.280 45900.058 45569.080 L 45905.098 45573.040 C 45929.578 45552.160 45952.258 45523.360 45972.058 45490.600 L 46000.138 45490.600 L 46000.138 45737.920 L 46003.738 45737.920 C 46016.338 45737.920 46023.898 45731.800 46023.898 45730.360 L 46023.898 45642.880 L 46122.898 45642.880 C 46127.578 45642.880 46131.178 45641.080 46132.258 45637.120 C 46120.018 45625.960 46100.578 45610.840 46100.578 45610.840 L 46083.658 45632.440 L 46023.898 45632.440 L 46023.898 45565.840 L 46116.058 45565.840 C 46121.098 45565.840 46124.698 45564.040 46125.778 45560.080 C 46114.258 45549.280 46095.538 45534.880 46095.538 45534.880 L 46079.338 45555.400 L 46023.898 45555.400 L 46023.898 45490.600 L 46132.258 45490.600 C 46136.938 45490.600 46140.538 45488.800 46141.618 45485.200 C 46129.378 45474.040 46109.578 45458.560 46109.578 45458.560 L 46092.298 45480.520 ZM 46399.737 45439.840 L 46399.737 45524.080 L 46269.057 45524.080 L 46269.057 45439.840 L 46399.737 45439.840 ZM 46269.057 45534.520 L 46399.737 45534.520 L 46399.737 45560.440 L 46403.337 45560.440 C 46410.897 45560.440 46422.777 45555.040 46423.137 45552.520 L 46423.137 45444.160 C 46430.337 45442.720 46436.097 45439.840 46438.257 45436.960 L 46409.097 45414.640 L 46396.137 45429.040 L 46270.857 45429.040 L 46245.657 45417.880 L 46245.657 45562.240 L 46249.257 45562.240 C 46259.337 45562.240 46269.057 45556.840 46269.057 45554.680 L 46269.057 45534.520 ZM 46210.737 45693.280 L 46210.737 45598.240 L 46287.417 45598.240 L 46287.417 45693.280 L 46210.737 45693.280 ZM 46283.817 45587.440 L 46212.537 45587.440 L 46187.697 45576.280 L 46187.697 45735.760 L 46191.657 45735.760 C 46201.017 45735.760 46210.737 45730.000 46210.737 45727.840 L 46210.737 45703.720 L 46287.417 45703.720 L 46287.417 45729.280 L 46290.297 45729.280 C 46298.217 45729.280 46309.737 45723.160 46310.097 45721.360 L 46310.097 45602.560 C 46317.657 45601.120 46323.057 45598.240 46325.217 45595.360 L 46296.417 45573.400 L 46283.817 45587.440 ZM 46378.497 45693.280 L 46378.497 45598.240 L 46457.697 45598.240 L 46457.697 45693.280 L 46378.497 45693.280 ZM 46467.057 45573.400 L 46454.097 45587.440 L 46380.297 45587.440 L 46355.457 45576.280 L 46355.457 45736.840 L 46359.417 45736.840 C 46369.137 45736.840 46378.497 45731.440 46378.497 45728.920 L 46378.497 45703.720 L 46457.697 45703.720 L 46457.697 45731.800 L 46461.297 45731.800 C 46468.497 45731.800 46480.377 45726.400 46480.737 45723.880 L 46480.737 45602.560 C 46487.937 45601.120 46494.057 45598.240 46496.217 45595.360 L 46467.057 45573.400 ZM 46802.576 45408.880 C 46743.896 45426.520 46633.016 45446.320 46543.376 45453.880 L 46544.456 45460.720 C 46637.336 45458.560 46740.656 45446.320 46810.136 45433.360 C 46819.136 45437.320 46825.976 45437.320 46828.856 45434.080 L 46802.576 45408.880 ZM 46744.256 45550.360 C 46768.376 45534.160 46795.736 45508.240 46816.616 45481.240 C 46824.536 45482.680 46828.856 45480.160 46830.656 45476.200 L 46796.816 45458.200 C 46779.896 45491.680 46757.576 45525.880 46739.576 45546.040 L 46744.256 45550.360 ZM 46655.336 45463.240 C 46667.576 45479.440 46680.896 45505.000 46681.616 45525.880 C 46704.656 45545.320 46728.416 45494.560 46659.656 45461.080 L 46655.336 45463.240 ZM 46568.936 45474.760 C 46582.976 45491.320 46598.456 45518.680 46600.616 45540.640 C 46624.736 45560.440 46647.056 45507.160 46573.256 45472.240 L 46568.936 45474.760 ZM 46847.216 45588.520 C 46852.256 45588.520 46855.856 45586.720 46856.576 45582.760 C 46843.616 45571.240 46822.736 45555.040 46822.736 45555.040 L 46804.376 45577.720 L 46704.656 45577.720 L 46704.656 45553.600 C 46712.576 45552.160 46715.456 45548.920 46716.176 45544.960 L 46680.536 45541.000 L 46680.536 45577.720 L 46531.136 45577.720 L 46534.376 45588.520 L 46658.216 45588.520 C 46629.776 45637.480 46582.976 45684.640 46527.896 45716.320 L 46531.136 45722.080 C 46594.496 45693.640 46647.056 45651.160 46680.536 45600.760 L 46680.536 45737.560 L 46685.216 45737.560 C 46694.216 45737.560 46704.656 45732.520 46704.656 45729.280 L 46704.656 45588.520 L 46706.816 45588.520 C 46735.256 45647.920 46784.576 45694.360 46838.216 45719.200 C 46841.816 45708.040 46850.096 45700.840 46859.456 45699.400 L 46860.176 45695.440 C 46806.176 45677.800 46747.496 45637.480 46715.096 45588.520 L 46847.216 45588.520 ZM 47066.816 45604.360 L 47066.816 45528.760 L 47159.336 45528.760 L 47159.336 45604.360 L 47066.816 45604.360 ZM 46954.856 45604.360 C 46957.376 45583.480 46957.736 45562.960 46957.736 45543.520 L 46957.736 45528.760 L 47043.416 45528.760 L 47043.416 45604.360 L 46954.856 45604.360 ZM 47043.416 45444.520 L 47043.416 45517.960 L 46957.736 45517.960 L 46957.736 45444.520 L 47043.416 45444.520 ZM 47159.336 45444.520 L 47159.336 45517.960 L 47066.816 45517.960 L 47066.816 45444.520 L 47159.336 45444.520 ZM 47168.336 45417.880 L 47155.736 45433.720 L 46962.056 45433.720 L 46934.336 45422.200 L 46934.336 45543.880 C 46934.336 45612.640 46928.936 45680.320 46887.536 45733.600 L 46892.576 45737.200 C 46931.096 45703.720 46947.296 45659.440 46953.416 45614.800 L 47043.416 45614.800 L 47043.416 45734.320 L 47047.016 45734.320 C 47059.256 45734.320 47066.816 45728.560 47066.816 45726.760 L 47066.816 45614.800 L 47159.336 45614.800 L 47159.336 45699.400 C 47159.336 45705.160 47157.536 45707.680 47150.696 45707.680 C 47142.776 45707.680 47104.256 45704.440 47104.256 45704.440 L 47104.256 45710.200 C 47121.176 45712.360 47130.896 45715.600 47136.296 45719.560 C 47141.336 45722.800 47143.496 45729.280 47144.576 45736.840 C 47179.496 45733.240 47183.096 45721.360 47183.096 45701.920 L 47183.096 45450.280 C 47191.016 45448.480 47197.496 45445.240 47200.016 45442.000 L 47168.336 45417.880 ZM 47368.855 45560.800 L 47354.095 45560.800 C 47354.455 45552.520 47354.815 45544.600 47354.815 45537.040 L 47354.815 45480.880 L 47410.975 45480.880 C 47416.015 45480.880 47419.975 45479.080 47420.695 45475.120 C 47404.855 45461.080 47380.375 45443.440 47380.375 45443.440 L 47358.775 45470.440 L 47307.655 45470.440 C 47314.855 45457.120 47321.335 45443.080 47326.735 45427.600 C 47335.015 45427.600 47339.335 45424.000 47340.775 45419.680 L 47283.895 45404.560 C 47277.775 45454.960 47261.935 45505.000 47243.935 45538.840 L 47248.255 45541.720 C 47268.775 45526.240 47286.775 45505.720 47301.535 45480.880 L 47313.415 45480.880 L 47313.415 45537.040 C 47313.415 45544.960 47313.415 45552.880 47313.055 45560.800 L 47246.095 45560.800 L 47248.975 45570.880 L 47312.335 45570.880 C 47309.095 45627.040 47294.695 45687.880 47243.575 45739.000 L 47247.175 45742.600 C 47306.215 45710.560 47333.215 45665.200 47345.095 45620.560 C 47359.135 45641.800 47373.175 45668.080 47377.495 45691.120 C 47415.655 45720.640 47448.775 45646.840 47347.975 45608.680 C 47350.855 45595.720 47352.655 45583.120 47353.375 45570.880 L 47418.535 45570.880 C 47423.575 45570.880 47427.535 45569.080 47428.615 45565.120 C 47414.215 45551.440 47390.095 45531.640 47390.095 45531.640 L 47368.855 45560.800 ZM 47470.015 45681.400 L 47470.015 45462.880 L 47525.095 45462.880 L 47525.095 45681.400 L 47470.015 45681.400 ZM 47542.015 45430.120 L 47521.495 45452.440 L 47471.455 45452.440 L 47428.615 45434.080 L 47428.615 45729.640 L 47435.455 45729.640 C 47454.175 45729.640 47470.015 45719.200 47470.015 45714.160 L 47470.015 45691.480 L 47525.095 45691.480 L 47525.095 45723.880 L 47531.935 45723.880 C 47547.055 45723.880 47566.855 45714.160 47567.215 45711.280 L 47567.215 45469.720 C 47574.415 45468.280 47579.455 45465.400 47581.975 45462.160 L 47542.015 45430.120 ZM 47623.374 45409.240 C 47637.414 45426.160 47654.334 45451.720 47660.094 45473.680 C 47698.254 45498.880 47728.494 45425.440 47626.614 45407.440 L 47623.374 45409.240 ZM 47738.934 45621.280 C 47722.374 45632.080 47705.814 45642.160 47690.694 45651.520 L 47690.694 45518.680 C 47699.694 45517.240 47704.014 45514.000 47705.454 45511.840 L 47670.174 45482.320 L 47650.734 45501.400 L 47605.014 45501.400 L 47607.894 45511.840 L 47650.374 45511.840 L 47650.374 45661.240 C 47650.374 45668.800 47647.854 45672.040 47631.294 45681.760 L 47661.534 45727.120 C 47666.574 45723.520 47672.334 45717.040 47674.854 45706.600 C 47705.094 45672.760 47728.494 45641.440 47741.094 45624.880 L 47738.934 45621.280 ZM 47867.454 45448.120 L 47867.454 45578.080 L 47778.174 45578.080 L 47778.174 45448.120 L 47867.454 45448.120 ZM 47778.174 45588.160 L 47867.454 45588.160 L 47867.454 45608.680 L 47875.014 45608.680 C 47897.334 45608.680 47911.734 45600.760 47911.734 45598.240 L 47911.734 45451.360 C 47920.014 45449.920 47923.614 45447.400 47926.134 45444.160 L 47886.894 45413.920 L 47866.014 45437.680 L 47782.134 45437.680 L 47736.054 45420.400 L 47736.054 45614.080 L 47743.254 45614.080 C 47757.654 45614.080 47768.094 45610.840 47773.854 45607.960 C 47755.854 45659.080 47725.614 45708.760 47697.894 45738.280 L 47701.854 45741.880 C 47743.974 45720.280 47783.574 45685.720 47813.814 45637.480 C 47821.734 45638.560 47826.414 45635.680 47828.574 45632.080 L 47774.214 45607.600 C 47776.734 45606.160 47778.174 45605.080 47778.174 45604.000 L 47778.174 45588.160 ZM 47838.654 45616.960 C 47865.294 45646.840 47892.294 45691.480 47900.574 45729.640 C 47947.374 45764.920 47980.854 45664.120 47842.254 45614.440 L 47838.654 45616.960 ZM 47970.054 45742.240 C 48026.934 45725.320 48078.054 45692.200 48107.574 45661.960 C 48115.854 45663.400 48119.454 45661.240 48121.614 45657.640 L 48070.494 45627.400 C 48051.774 45663.040 48011.094 45709.480 47967.534 45738.280 L 47970.054 45742.240 ZM 48160.134 45641.080 C 48192.174 45664.120 48229.974 45702.640 48246.894 45736.480 C 48296.934 45761.320 48318.534 45661.960 48163.014 45638.200 L 48160.134 45641.080 ZM 48093.894 45506.800 L 48168.054 45506.800 L 48168.054 45606.520 L 48093.894 45606.520 L 48093.894 45506.800 ZM 48235.374 45606.520 L 48210.894 45606.520 L 48210.894 45506.800 L 48281.094 45506.800 C 48286.134 45506.800 48290.094 45505.000 48291.174 45501.040 C 48276.414 45487.000 48251.574 45467.200 48251.574 45467.200 L 48229.614 45496.360 L 48210.894 45496.360 L 48210.894 45423.280 C 48220.614 45421.840 48223.134 45418.240 48224.214 45412.840 L 48168.054 45408.160 L 48168.054 45496.360 L 48093.894 45496.360 L 48093.894 45423.280 C 48103.614 45421.840 48106.134 45418.240 48107.214 45412.840 L 48051.774 45408.160 L 48051.774 45496.360 L 47978.334 45496.360 L 47981.214 45506.800 L 48051.774 45506.800 L 48051.774 45606.520 L 47965.374 45606.520 L 47968.614 45616.600 L 48292.974 45616.600 C 48298.374 45616.600 48302.334 45614.800 48303.414 45610.840 C 48286.854 45596.440 48259.494 45574.840 48259.494 45574.840 L 48235.374 45606.520 ZM 48332.213 45464.320 L 48649.013 45464.320 C 48654.053 45464.320 48658.013 45462.520 48659.093 45458.560 C 48643.253 45443.800 48616.613 45422.200 48616.613 45422.200 L 48593.213 45454.240 L 48505.373 45454.240 C 48526.253 45444.160 48527.333 45404.200 48456.773 45402.040 L 48453.893 45404.200 C 48465.053 45415.000 48476.213 45434.080 48478.373 45451.000 C 48480.173 45452.440 48482.333 45453.520 48484.133 45454.240 L 48329.333 45454.240 L 48332.213 45464.320 ZM 48430.853 45539.920 L 48430.853 45499.600 L 48554.333 45499.600 L 48554.333 45539.920 L 48430.853 45539.920 ZM 48561.893 45564.040 C 48575.213 45564.040 48597.533 45557.200 48597.893 45554.680 L 48597.893 45507.160 C 48605.453 45505.360 48610.133 45502.120 48612.293 45499.240 L 48570.173 45467.920 L 48550.733 45489.520 L 48433.733 45489.520 L 48388.373 45471.880 L 48388.373 45570.160 L 48394.493 45570.160 C 48411.773 45570.160 48430.853 45561.160 48430.853 45557.560 L 48430.853 45550.000 L 48554.333 45550.000 L 48554.333 45564.040 L 48561.893 45564.040 ZM 48597.533 45643.600 L 48514.013 45643.600 L 48514.013 45622.360 C 48516.893 45621.640 48519.413 45620.920 48520.853 45620.200 C 48556.853 45614.800 48597.893 45606.520 48624.533 45597.520 C 48633.173 45597.160 48637.133 45596.440 48640.373 45593.200 L 48602.213 45557.200 L 48577.733 45578.800 L 48356.693 45578.800 L 48359.933 45589.240 L 48563.333 45589.240 C 48548.213 45596.800 48529.493 45605.080 48511.853 45612.280 L 48469.013 45608.680 L 48469.013 45643.600 L 48324.293 45643.600 L 48327.173 45653.680 L 48469.013 45653.680 L 48469.013 45690.400 C 48469.013 45695.080 48467.213 45696.520 48461.813 45696.520 C 48453.533 45696.520 48407.453 45693.640 48407.453 45693.640 L 48407.453 45698.320 C 48428.693 45701.920 48437.693 45706.600 48444.173 45712.360 C 48450.653 45719.200 48452.813 45728.560 48454.253 45741.520 C 48506.453 45737.200 48514.013 45721.360 48514.013 45691.480 L 48514.013 45653.680 L 48653.333 45653.680 C 48658.733 45653.680 48662.693 45651.880 48663.413 45647.920 C 48647.573 45633.880 48620.933 45613.000 48620.933 45613.000 L 48597.533 45643.600 ZM 48847.372 45576.640 L 48847.372 45538.840 L 48913.972 45538.840 C 48898.852 45551.440 48881.932 45564.400 48863.932 45576.640 L 48847.372 45576.640 ZM 48925.492 45629.560 L 48925.492 45664.120 L 48813.892 45664.120 L 48813.892 45632.800 L 48821.452 45629.560 L 48925.492 45629.560 ZM 48813.892 45709.480 L 48813.892 45673.840 L 48925.492 45673.840 L 48925.492 45709.480 L 48813.892 45709.480 ZM 48908.212 45480.880 L 48908.212 45436.960 L 48947.452 45436.960 L 48947.452 45480.880 L 48908.212 45480.880 ZM 48757.732 45436.960 L 48795.172 45436.960 L 48795.172 45480.880 L 48757.732 45480.880 L 48757.732 45436.960 ZM 48871.132 45436.960 L 48871.132 45480.880 L 48831.892 45480.880 L 48831.892 45436.960 L 48871.132 45436.960 ZM 48961.492 45576.640 L 48922.252 45576.640 C 48946.732 45561.160 48967.612 45544.960 48984.532 45529.120 C 48992.452 45531.280 48996.412 45530.200 48998.932 45526.240 L 48962.932 45502.840 C 48974.812 45501.040 48988.132 45496.720 48988.132 45494.560 L 48988.132 45443.800 C 48995.692 45442.360 49000.732 45439.120 49002.892 45436.240 L 48962.572 45406.000 L 48943.852 45426.520 L 48760.972 45426.520 L 48717.772 45409.240 L 48717.772 45511.120 L 48722.812 45511.120 C 48739.012 45511.120 48757.732 45502.480 48757.732 45498.880 L 48757.732 45490.600 L 48947.452 45490.600 L 48947.452 45503.560 L 48951.412 45503.560 C 48942.772 45512.920 48933.052 45522.280 48922.612 45531.640 C 48908.212 45519.040 48886.972 45502.840 48886.972 45502.840 L 48866.812 45528.400 L 48847.372 45528.400 L 48847.372 45507.520 C 48856.012 45506.080 48858.532 45502.840 48859.252 45498.520 L 48806.692 45494.200 L 48806.692 45528.400 L 48721.732 45528.400 L 48724.612 45538.840 L 48806.692 45538.840 L 48806.692 45576.640 L 48691.492 45576.640 L 48694.372 45586.720 L 48848.812 45586.720 C 48834.052 45596.080 48818.932 45605.440 48803.092 45614.080 L 48770.692 45601.480 L 48770.692 45631.000 C 48742.612 45645.040 48713.452 45657.640 48684.292 45667.720 L 48686.452 45673.120 C 48714.892 45667.000 48743.332 45658.720 48770.692 45649.360 L 48770.692 45741.880 L 48776.812 45741.880 C 48795.172 45741.880 48813.892 45732.520 48813.892 45728.200 L 48813.892 45719.920 L 48925.492 45719.920 L 48925.492 45740.080 L 48932.692 45740.080 C 48947.092 45740.080 48969.052 45732.160 48969.412 45730.000 L 48969.412 45636.760 C 48976.972 45634.960 48982.012 45632.080 48984.172 45629.200 L 48941.692 45597.160 L 48921.892 45619.120 L 48844.852 45619.120 C 48866.452 45609.040 48886.972 45597.880 48906.052 45586.720 L 49010.452 45586.720 C 49015.492 45586.720 49019.092 45584.920 49020.172 45580.960 C 49005.772 45568.720 48982.372 45550.720 48982.372 45550.720 L 48961.492 45576.640 ZM 49188.292 45700.480 L 49188.292 45608.680 L 49307.452 45608.680 L 49307.452 45700.480 L 49188.292 45700.480 ZM 49324.372 45575.560 L 49303.492 45598.240 L 49195.492 45598.240 C 49253.812 45565.480 49299.532 45523.000 49331.572 45472.960 C 49341.652 45472.240 49345.612 45471.160 49348.492 45466.840 L 49307.452 45427.600 L 49279.732 45452.440 L 49193.692 45452.440 C 49200.892 45443.080 49207.372 45433.720 49213.132 45424.360 C 49222.852 45425.080 49225.732 45423.280 49227.532 45419.320 L 49168.492 45402.760 C 49145.452 45461.800 49096.492 45532.000 49048.972 45570.520 L 49051.852 45574.120 C 49086.052 45556.480 49120.252 45530.560 49149.412 45502.120 C 49158.772 45516.880 49168.132 45534.880 49170.292 45551.800 C 49206.652 45580.240 49244.452 45515.080 49158.772 45492.760 C 49168.132 45482.680 49177.132 45472.600 49185.412 45462.520 L 49279.732 45462.520 C 49236.172 45540.640 49146.532 45609.040 49043.572 45647.920 L 49045.732 45652.600 C 49081.372 45645.400 49114.132 45635.320 49144.372 45622.720 L 49144.372 45742.960 L 49152.652 45742.960 C 49174.972 45742.960 49188.292 45733.240 49188.292 45730.000 L 49188.292 45710.920 L 49307.452 45710.920 L 49307.452 45738.640 L 49314.652 45738.640 C 49329.772 45738.640 49351.372 45729.280 49351.732 45726.040 L 49351.732 45616.600 C 49360.012 45615.160 49365.052 45611.560 49367.572 45608.320 L 49324.372 45575.560 ZM 49409.691 45620.560 L 49509.411 45620.560 L 49509.411 45596.080 L 49409.691 45596.080 L 49409.691 45620.560 ZM 49678.971 45503.200 C 49684.011 45503.200 49687.611 45501.400 49688.691 45497.440 C 49677.171 45484.840 49656.651 45465.040 49656.651 45465.040 L 49638.291 45493.120 L 49632.531 45493.120 L 49632.531 45420.400 C 49642.251 45418.960 49644.771 45415.720 49645.851 45410.320 L 49591.491 45404.920 L 49591.491 45493.120 L 49540.011 45493.120 L 49542.891 45503.200 L 49586.451 45503.200 C 49576.731 45556.480 49558.731 45613.000 49531.731 45654.040 L 49536.411 45658.000 C 49558.011 45638.560 49576.371 45616.600 49591.491 45592.120 L 49591.491 45741.880 L 49599.771 45741.880 C 49615.251 45741.880 49632.531 45733.600 49632.531 45730.000 L 49632.531 45543.520 C 49642.251 45559.000 49651.971 45579.520 49654.131 45597.160 C 49684.371 45623.800 49718.931 45562.960 49632.531 45535.240 L 49632.531 45503.200 L 49678.971 45503.200 ZM 49734.051 45692.560 L 49734.051 45614.800 L 49813.971 45614.800 L 49813.971 45692.560 L 49734.051 45692.560 ZM 49813.971 45529.840 L 49813.971 45604.360 L 49734.051 45604.360 L 49734.051 45529.840 L 49813.971 45529.840 ZM 49813.971 45445.600 L 49813.971 45519.400 L 49734.051 45519.400 L 49734.051 45445.600 L 49813.971 45445.600 ZM 49830.891 45412.840 L 49810.371 45435.520 L 49735.851 45435.520 L 49692.651 45417.160 L 49692.651 45739.720 L 49699.491 45739.720 C 49718.211 45739.720 49734.051 45729.280 49734.051 45723.520 L 49734.051 45702.640 L 49813.971 45702.640 L 49813.971 45737.920 L 49820.451 45737.920 C 49836.291 45737.920 49855.731 45727.840 49856.091 45724.600 L 49856.091 45452.800 C 49863.651 45451.000 49868.331 45448.120 49870.851 45445.240 L 49830.891 45412.840 ZM 50094.770 45490.240 L 49978.130 45490.240 L 49981.010 45500.320 L 50146.250 45500.320 C 50151.650 45500.320 50155.610 45498.520 50156.690 45494.560 C 50141.570 45481.960 50116.370 45462.880 50116.370 45462.880 L 50094.770 45490.240 ZM 50035.010 45623.080 L 50035.010 45555.040 L 50092.610 45555.040 L 50092.610 45623.080 L 50035.010 45623.080 ZM 50132.570 45560.440 C 50138.690 45559.360 50143.370 45556.480 50145.530 45553.960 L 50107.370 45524.800 L 50089.010 45544.600 L 50036.810 45544.600 L 49996.130 45528.400 L 49996.130 45674.920 L 50001.890 45674.920 C 50018.450 45674.920 50035.010 45666.280 50035.010 45663.040 L 50035.010 45633.160 L 50092.610 45633.160 L 50092.610 45666.640 L 50099.450 45666.640 C 50112.410 45666.640 50132.210 45658.360 50132.570 45655.480 L 50132.570 45560.440 ZM 50185.130 45411.040 L 50165.690 45433.360 L 49964.090 45433.360 L 49919.810 45415.000 L 49919.810 45742.240 L 49927.010 45742.240 C 49944.290 45742.240 49960.850 45731.800 49960.850 45726.400 L 49960.850 45443.800 L 50169.290 45443.800 L 50169.290 45691.120 C 50169.290 45696.520 50167.130 45699.760 50159.930 45699.760 C 50149.490 45699.760 50101.250 45696.520 50101.250 45696.520 L 50101.250 45701.560 C 50123.210 45704.440 50132.930 45709.480 50140.850 45715.240 C 50147.690 45721.360 50150.210 45730.360 50152.010 45742.960 C 50203.130 45738.280 50210.690 45722.440 50210.690 45694.720 L 50210.690 45450.640 C 50218.250 45449.200 50222.930 45445.960 50225.450 45443.080 L 50185.130 45411.040 ZM 50383.849 45405.280 C 50398.969 45421.480 50415.169 45446.320 50419.849 45469.360 C 50461.249 45497.800 50495.809 45415.720 50386.369 45403.120 L 50383.849 45405.280 ZM 50524.609 45479.440 L 50257.489 45479.440 L 50260.369 45489.880 L 50361.889 45489.880 C 50360.449 45588.520 50342.089 45677.080 50260.009 45739.720 L 50262.529 45743.320 C 50351.809 45705.160 50386.729 45640.000 50401.489 45561.880 L 50492.569 45561.880 C 50488.609 45634.960 50481.049 45682.120 50469.889 45691.840 C 50466.289 45694.720 50463.049 45695.440 50456.209 45695.440 C 50448.289 45695.440 50421.289 45693.640 50404.369 45692.560 L 50404.009 45696.880 C 50420.929 45700.480 50435.329 45705.880 50442.169 45712.720 C 50448.289 45718.120 50450.089 45728.560 50449.729 45741.160 C 50472.409 45741.160 50487.529 45736.480 50500.129 45726.040 C 50520.649 45709.480 50530.009 45659.800 50535.049 45569.080 C 50543.329 45568.000 50548.009 45565.480 50550.529 45562.600 L 50512.009 45529.480 L 50489.329 45551.440 L 50403.649 45551.440 C 50406.529 45531.640 50408.329 45511.120 50409.769 45489.880 L 50583.289 45489.880 C 50588.329 45489.880 50592.289 45488.080 50593.369 45484.120 C 50576.809 45469.360 50549.089 45448.120 50549.089 45448.120 L 50524.609 45479.440 ZM 50736.648 45568.360 L 50794.968 45568.360 C 50800.008 45568.360 50803.608 45566.560 50804.688 45562.600 C 50789.208 45548.920 50764.008 45529.120 50764.008 45529.120 L 50741.328 45558.280 L 50631.168 45558.280 L 50634.048 45568.360 L 50694.168 45568.360 L 50694.168 45675.640 C 50662.848 45681.400 50636.928 45686.080 50621.448 45688.240 L 50648.808 45733.960 C 50652.408 45732.520 50656.008 45729.640 50657.808 45724.600 C 50731.968 45695.800 50780.568 45673.840 50814.048 45657.280 L 50812.968 45652.600 C 50786.688 45658.000 50760.768 45663.040 50736.648 45667.720 L 50736.648 45568.360 ZM 50949.408 45632.440 L 50945.448 45631.720 C 50938.968 45647.200 50928.888 45666.280 50923.128 45676.000 C 50919.888 45682.120 50917.008 45682.120 50911.968 45677.080 C 50864.808 45639.280 50848.248 45571.600 50843.568 45496.000 L 50943.288 45496.000 C 50948.328 45496.000 50952.648 45494.200 50953.728 45490.240 C 50942.208 45480.880 50926.368 45468.640 50917.008 45461.800 C 50933.208 45449.200 50927.448 45412.840 50860.128 45416.440 L 50857.608 45419.320 C 50870.208 45429.040 50886.408 45447.040 50892.528 45462.520 C 50895.408 45463.960 50898.288 45465.040 50901.168 45465.400 L 50884.248 45485.560 L 50843.208 45485.560 C 50842.128 45464.680 50842.128 45443.440 50842.488 45422.200 C 50851.488 45420.760 50854.728 45416.440 50855.448 45411.760 L 50798.568 45406.000 C 50798.568 45433.360 50799.288 45460.000 50800.728 45485.560 L 50618.568 45485.560 L 50621.808 45496.000 L 50801.448 45496.000 C 50807.928 45587.800 50828.448 45666.280 50886.768 45719.200 C 50902.968 45733.960 50932.488 45749.440 50949.408 45732.880 C 50955.528 45727.120 50953.728 45715.240 50941.128 45693.640 L 50949.408 45632.440 ZM 50981.808 45742.240 C 51038.688 45725.320 51089.808 45692.200 51119.328 45661.960 C 51127.608 45663.400 51131.208 45661.240 51133.368 45657.640 L 51082.248 45627.400 C 51063.528 45663.040 51022.848 45709.480 50979.288 45738.280 L 50981.808 45742.240 ZM 51171.888 45641.080 C 51203.928 45664.120 51241.728 45702.640 51258.648 45736.480 C 51308.688 45761.320 51330.288 45661.960 51174.768 45638.200 L 51171.888 45641.080 ZM 51105.648 45506.800 L 51179.808 45506.800 L 51179.808 45606.520 L 51105.648 45606.520 L 51105.648 45506.800 ZM 51247.128 45606.520 L 51222.648 45606.520 L 51222.648 45506.800 L 51292.848 45506.800 C 51297.888 45506.800 51301.848 45505.000 51302.928 45501.040 C 51288.168 45487.000 51263.328 45467.200 51263.328 45467.200 L 51241.368 45496.360 L 51222.648 45496.360 L 51222.648 45423.280 C 51232.368 45421.840 51234.888 45418.240 51235.968 45412.840 L 51179.808 45408.160 L 51179.808 45496.360 L 51105.648 45496.360 L 51105.648 45423.280 C 51115.368 45421.840 51117.888 45418.240 51118.968 45412.840 L 51063.528 45408.160 L 51063.528 45496.360 L 50990.088 45496.360 L 50992.968 45506.800 L 51063.528 45506.800 L 51063.528 45606.520 L 50977.128 45606.520 L 50980.368 45616.600 L 51304.728 45616.600 C 51310.128 45616.600 51314.088 45614.800 51315.168 45610.840 C 51298.608 45596.440 51271.248 45574.840 51271.248 45574.840 L 51247.128 45606.520 ZM 51343.967 45464.320 L 51660.767 45464.320 C 51665.807 45464.320 51669.767 45462.520 51670.847 45458.560 C 51655.007 45443.800 51628.367 45422.200 51628.367 45422.200 L 51604.967 45454.240 L 51517.127 45454.240 C 51538.007 45444.160 51539.087 45404.200 51468.527 45402.040 L 51465.647 45404.200 C 51476.807 45415.000 51487.967 45434.080 51490.127 45451.000 C 51491.927 45452.440 51494.087 45453.520 51495.887 45454.240 L 51341.087 45454.240 L 51343.967 45464.320 ZM 51442.607 45539.920 L 51442.607 45499.600 L 51566.087 45499.600 L 51566.087 45539.920 L 51442.607 45539.920 ZM 51573.647 45564.040 C 51586.967 45564.040 51609.287 45557.200 51609.647 45554.680 L 51609.647 45507.160 C 51617.207 45505.360 51621.887 45502.120 51624.047 45499.240 L 51581.927 45467.920 L 51562.487 45489.520 L 51445.487 45489.520 L 51400.127 45471.880 L 51400.127 45570.160 L 51406.247 45570.160 C 51423.527 45570.160 51442.607 45561.160 51442.607 45557.560 L 51442.607 45550.000 L 51566.087 45550.000 L 51566.087 45564.040 L 51573.647 45564.040 ZM 51609.287 45643.600 L 51525.767 45643.600 L 51525.767 45622.360 C 51528.647 45621.640 51531.167 45620.920 51532.607 45620.200 C 51568.607 45614.800 51609.647 45606.520 51636.287 45597.520 C 51644.927 45597.160 51648.887 45596.440 51652.127 45593.200 L 51613.967 45557.200 L 51589.487 45578.800 L 51368.447 45578.800 L 51371.687 45589.240 L 51575.087 45589.240 C 51559.967 45596.800 51541.247 45605.080 51523.607 45612.280 L 51480.767 45608.680 L 51480.767 45643.600 L 51336.047 45643.600 L 51338.927 45653.680 L 51480.767 45653.680 L 51480.767 45690.400 C 51480.767 45695.080 51478.967 45696.520 51473.567 45696.520 C 51465.287 45696.520 51419.207 45693.640 51419.207 45693.640 L 51419.207 45698.320 C 51440.447 45701.920 51449.447 45706.600 51455.927 45712.360 C 51462.407 45719.200 51464.567 45728.560 51466.007 45741.520 C 51518.207 45737.200 51525.767 45721.360 51525.767 45691.480 L 51525.767 45653.680 L 51665.087 45653.680 C 51670.487 45653.680 51674.447 45651.880 51675.167 45647.920 C 51659.327 45633.880 51632.687 45613.000 51632.687 45613.000 L 51609.287 45643.600 ZM 51806.926 45605.440 L 51893.686 45478.000 L 51893.686 45605.440 L 51806.926 45605.440 ZM 51977.206 45605.440 L 51936.526 45605.440 L 51936.526 45440.920 L 51903.766 45440.920 L 51787.846 45610.840 L 51787.846 45636.760 L 51893.686 45636.760 L 51893.686 45709.840 L 51936.526 45709.840 L 51936.526 45636.760 L 51977.206 45636.760 L 51977.206 45605.440 ZM 52046.326 45715.600 C 52062.886 45715.600 52075.846 45701.920 52075.846 45686.080 C 52075.846 45669.520 52062.886 45655.840 52046.326 45655.840 C 52029.406 45655.840 52016.446 45669.520 52016.446 45686.080 C 52016.446 45701.920 52029.406 45715.600 52046.326 45715.600 ZM 52168.726 45575.560 C 52168.726 45476.920 52188.886 45451.000 52211.926 45451.000 C 52234.246 45451.000 52254.766 45477.280 52254.766 45575.560 C 52254.766 45675.280 52234.246 45702.280 52211.926 45702.280 C 52188.886 45702.280 52168.726 45675.640 52168.726 45575.560 ZM 52211.926 45437.680 C 52165.126 45437.680 52122.646 45477.640 52122.646 45575.560 C 52122.646 45674.920 52165.126 45715.600 52211.926 45715.600 C 52258.006 45715.600 52300.846 45674.920 52300.846 45575.560 C 52300.846 45477.640 52258.006 45437.680 52211.926 45437.680 ZM 52616.565 45580.600 C 52625.565 45592.120 52634.565 45610.840 52636.005 45626.680 C 52640.685 45630.640 52645.725 45632.080 52650.045 45632.080 L 52634.565 45652.600 L 52602.885 45652.600 L 52602.885 45571.240 L 52664.805 45571.240 C 52669.845 45571.240 52673.445 45569.440 52674.165 45565.480 C 52661.925 45553.240 52640.685 45535.960 52640.685 45535.960 L 52622.325 45560.800 L 52602.885 45560.800 L 52602.885 45493.840 L 52673.445 45493.840 C 52678.485 45493.840 52682.085 45492.040 52683.165 45488.080 C 52669.845 45476.200 52647.525 45458.560 52647.525 45458.560 L 52628.085 45484.120 L 52493.085 45484.120 L 52495.965 45493.840 L 52564.365 45493.840 L 52564.365 45560.800 L 52507.125 45560.800 L 52510.005 45571.240 L 52564.365 45571.240 L 52564.365 45652.600 L 52488.765 45652.600 L 52491.645 45662.680 L 52680.285 45662.680 C 52685.325 45662.680 52688.925 45660.880 52690.005 45656.920 C 52679.925 45647.560 52665.525 45635.680 52658.685 45629.920 C 52674.165 45621.640 52675.245 45589.960 52620.165 45578.440 L 52616.565 45580.600 ZM 52477.965 45702.280 L 52477.965 45439.480 L 52694.685 45439.480 L 52694.685 45702.280 L 52477.965 45702.280 ZM 52711.605 45406.360 L 52691.085 45429.040 L 52481.565 45429.040 L 52436.565 45410.320 L 52436.565 45741.880 L 52443.765 45741.880 C 52461.405 45741.880 52477.965 45731.440 52477.965 45726.040 L 52477.965 45712.720 L 52694.685 45712.720 L 52694.685 45740.080 L 52701.525 45740.080 C 52717.005 45740.080 52736.445 45730.000 52736.805 45726.400 L 52736.805 45446.320 C 52744.365 45444.520 52749.405 45441.640 52751.925 45438.760 L 52711.605 45406.360 ZM 53087.445 45450.280 C 53092.485 45450.280 53096.445 45448.480 53097.525 45444.520 C 53082.045 45430.480 53056.125 45410.320 53056.125 45410.320 L 53033.805 45439.840 L 52925.085 45439.840 L 52927.965 45450.280 L 53087.445 45450.280 ZM 52882.605 45409.240 L 52861.365 45429.760 L 52835.085 45429.760 L 52792.245 45413.200 L 52792.245 45742.240 L 52799.445 45742.240 C 52818.885 45742.240 52830.765 45732.520 52830.765 45730.000 L 52830.765 45439.840 L 52864.245 45439.840 C 52859.925 45466.480 52851.645 45505.720 52845.525 45528.040 C 52862.805 45550.720 52869.285 45575.560 52869.285 45599.320 C 52869.285 45609.760 52866.765 45615.520 52862.445 45618.400 C 52860.285 45619.840 52858.125 45620.200 52854.885 45620.200 L 52835.445 45620.200 L 52835.445 45624.880 C 52842.645 45626.680 52848.045 45629.920 52850.565 45633.880 C 52853.445 45638.920 52854.885 45653.680 52854.885 45664.480 C 52893.765 45663.760 52906.725 45644.320 52906.725 45610.480 C 52906.725 45582.040 52890.885 45549.640 52854.165 45526.960 C 52871.805 45506.440 52893.045 45471.520 52905.285 45450.640 C 52913.565 45450.640 52918.605 45449.200 52921.485 45445.960 L 52882.605 45409.240 ZM 52922.565 45563.680 C 52919.325 45602.920 52907.445 45662.680 52886.925 45703.000 L 52890.525 45706.240 C 52926.165 45674.560 52949.925 45627.040 52964.325 45590.680 C 52972.965 45590.680 52975.845 45588.160 52977.645 45584.200 L 52922.565 45563.680 ZM 53032.725 45571.960 C 53050.005 45605.800 53066.565 45651.520 53067.285 45690.760 C 53107.965 45730.000 53145.405 45637.120 53037.045 45569.800 L 53032.725 45571.960 ZM 53048.565 45525.520 L 52890.165 45525.520 L 52893.045 45535.960 L 52979.805 45535.960 L 52979.805 45691.480 C 52979.805 45695.800 52978.365 45697.960 52972.605 45697.960 C 52965.045 45697.960 52929.765 45695.800 52929.765 45695.800 L 52929.765 45700.480 C 52947.765 45703.360 52955.325 45708.040 52960.725 45713.800 C 52965.405 45720.280 52967.565 45729.640 52968.285 45742.960 C 53015.805 45739.000 53022.645 45720.280 53022.645 45692.560 L 53022.645 45535.960 L 53107.245 45535.960 C 53112.645 45535.960 53116.245 45534.160 53117.325 45530.200 C 53100.765 45515.080 53073.045 45493.120 53073.045 45493.120 L 53048.565 45525.520 ZM 53160.165 45409.240 C 53174.565 45425.800 53192.205 45451.000 53198.325 45473.320 C 53237.925 45498.160 53267.445 45422.200 53163.045 45407.080 L 53160.165 45409.240 ZM 53223.885 45520.480 C 53231.805 45519.040 53235.765 45516.160 53237.565 45513.640 L 53202.645 45484.480 L 53183.925 45503.560 L 53138.565 45503.560 L 53141.805 45514.000 L 53183.205 45514.000 L 53183.205 45661.600 C 53183.205 45669.520 53180.685 45673.120 53165.925 45681.760 L 53195.445 45726.400 C 53200.125 45723.160 53205.525 45717.400 53208.045 45708.040 C 53239.725 45676.360 53264.565 45647.200 53277.525 45631.720 L 53275.365 45628.120 C 53257.725 45637.480 53240.085 45647.200 53223.885 45655.480 L 53223.885 45520.480 ZM 53419.005 45578.080 L 53386.245 45578.080 L 53386.245 45484.120 L 53459.685 45484.120 C 53465.085 45484.120 53468.685 45482.320 53469.765 45478.360 C 53453.205 45463.960 53427.645 45445.240 53427.645 45445.240 L 53403.885 45474.040 L 53317.125 45474.040 C 53325.765 45460.360 53333.325 45445.240 53340.165 45429.040 C 53348.805 45429.040 53353.125 45426.520 53354.565 45422.200 L 53296.605 45403.120 C 53285.805 45460.000 53261.685 45515.440 53237.205 45550.360 L 53241.165 45553.600 C 53267.445 45536.680 53291.205 45513.640 53311.005 45484.120 L 53341.245 45484.120 L 53341.245 45578.080 L 53243.325 45578.080 L 53246.205 45588.520 L 53341.245 45588.520 L 53341.245 45741.520 L 53349.165 45741.520 C 53372.565 45741.520 53386.245 45730.720 53386.245 45727.840 L 53386.245 45588.520 L 53470.485 45588.520 C 53475.525 45588.520 53479.125 45586.720 53480.205 45582.760 C 53465.445 45568.720 53440.605 45548.200 53440.605 45548.200 L 53419.005 45578.080 ZM 53579.564 45613.000 L 53579.564 45515.800 L 53641.484 45515.800 L 53641.484 45613.000 L 53579.564 45613.000 ZM 53682.524 45522.640 C 53690.084 45521.200 53694.764 45517.960 53697.284 45515.080 L 53656.964 45484.840 L 53637.884 45505.720 L 53581.364 45505.720 L 53539.244 45488.440 L 53539.244 45667.360 L 53545.364 45667.360 C 53562.644 45667.360 53579.564 45658.360 53579.564 45654.400 L 53579.564 45623.080 L 53641.484 45623.080 L 53641.484 45652.960 L 53648.324 45652.960 C 53661.644 45652.960 53682.164 45645.400 53682.524 45642.520 L 53682.524 45522.640 ZM 53766.044 45434.800 L 53497.844 45434.800 L 53500.724 45445.240 L 53739.764 45445.240 L 53739.764 45686.440 C 53739.764 45691.840 53737.244 45694.720 53730.044 45694.720 C 53718.524 45694.720 53660.204 45691.120 53660.204 45691.120 L 53660.204 45695.800 C 53686.484 45699.760 53697.644 45704.800 53706.284 45711.280 C 53714.564 45717.400 53718.164 45728.200 53718.884 45741.880 C 53774.324 45738.280 53782.964 45717.400 53782.964 45688.240 L 53782.964 45445.240 L 53826.884 45445.240 C 53832.284 45445.240 53836.604 45443.440 53837.324 45439.480 C 53820.044 45424.360 53791.604 45402.760 53791.604 45402.760 L 53766.044 45434.800 ZM 53979.163 45516.880 C 53984.203 45516.880 53987.803 45515.080 53988.883 45511.120 C 53975.923 45498.880 53954.683 45481.600 53954.683 45481.600 L 53935.963 45506.440 L 53932.003 45506.440 L 53932.003 45418.600 C 53940.283 45417.160 53942.803 45413.920 53943.523 45409.240 L 53892.043 45404.200 L 53892.043 45506.440 L 53854.963 45506.440 L 53857.843 45516.880 L 53892.043 45516.880 L 53892.043 45741.160 L 53899.603 45741.160 C 53914.363 45741.160 53932.003 45731.800 53932.003 45727.480 L 53932.003 45516.880 L 53979.163 45516.880 ZM 53983.843 45531.280 C 53983.843 45556.480 53968.723 45581.680 53957.923 45591.760 C 53947.123 45598.960 53941.723 45610.840 53947.483 45622.360 C 53954.683 45635.320 53973.763 45635.680 53983.483 45624.520 C 53997.883 45608.680 54005.083 45575.560 53988.883 45531.640 L 53983.843 45531.280 ZM 54123.163 45459.640 L 54100.483 45482.320 L 54065.563 45482.320 C 54065.923 45461.800 54065.923 45440.920 54066.283 45419.320 C 54075.283 45417.880 54078.523 45414.640 54079.603 45409.240 L 54022.723 45403.840 C 54022.723 45431.200 54023.083 45457.120 54022.723 45482.320 L 53971.603 45482.320 L 53974.843 45492.760 L 54022.723 45492.760 C 54020.923 45588.160 54009.403 45669.520 53942.443 45737.200 L 53946.763 45741.880 C 54046.483 45681.400 54061.963 45594.640 54065.203 45492.760 L 54104.443 45492.760 C 54102.283 45614.440 54098.683 45677.440 54086.803 45689.320 C 54083.563 45692.200 54080.323 45693.640 54074.203 45693.640 C 54066.643 45693.640 54045.763 45692.200 54032.443 45691.120 L 54032.083 45696.160 C 54046.843 45699.400 54058.723 45704.440 54064.123 45710.920 C 54069.163 45716.680 54070.603 45726.040 54070.603 45739.720 C 54090.763 45740.080 54106.603 45734.320 54118.843 45721.720 C 54138.283 45701.560 54142.963 45645.400 54145.483 45499.960 C 54153.043 45498.520 54157.723 45496.000 54160.603 45492.760 L 54123.163 45459.640 ZM 54145.483 45536.320 C 54154.483 45559.000 54162.763 45590.680 54160.603 45617.320 C 54191.563 45651.160 54232.243 45583.480 54149.443 45534.520 L 54145.483 45536.320 ZM 54379.842 45411.400 C 54393.882 45433.720 54407.922 45465.040 54409.362 45492.760 C 54445.722 45524.440 54482.442 45449.200 54383.442 45409.240 L 54379.842 45411.400 ZM 54240.522 45410.320 C 54253.842 45426.520 54270.042 45451.000 54275.802 45472.240 C 54314.322 45497.080 54344.562 45423.640 54243.402 45408.160 L 54240.522 45410.320 ZM 54359.682 45617.320 C 54340.962 45629.560 54321.882 45641.800 54304.602 45651.880 L 54304.602 45520.840 C 54312.522 45519.400 54316.482 45516.880 54319.002 45514.720 L 54287.682 45483.760 L 54270.402 45502.480 L 54219.642 45502.480 L 54222.522 45512.920 L 54264.642 45512.920 L 54264.642 45660.880 C 54264.642 45668.800 54262.122 45672.040 54246.642 45681.040 L 54276.162 45726.040 C 54280.482 45722.800 54285.522 45717.040 54288.402 45708.400 C 54321.882 45672.040 54348.162 45638.920 54361.842 45620.920 L 54359.682 45617.320 ZM 54478.842 45435.520 C 54470.202 45504.280 54451.842 45563.680 54423.762 45613.360 C 54388.842 45571.960 54364.362 45518.320 54353.922 45448.120 L 54347.802 45451.000 C 54356.442 45533.440 54375.162 45595.000 54405.042 45642.880 C 54376.962 45681.760 54341.322 45713.440 54297.762 45736.840 L 54301.362 45740.440 C 54349.602 45722.440 54388.842 45697.240 54420.882 45665.200 C 54445.362 45696.880 54475.962 45721.360 54511.962 45741.160 C 54521.322 45722.080 54537.882 45710.560 54558.042 45709.480 L 54559.482 45705.520 C 54516.642 45689.320 54478.122 45667.000 54446.082 45636.760 C 54482.802 45589.240 54507.282 45529.480 54522.402 45457.480 C 54530.682 45457.480 54535.362 45453.880 54536.442 45448.840 L 54478.842 45435.520 ZM 54600.161 45416.440 C 54616.361 45436.600 54637.601 45467.920 54644.081 45491.320 C 54669.641 45509.680 54687.281 45456.760 54604.481 45414.280 L 54600.161 45416.440 ZM 54655.241 45543.160 C 54665.321 45541.720 54670.721 45539.200 54672.881 45536.320 L 54642.281 45510.760 L 54628.241 45529.120 L 54580.721 45529.120 L 54582.881 45539.560 L 54633.281 45539.560 L 54633.281 45662.680 C 54617.801 45673.840 54593.321 45694.360 54577.121 45706.240 L 54598.361 45733.600 C 54601.241 45731.440 54601.961 45728.560 54600.521 45724.960 C 54613.121 45707.680 54633.641 45682.480 54642.281 45670.960 C 54645.881 45665.920 54649.481 45664.840 54653.441 45670.960 C 54680.801 45718.120 54712.841 45726.400 54790.961 45726.400 L 54895.721 45726.400 C 54897.161 45715.960 54903.281 45708.400 54914.081 45706.240 L 54914.081 45701.560 C 54871.961 45703.360 54838.841 45703.360 54798.161 45703.360 C 54721.841 45703.360 54686.921 45701.200 54659.561 45661.240 C 54658.121 45659.080 54656.681 45658.000 54655.241 45656.920 L 54655.241 45543.160 ZM 54755.681 45572.320 C 54756.041 45566.200 54756.401 45559.720 54756.401 45553.600 L 54756.401 45494.200 L 54819.761 45494.200 L 54819.761 45572.320 L 54755.681 45572.320 ZM 54869.801 45572.320 L 54842.081 45572.320 L 54842.081 45494.200 L 54894.281 45494.200 C 54899.321 45494.200 54902.561 45492.400 54903.641 45488.440 C 54892.121 45477.280 54874.121 45462.160 54874.121 45462.160 L 54857.561 45483.400 L 54842.081 45483.400 L 54842.081 45423.640 C 54851.081 45422.200 54853.961 45418.600 54855.041 45413.560 L 54819.761 45409.600 L 54819.761 45483.400 L 54756.401 45483.400 L 54756.401 45422.920 C 54765.401 45421.840 54768.281 45418.240 54769.361 45413.200 L 54733.721 45409.240 L 54733.721 45483.400 L 54685.841 45483.400 L 54688.721 45494.200 L 54733.721 45494.200 L 54733.721 45553.600 C 54733.721 45559.720 54733.721 45566.200 54733.361 45572.320 L 54674.681 45572.320 L 54677.561 45583.120 L 54732.641 45583.120 C 54729.401 45623.800 54718.241 45655.840 54690.161 45682.840 L 54695.201 45687.160 C 54734.801 45660.160 54750.281 45625.960 54754.961 45583.120 L 54819.761 45583.120 L 54819.761 45693.640 L 54824.081 45693.640 C 54832.361 45693.640 54842.081 45688.240 54842.081 45685.360 L 54842.081 45583.120 L 54906.881 45583.120 C 54911.921 45583.120 54915.521 45581.320 54916.241 45577.360 C 54905.081 45565.840 54886.001 45550.720 54886.001 45550.720 L 54869.801 45572.320 ZM 55250.681 45452.080 C 55255.721 45452.080 55259.321 45450.280 55260.041 45446.320 C 55248.521 45435.160 55229.441 45420.400 55229.441 45420.400 L 55212.521 45441.280 L 55082.561 45441.280 L 55085.441 45452.080 L 55250.681 45452.080 ZM 55031.441 45408.880 C 55013.441 45438.400 54977.801 45481.600 54944.681 45508.960 L 54948.641 45513.640 C 54988.241 45490.960 55027.841 45456.040 55049.801 45430.480 C 55058.081 45432.280 55061.321 45430.840 55063.481 45427.240 L 55031.441 45408.880 ZM 55033.601 45484.120 C 55014.881 45521.200 54976.001 45575.560 54937.841 45611.200 L 54942.161 45615.520 C 54962.321 45601.840 54981.761 45585.280 54999.401 45568.000 L 54999.401 45737.920 L 55003.361 45737.920 C 55012.361 45737.920 55022.441 45732.160 55022.801 45730.000 L 55022.801 45555.400 C 55028.921 45554.320 55032.521 45551.800 55033.241 45548.560 L 55022.081 45544.600 C 55034.681 45530.560 55045.481 45517.240 55053.761 45505.360 C 55062.401 45507.160 55065.641 45505.720 55067.441 45502.120 L 55033.601 45484.120 ZM 55228.001 45524.080 L 55062.761 45524.080 L 55065.641 45534.520 L 55183.001 45534.520 L 55183.001 45699.040 C 55183.001 45704.800 55180.841 45706.960 55172.921 45706.960 C 55162.841 45706.960 55112.441 45703.360 55112.441 45703.360 L 55112.441 45708.760 C 55133.681 45711.640 55145.921 45714.880 55152.761 45719.200 C 55158.881 45722.800 55162.121 45728.920 55162.841 45736.480 C 55201.361 45732.880 55207.121 45719.200 55207.121 45699.760 L 55207.121 45534.520 L 55266.881 45534.520 C 55271.561 45534.520 55275.161 45532.720 55275.881 45528.760 C 55264.361 45517.600 55244.921 45502.840 55244.921 45502.840 L 55228.001 45524.080 ZM 55326.280 45411.400 C 55343.200 45428.680 55365.160 45457.120 55371.640 45479.080 C 55396.840 45496.000 55414.120 45442.720 55330.240 45408.520 L 55326.280 45411.400 ZM 55429.960 45634.600 C 55410.160 45647.920 55390.360 45660.880 55373.440 45670.600 L 55373.440 45519.400 C 55379.920 45517.960 55384.600 45515.080 55386.400 45512.560 L 55362.280 45493.120 L 55350.760 45505.360 L 55303.240 45505.360 L 55306.120 45516.160 L 55350.400 45516.160 L 55350.400 45673.480 C 55350.400 45679.960 55348.600 45682.480 55337.800 45688.240 L 55353.640 45717.040 C 55356.880 45715.600 55361.560 45711.280 55363.360 45704.440 C 55392.520 45678.520 55419.520 45652.600 55433.200 45639.280 L 55429.960 45634.600 ZM 55589.440 45578.800 L 55534.720 45578.800 L 55534.720 45481.960 L 55617.160 45481.960 C 55622.200 45481.960 55625.800 45480.160 55626.520 45476.200 C 55614.280 45464.320 55595.200 45450.280 55595.200 45450.280 L 55577.920 45471.160 L 55468.840 45471.160 C 55476.400 45456.760 55483.600 45441.280 55489.720 45425.440 C 55497.640 45425.800 55501.600 45422.560 55503.040 45418.600 L 55465.960 45406.360 C 55451.920 45462.880 55425.280 45516.160 55397.560 45549.640 L 55402.600 45553.600 C 55424.920 45535.600 55445.440 45511.120 55462.720 45481.960 L 55510.600 45481.960 L 55510.600 45578.800 L 55401.160 45578.800 L 55404.040 45589.600 L 55510.600 45589.600 L 55510.600 45737.920 L 55514.200 45737.920 C 55526.440 45737.920 55534.720 45731.080 55534.720 45728.920 L 55534.720 45589.600 L 55627.600 45589.600 C 55632.640 45589.600 55635.880 45587.800 55636.960 45583.840 C 55625.440 45572.680 55606.360 45557.560 55606.360 45557.560 L 55589.440 45578.800 ZM 55726.959 45614.800 L 55726.959 45519.400 L 55815.159 45519.400 L 55815.159 45614.800 L 55726.959 45614.800 ZM 55824.519 45494.560 L 55811.919 45508.960 L 55728.759 45508.960 L 55704.279 45497.800 L 55704.279 45667.000 L 55708.239 45667.000 C 55717.959 45667.000 55726.959 45661.600 55726.959 45659.440 L 55726.959 45625.600 L 55815.159 45625.600 L 55815.159 45653.320 L 55818.399 45653.320 C 55826.319 45653.320 55838.199 45647.560 55838.559 45645.400 L 55838.559 45523.720 C 55845.399 45522.280 55851.159 45519.400 55853.679 45516.520 L 55824.519 45494.560 ZM 55939.719 45435.880 L 55662.159 45435.880 L 55665.039 45446.680 L 55911.999 45446.680 L 55911.999 45699.040 C 55911.999 45705.520 55909.479 45708.400 55901.559 45708.400 C 55891.839 45708.400 55841.799 45704.800 55841.799 45704.800 L 55841.799 45710.200 C 55863.399 45712.720 55874.559 45715.960 55882.119 45720.280 C 55888.239 45723.520 55891.479 45730.000 55892.199 45737.560 C 55930.719 45733.960 55935.399 45719.560 55935.399 45700.480 L 55935.399 45446.680 L 55982.919 45446.680 C 55987.959 45446.680 55991.199 45444.880 55991.919 45440.920 C 55979.319 45428.680 55958.439 45412.840 55958.439 45412.840 L 55939.719 45435.880 ZM 56072.919 45739.360 C 56100.639 45739.360 56123.319 45716.320 56123.319 45688.600 C 56123.319 45660.880 56100.639 45638.200 56072.919 45638.200 C 56045.199 45638.200 56022.159 45660.880 56022.159 45688.600 C 56022.159 45716.320 56045.199 45739.360 56072.919 45739.360 ZM 56072.919 45650.440 C 56094.159 45650.440 56111.079 45667.360 56111.079 45688.600 C 56111.079 45709.840 56094.159 45727.120 56072.919 45727.120 C 56051.319 45727.120 56034.399 45709.840 56034.399 45688.600 C 56034.399 45667.360 56051.319 45650.440 56072.919 45650.440 ZM 45667.858 46023.040 C 45667.858 46109.800 45716.098 46160.560 45764.698 46191.520 L 45770.818 46184.320 C 45729.058 46150.480 45691.618 46098.640 45691.618 46023.040 C 45691.618 45947.440 45729.058 45895.600 45770.818 45861.760 L 45764.698 45854.560 C 45716.098 45885.520 45667.858 45936.280 45667.858 46023.040 ZM 45947.218 45861.760 C 45959.818 45877.960 45975.298 45903.520 45978.538 45922.960 C 46002.298 45942.760 46024.258 45892.360 45951.538 45859.600 L 45947.218 45861.760 ZM 45831.658 45861.760 C 45846.058 45877.960 45865.138 45904.240 45870.178 45924.040 C 45894.658 45940.960 45911.938 45890.920 45835.978 45859.240 L 45831.658 45861.760 ZM 45925.618 46101.880 C 45909.058 46110.520 45893.218 46119.160 45879.178 46126.360 L 45879.178 45969.040 C 45886.018 45967.600 45890.698 45964.720 45892.498 45962.200 L 45868.378 45942.760 L 45857.218 45955.000 L 45805.738 45955.000 L 45808.978 45965.440 L 45856.498 45965.440 L 45856.498 46124.920 C 45856.498 46131.760 45855.058 46133.920 45843.538 46139.320 L 45859.738 46168.480 C 45862.618 46167.040 45866.218 46163.800 45868.018 46158.400 C 45893.218 46137.520 45916.618 46116.640 45928.138 46106.560 L 45925.618 46101.880 ZM 46095.898 46082.080 L 46033.618 46082.080 L 46033.618 46017.280 L 46112.458 46017.280 C 46117.498 46017.280 46121.098 46015.480 46121.818 46011.520 C 46110.298 46000.720 46091.578 45985.600 46091.578 45985.600 L 46075.018 46006.840 L 46033.618 46006.840 L 46033.618 45944.200 L 46126.138 45944.200 C 46131.178 45944.200 46134.778 45942.400 46135.498 45938.440 C 46123.978 45927.280 46104.538 45912.520 46104.538 45912.520 L 46087.978 45933.400 L 46047.298 45933.400 C 46063.498 45915.760 46080.418 45893.440 46091.938 45878.320 C 46099.858 45879.400 46104.178 45876.520 46105.978 45872.560 L 46067.098 45857.800 C 46059.538 45879.760 46047.658 45910.720 46037.578 45933.400 L 45916.258 45933.400 L 45919.138 45944.200 L 46010.578 45944.200 L 46010.578 46006.840 L 45931.018 46006.840 L 45933.898 46017.280 L 46010.578 46017.280 L 46010.578 46082.080 L 45909.778 46082.080 L 45912.658 46092.880 L 46010.578 46092.880 L 46010.578 46188.280 L 46014.178 46188.280 C 46026.058 46188.280 46033.618 46182.520 46033.618 46180.720 L 46033.618 46092.880 L 46134.058 46092.880 C 46138.738 46092.880 46142.338 46091.080 46143.058 46087.120 C 46131.898 46075.960 46112.458 46060.840 46112.458 46060.840 L 46095.898 46082.080 ZM 46347.897 46013.320 L 46347.897 46152.280 C 46347.897 46171.360 46354.377 46177.120 46384.257 46177.120 L 46426.737 46177.120 C 46487.937 46177.120 46500.177 46172.800 46500.177 46161.640 C 46500.177 46156.960 46498.377 46153.720 46490.097 46151.200 L 46489.017 46088.200 L 46483.977 46088.200 C 46479.297 46115.560 46474.977 46140.760 46472.097 46148.320 C 46470.657 46153.000 46469.577 46154.440 46464.537 46154.800 C 46459.497 46155.160 46445.817 46155.160 46427.097 46155.160 L 46387.857 46155.160 C 46372.737 46155.160 46370.577 46153.360 46370.577 46147.240 L 46370.577 46026.280 C 46378.137 46025.200 46381.377 46021.600 46382.097 46017.280 L 46347.897 46013.320 ZM 46321.257 45917.200 C 46320.537 46024.480 46322.697 46115.560 46171.857 46181.080 L 46175.817 46187.560 C 46342.857 46127.080 46342.497 46033.840 46345.737 45930.160 C 46354.017 45929.080 46357.257 45925.840 46357.977 45921.160 L 46321.257 45917.200 ZM 46223.337 45866.440 L 46223.337 46074.520 L 46227.297 46074.520 C 46239.177 46074.520 46247.097 46069.120 46247.097 46067.320 L 46247.097 45887.680 L 46424.217 45887.680 L 46424.217 46070.200 L 46427.817 46070.200 C 46439.337 46070.200 46448.337 46064.440 46448.337 46062.640 L 46448.337 45890.920 C 46456.257 45889.840 46460.217 45887.680 46462.737 45884.800 L 46435.377 45863.560 L 46422.777 45878.320 L 46251.417 45878.320 L 46223.337 45866.440 ZM 46707.896 46143.640 C 46707.536 46123.840 46707.176 46096.480 46707.176 46077.760 L 46707.176 46040.320 C 46707.176 45989.200 46690.616 45969.760 46657.856 45969.760 C 46633.016 45969.760 46605.656 45984.520 46584.776 46007.560 L 46584.776 45928.000 L 46586.216 45872.560 L 46580.816 45869.320 L 46525.736 45884.440 L 46525.736 45895.600 L 46558.496 45898.480 L 46558.496 46077.760 C 46558.496 46096.120 46558.136 46123.840 46557.776 46143.640 L 46526.816 46148.320 L 46526.816 46159.840 L 46615.016 46159.840 L 46615.016 46148.320 L 46586.576 46144.000 C 46586.216 46123.840 46585.856 46096.120 46585.856 46077.760 L 46585.856 46020.880 C 46609.256 45998.560 46627.616 45992.080 46645.616 45992.080 C 46669.016 45992.080 46680.176 46004.320 46680.176 46041.760 L 46680.176 46077.760 C 46680.176 46096.480 46679.816 46123.840 46679.456 46144.000 L 46648.856 46148.320 L 46648.856 46159.840 L 46736.696 46159.840 L 46736.696 46148.320 L 46707.896 46143.640 ZM 46865.215 46137.880 C 46855.135 46145.080 46847.215 46148.320 46837.855 46148.320 C 46823.095 46148.320 46814.455 46139.320 46814.455 46118.080 L 46814.455 45991.360 L 46868.815 45991.360 L 46868.815 45974.800 L 46814.815 45974.800 L 46816.975 45920.440 L 46797.175 45920.440 L 46788.535 45973.720 L 46751.815 45978.040 L 46751.815 45991.360 L 46787.095 45991.360 L 46787.095 46088.200 C 46787.095 46102.240 46786.735 46110.520 46786.735 46119.520 C 46786.735 46150.120 46801.855 46164.880 46829.215 46164.880 C 46847.575 46164.880 46862.335 46158.400 46872.415 46146.880 L 46865.215 46137.880 ZM 46995.175 46137.880 C 46985.095 46145.080 46977.175 46148.320 46967.815 46148.320 C 46953.055 46148.320 46944.415 46139.320 46944.415 46118.080 L 46944.415 45991.360 L 46998.775 45991.360 L 46998.775 45974.800 L 46944.775 45974.800 L 46946.935 45920.440 L 46927.135 45920.440 L 46918.495 45973.720 L 46881.775 45978.040 L 46881.775 45991.360 L 46917.055 45991.360 L 46917.055 46088.200 C 46917.055 46102.240 46916.695 46110.520 46916.695 46119.520 C 46916.695 46150.120 46931.815 46164.880 46959.175 46164.880 C 46977.535 46164.880 46992.295 46158.400 47002.375 46146.880 L 46995.175 46137.880 ZM 47080.494 46011.160 C 47102.094 45991.720 47118.294 45987.760 47131.254 45987.760 C 47162.574 45987.760 47184.894 46015.840 47184.894 46068.760 C 47184.894 46123.480 47158.974 46146.520 47128.014 46146.520 C 47111.814 46146.520 47096.334 46140.760 47080.494 46124.920 L 47080.494 46011.160 ZM 47076.534 45973.720 L 47071.494 45970.120 L 47019.294 45989.200 L 47019.294 46000.720 L 47051.694 46003.240 C 47052.774 46020.160 47053.134 46035.280 47053.134 46058.320 L 47053.134 46172.080 C 47053.134 46193.320 47052.774 46216.360 47052.414 46237.960 L 47019.654 46242.640 L 47019.654 46254.160 L 47117.214 46254.160 L 47117.214 46242.640 L 47080.134 46237.960 C 47079.414 46216.000 47079.054 46192.240 47079.054 46171.360 L 47079.054 46137.880 C 47096.694 46159.120 47116.134 46164.880 47134.134 46164.880 C 47180.214 46164.880 47213.694 46126.720 47213.694 46065.880 C 47213.694 46006.840 47181.654 45969.760 47139.534 45969.760 C 47118.294 45969.760 47097.414 45978.760 47078.694 45999.640 L 47076.534 45973.720 ZM 47317.734 46050.040 C 47291.094 46039.960 47281.014 46032.400 47281.014 46014.040 C 47281.014 45996.400 47294.334 45984.160 47320.614 45984.160 C 47331.054 45984.160 47341.134 45986.680 47350.854 45992.080 L 47357.334 46024.120 L 47373.174 46024.120 L 47374.614 45985.240 C 47357.334 45975.160 47341.494 45969.760 47320.614 45969.760 C 47278.134 45969.760 47254.734 45994.240 47254.734 46022.320 C 47254.734 46048.960 47273.454 46064.080 47302.254 46074.520 L 47320.254 46081.360 C 47346.534 46091.080 47357.694 46100.080 47357.694 46117.720 C 47357.694 46137.160 47342.574 46150.480 47310.534 46150.480 C 47297.214 46150.480 47286.414 46147.960 47276.694 46143.640 L 47268.774 46108.720 L 47251.494 46108.720 L 47252.934 46150.840 C 47272.014 46159.840 47288.934 46164.880 47310.534 46164.880 C 47359.494 46164.880 47384.334 46138.960 47384.334 46110.520 C 47384.334 46086.400 47369.934 46069.120 47331.774 46055.080 L 47317.734 46050.040 ZM 47459.934 46016.560 C 47473.614 46016.560 47483.694 46005.760 47483.694 45992.800 C 47483.694 45979.480 47473.614 45968.320 47459.934 45968.320 C 47446.254 45968.320 47436.174 45979.480 47436.174 45992.800 C 47436.174 46005.760 47446.254 46016.560 47459.934 46016.560 ZM 47459.934 46164.520 C 47473.614 46164.520 47483.694 46153.720 47483.694 46140.760 C 47483.694 46127.440 47473.614 46116.280 47459.934 46116.280 C 47446.254 46116.280 47436.174 46127.440 47436.174 46140.760 C 47436.174 46153.720 47446.254 46164.520 47459.934 46164.520 ZM 47519.693 46222.480 L 47538.053 46222.480 L 47642.813 45881.920 L 47624.093 45881.920 L 47519.693 46222.480 ZM 47615.452 46222.480 L 47633.812 46222.480 L 47738.572 45881.920 L 47719.852 45881.920 L 47615.452 46222.480 ZM 47896.612 46115.200 C 47883.652 46134.280 47863.132 46144.720 47840.452 46144.720 C 47801.572 46144.720 47774.212 46115.200 47774.212 46064.800 C 47774.212 46014.040 47800.132 45984.160 47836.492 45984.160 C 47844.052 45984.160 47852.332 45985.600 47860.972 45988.480 L 47868.892 46015.480 C 47871.412 46024.480 47876.452 46030.960 47887.252 46030.960 C 47895.892 46030.960 47901.652 46026.640 47903.092 46017.640 C 47896.252 45989.200 47868.532 45969.760 47835.412 45969.760 C 47788.612 45969.760 47745.772 46006.120 47745.772 46067.320 C 47745.772 46127.080 47780.332 46164.880 47832.892 46164.880 C 47868.172 46164.880 47891.932 46147.600 47904.172 46118.800 L 47896.612 46115.200 ZM 47989.492 45973.720 L 47984.452 45970.120 L 47932.612 45989.200 L 47932.612 46000.720 L 47964.652 46003.240 C 47965.372 46020.160 47966.092 46034.920 47966.092 46057.960 L 47966.092 46077.760 C 47966.092 46096.120 47965.732 46123.840 47965.012 46144.000 L 47935.492 46148.320 L 47935.492 46159.840 L 48027.292 46159.840 L 48027.292 46148.320 L 47994.172 46143.640 C 47993.812 46123.480 47993.452 46096.120 47993.452 46077.760 L 47993.452 46045.000 C 48002.452 46020.160 48013.972 46003.600 48030.892 45992.440 L 48035.932 45996.760 C 48043.132 46002.880 48049.972 46007.200 48058.972 46007.200 C 48073.012 46007.200 48079.132 45998.200 48079.132 45982.720 C 48075.172 45974.800 48063.292 45969.760 48051.772 45969.760 C 48029.092 45969.760 48006.052 45989.200 47993.092 46020.880 L 47989.492 45973.720 ZM 48124.850 46051.480 C 48129.170 46005.760 48155.450 45984.160 48181.730 45984.160 C 48209.450 45984.160 48228.530 46006.840 48228.530 46032.040 C 48228.530 46043.560 48224.930 46051.480 48209.090 46051.480 L 48124.850 46051.480 ZM 48253.010 46065.520 C 48254.810 46060.120 48255.530 46052.560 48255.530 46043.200 C 48255.530 45998.200 48225.290 45969.760 48183.530 45969.760 C 48136.010 45969.760 48095.330 46008.280 48095.330 46068.400 C 48095.330 46129.960 48131.690 46164.880 48182.090 46164.880 C 48215.570 46164.880 48240.410 46148.320 48255.170 46122.400 L 48247.610 46116.640 C 48233.570 46133.560 48216.650 46144.720 48191.090 46144.720 C 48152.930 46144.720 48124.850 46118.440 48124.490 46065.160 L 48253.010 46065.520 ZM 48401.690 46118.800 C 48378.650 46137.160 48368.210 46143.640 48353.090 46143.640 C 48333.650 46143.640 48319.970 46133.920 48319.970 46112.320 C 48319.970 46097.920 48326.450 46082.800 48361.370 46069.480 C 48371.090 46065.520 48386.930 46060.480 48401.690 46056.520 L 48401.690 46118.800 ZM 48460.730 46138.600 C 48455.330 46144.360 48451.010 46147.240 48444.530 46147.240 C 48434.810 46147.240 48429.050 46140.760 48429.050 46119.880 L 48429.050 46034.560 C 48429.050 45987.760 48409.610 45969.760 48369.650 45969.760 C 48331.490 45969.760 48303.410 45987.400 48295.850 46016.920 C 48296.570 46025.560 48302.690 46030.600 48311.690 46030.600 C 48321.050 46030.600 48326.450 46025.200 48329.330 46014.760 L 48337.250 45988.120 C 48346.610 45984.880 48354.890 45984.160 48362.450 45984.160 C 48389.810 45984.160 48401.690 45993.880 48401.690 46033.480 L 48401.690 46045.000 C 48385.130 46048.600 48367.850 46053.640 48353.810 46057.960 C 48304.850 46075.600 48290.810 46093.240 48290.810 46117.360 C 48290.810 46148.320 48313.850 46164.880 48342.650 46164.880 C 48366.050 46164.880 48380.450 46154.440 48402.410 46132.120 C 48405.650 46151.920 48417.170 46164.160 48435.530 46164.160 C 48448.130 46164.160 48458.210 46159.120 48466.850 46146.160 L 48460.730 46138.600 ZM 48588.169 46137.880 C 48578.089 46145.080 48570.169 46148.320 48560.809 46148.320 C 48546.049 46148.320 48537.409 46139.320 48537.409 46118.080 L 48537.409 45991.360 L 48591.769 45991.360 L 48591.769 45974.800 L 48537.769 45974.800 L 48539.929 45920.440 L 48520.129 45920.440 L 48511.489 45973.720 L 48474.769 45978.040 L 48474.769 45991.360 L 48510.049 45991.360 L 48510.049 46088.200 C 48510.049 46102.240 48509.689 46110.520 48509.689 46119.520 C 48509.689 46150.120 48524.809 46164.880 48552.169 46164.880 C 48570.529 46164.880 48585.289 46158.400 48595.369 46146.880 L 48588.169 46137.880 ZM 48657.288 45921.160 C 48670.248 45921.160 48680.328 45912.160 48680.328 45899.200 C 48680.328 45885.880 48670.248 45877.240 48657.288 45877.240 C 48644.688 45877.240 48634.608 45885.880 48634.608 45899.200 C 48634.608 45912.160 48644.688 45921.160 48657.288 45921.160 ZM 48672.408 46143.640 C 48672.048 46123.840 48671.688 46096.120 48671.688 46077.760 L 48671.688 46024.840 L 48672.768 45973.720 L 48667.368 45970.120 L 48610.848 45988.840 L 48610.848 46000.720 L 48643.968 46002.880 C 48644.688 46020.880 48644.688 46035.280 48644.688 46057.600 L 48644.688 46077.760 C 48644.688 46096.120 48644.328 46123.840 48643.968 46143.640 L 48613.008 46148.320 L 48613.008 46159.840 L 48700.848 46159.840 L 48700.848 46148.320 L 48672.408 46143.640 ZM 48903.167 45974.800 L 48830.447 45974.800 L 48830.447 45987.400 L 48863.207 45992.080 L 48815.687 46127.440 L 48764.207 45991.360 L 48798.767 45987.400 L 48798.767 45974.800 L 48708.767 45974.800 L 48708.767 45987.400 L 48732.527 45990.640 L 48802.727 46162.360 L 48816.407 46162.360 L 48880.487 45991.720 L 48903.167 45987.400 L 48903.167 45974.800 ZM 48947.447 46051.480 C 48951.767 46005.760 48978.047 45984.160 49004.327 45984.160 C 49032.047 45984.160 49051.127 46006.840 49051.127 46032.040 C 49051.127 46043.560 49047.527 46051.480 49031.687 46051.480 L 48947.447 46051.480 ZM 49075.607 46065.520 C 49077.407 46060.120 49078.127 46052.560 49078.127 46043.200 C 49078.127 45998.200 49047.887 45969.760 49006.127 45969.760 C 48958.607 45969.760 48917.927 46008.280 48917.927 46068.400 C 48917.927 46129.960 48954.287 46164.880 49004.687 46164.880 C 49038.167 46164.880 49063.007 46148.320 49077.767 46122.400 L 49070.207 46116.640 C 49056.167 46133.560 49039.247 46144.720 49013.687 46144.720 C 48975.527 46144.720 48947.447 46118.440 48947.087 46065.160 L 49075.607 46065.520 ZM 49265.687 46115.200 C 49252.727 46134.280 49232.207 46144.720 49209.527 46144.720 C 49170.647 46144.720 49143.287 46115.200 49143.287 46064.800 C 49143.287 46014.040 49169.207 45984.160 49205.567 45984.160 C 49213.127 45984.160 49221.407 45985.600 49230.047 45988.480 L 49237.967 46015.480 C 49240.487 46024.480 49245.527 46030.960 49256.327 46030.960 C 49264.967 46030.960 49270.727 46026.640 49272.167 46017.640 C 49265.327 45989.200 49237.607 45969.760 49204.487 45969.760 C 49157.687 45969.760 49114.847 46006.120 49114.847 46067.320 C 49114.847 46127.080 49149.407 46164.880 49201.967 46164.880 C 49237.247 46164.880 49261.007 46147.600 49273.247 46118.800 L 49265.687 46115.200 ZM 49394.567 46164.880 C 49438.847 46164.880 49482.767 46133.200 49482.767 46068.040 C 49482.767 46002.520 49438.127 45969.760 49394.567 45969.760 C 49349.927 45969.760 49306.007 46002.520 49306.007 46068.040 C 49306.007 46133.200 49349.927 46164.880 49394.567 46164.880 ZM 49394.567 46150.480 C 49358.207 46150.480 49336.607 46122.040 49336.607 46068.040 C 49336.607 46014.400 49358.207 45984.160 49394.567 45984.160 C 49430.567 45984.160 49452.527 46014.400 49452.527 46068.040 C 49452.527 46122.040 49430.567 46150.480 49394.567 46150.480 ZM 49812.167 46143.640 C 49811.807 46123.840 49811.447 46096.480 49811.447 46077.760 L 49811.447 46037.440 C 49811.447 45988.840 49793.087 45969.760 49762.127 45969.760 C 49736.927 45969.760 49711.367 45982.000 49690.487 46007.560 C 49684.367 45980.920 49668.887 45969.760 49644.767 45969.760 C 49621.007 45969.760 49595.807 45984.160 49575.287 46006.840 L 49572.407 45973.720 L 49567.367 45970.120 L 49515.527 45989.200 L 49515.527 46000.720 L 49547.567 46003.240 C 49548.287 46019.800 49549.007 46034.920 49549.007 46057.960 L 49549.007 46077.760 C 49549.007 46096.120 49548.647 46123.840 49547.927 46144.000 L 49517.687 46148.320 L 49517.687 46159.840 L 49605.527 46159.840 L 49605.527 46148.320 L 49577.087 46143.640 C 49576.727 46123.840 49576.367 46096.120 49576.367 46077.760 L 49576.367 46020.520 C 49598.687 46000.000 49615.607 45992.440 49633.247 45992.440 C 49655.567 45992.440 49666.727 46005.040 49666.727 46041.760 L 49666.727 46077.760 C 49666.727 46096.480 49666.367 46124.200 49666.007 46144.000 L 49635.407 46148.320 L 49635.407 46159.840 L 49722.887 46159.840 L 49722.887 46148.320 L 49694.447 46143.640 C 49694.087 46123.840 49693.727 46096.480 49693.727 46077.760 L 49693.727 46040.320 C 49693.727 46033.480 49693.367 46027.000 49692.647 46021.240 C 49714.967 45999.280 49732.967 45992.440 49749.887 45992.440 C 49772.567 45992.440 49784.447 46003.600 49784.447 46041.040 L 49784.447 46077.760 C 49784.447 46096.480 49784.087 46123.840 49783.727 46144.000 L 49753.127 46148.320 L 49753.127 46159.840 L 49840.607 46159.840 L 49840.607 46148.320 L 49812.167 46143.640 ZM 50163.526 46143.640 C 50163.166 46123.840 50162.806 46096.480 50162.806 46077.760 L 50162.806 46037.440 C 50162.806 45988.840 50144.446 45969.760 50113.486 45969.760 C 50088.286 45969.760 50062.726 45982.000 50041.846 46007.560 C 50035.726 45980.920 50020.246 45969.760 49996.126 45969.760 C 49972.366 45969.760 49947.166 45984.160 49926.646 46006.840 L 49923.766 45973.720 L 49918.726 45970.120 L 49866.886 45989.200 L 49866.886 46000.720 L 49898.926 46003.240 C 49899.646 46019.800 49900.366 46034.920 49900.366 46057.960 L 49900.366 46077.760 C 49900.366 46096.120 49900.006 46123.840 49899.286 46144.000 L 49869.046 46148.320 L 49869.046 46159.840 L 49956.886 46159.840 L 49956.886 46148.320 L 49928.446 46143.640 C 49928.086 46123.840 49927.726 46096.120 49927.726 46077.760 L 49927.726 46020.520 C 49950.046 46000.000 49966.966 45992.440 49984.606 45992.440 C 50006.926 45992.440 50018.086 46005.040 50018.086 46041.760 L 50018.086 46077.760 C 50018.086 46096.480 50017.726 46124.200 50017.366 46144.000 L 49986.766 46148.320 L 49986.766 46159.840 L 50074.246 46159.840 L 50074.246 46148.320 L 50045.806 46143.640 C 50045.446 46123.840 50045.086 46096.480 50045.086 46077.760 L 50045.086 46040.320 C 50045.086 46033.480 50044.726 46027.000 50044.006 46021.240 C 50066.326 45999.280 50084.326 45992.440 50101.246 45992.440 C 50123.926 45992.440 50135.806 46003.600 50135.806 46041.040 L 50135.806 46077.760 C 50135.806 46096.480 50135.446 46123.840 50135.086 46144.000 L 50104.486 46148.320 L 50104.486 46159.840 L 50191.966 46159.840 L 50191.966 46148.320 L 50163.526 46143.640 ZM 50311.126 46164.880 C 50355.406 46164.880 50399.326 46133.200 50399.326 46068.040 C 50399.326 46002.520 50354.686 45969.760 50311.126 45969.760 C 50266.486 45969.760 50222.566 46002.520 50222.566 46068.040 C 50222.566 46133.200 50266.486 46164.880 50311.126 46164.880 ZM 50311.126 46150.480 C 50274.766 46150.480 50253.166 46122.040 50253.166 46068.040 C 50253.166 46014.400 50274.766 45984.160 50311.126 45984.160 C 50347.126 45984.160 50369.086 46014.400 50369.086 46068.040 C 50369.086 46122.040 50347.126 46150.480 50311.126 46150.480 ZM 50614.246 46143.640 C 50613.526 46123.840 50613.166 46096.480 50613.166 46077.760 L 50613.166 46040.320 C 50613.166 45989.560 50596.606 45969.760 50563.846 45969.760 C 50539.726 45969.760 50512.726 45983.800 50491.846 46006.840 L 50488.966 45973.720 L 50483.926 45970.120 L 50432.086 45989.200 L 50432.086 46000.720 L 50464.126 46003.240 C 50464.846 46020.160 50465.566 46035.280 50465.566 46057.960 L 50465.566 46077.760 C 50465.566 46096.120 50465.206 46123.840 50464.486 46144.000 L 50434.246 46148.320 L 50434.246 46159.840 L 50522.086 46159.840 L 50522.086 46148.320 L 50493.646 46143.640 C 50493.286 46123.840 50492.926 46096.120 50492.926 46077.760 L 50492.926 46020.880 C 50515.966 45999.640 50534.326 45992.080 50551.966 45992.080 C 50575.006 45992.080 50585.806 46004.320 50585.806 46041.760 L 50585.806 46077.760 C 50585.806 46096.480 50585.446 46124.200 50585.086 46144.000 L 50554.486 46148.320 L 50554.486 46159.840 L 50642.686 46159.840 L 50642.686 46148.320 L 50614.246 46143.640 ZM 50740.606 46050.040 C 50713.966 46039.960 50703.886 46032.400 50703.886 46014.040 C 50703.886 45996.400 50717.206 45984.160 50743.486 45984.160 C 50753.926 45984.160 50764.006 45986.680 50773.726 45992.080 L 50780.206 46024.120 L 50796.046 46024.120 L 50797.486 45985.240 C 50780.206 45975.160 50764.366 45969.760 50743.486 45969.760 C 50701.006 45969.760 50677.606 45994.240 50677.606 46022.320 C 50677.606 46048.960 50696.326 46064.080 50725.126 46074.520 L 50743.126 46081.360 C 50769.406 46091.080 50780.566 46100.080 50780.566 46117.720 C 50780.566 46137.160 50765.446 46150.480 50733.406 46150.480 C 50720.086 46150.480 50709.286 46147.960 50699.566 46143.640 L 50691.646 46108.720 L 50674.366 46108.720 L 50675.806 46150.840 C 50694.886 46159.840 50711.806 46164.880 50733.406 46164.880 C 50782.366 46164.880 50807.206 46138.960 50807.206 46110.520 C 50807.206 46086.400 50792.806 46069.120 50754.646 46055.080 L 50740.606 46050.040 ZM 50874.525 46164.520 C 50888.205 46164.520 50898.285 46153.720 50898.285 46140.760 C 50898.285 46127.440 50888.205 46116.280 50874.525 46116.280 C 50860.845 46116.280 50850.765 46127.440 50850.765 46140.760 C 50850.765 46153.720 50860.845 46164.520 50874.525 46164.520 ZM 51028.604 46164.880 C 51072.884 46164.880 51116.804 46133.200 51116.804 46068.040 C 51116.804 46002.520 51072.164 45969.760 51028.604 45969.760 C 50983.964 45969.760 50940.044 46002.520 50940.044 46068.040 C 50940.044 46133.200 50983.964 46164.880 51028.604 46164.880 ZM 51028.604 46150.480 C 50992.244 46150.480 50970.644 46122.040 50970.644 46068.040 C 50970.644 46014.400 50992.244 45984.160 51028.604 45984.160 C 51064.604 45984.160 51086.564 46014.400 51086.564 46068.040 C 51086.564 46122.040 51064.604 46150.480 51028.604 46150.480 ZM 51206.444 45973.720 L 51201.404 45970.120 L 51149.564 45989.200 L 51149.564 46000.720 L 51181.604 46003.240 C 51182.324 46020.160 51183.044 46034.920 51183.044 46057.960 L 51183.044 46077.760 C 51183.044 46096.120 51182.684 46123.840 51181.964 46144.000 L 51152.444 46148.320 L 51152.444 46159.840 L 51244.244 46159.840 L 51244.244 46148.320 L 51211.124 46143.640 C 51210.764 46123.480 51210.404 46096.120 51210.404 46077.760 L 51210.404 46045.000 C 51219.404 46020.160 51230.924 46003.600 51247.844 45992.440 L 51252.884 45996.760 C 51260.084 46002.880 51266.924 46007.200 51275.924 46007.200 C 51289.964 46007.200 51296.084 45998.200 51296.084 45982.720 C 51292.124 45974.800 51280.244 45969.760 51268.724 45969.760 C 51246.044 45969.760 51223.004 45989.200 51210.044 46020.880 L 51206.444 45973.720 ZM 51386.803 46085.320 C 51360.883 46085.320 51345.043 46064.800 51345.043 46034.200 C 51345.043 46003.600 51361.603 45982.720 51387.883 45982.720 C 51414.163 45982.720 51429.643 46003.240 51429.643 46033.120 C 51429.643 46063.720 51413.443 46085.320 51386.803 46085.320 ZM 51419.563 46164.520 C 51448.363 46164.520 51459.163 46178.200 51459.163 46196.200 C 51459.163 46219.960 51435.403 46239.400 51390.403 46239.400 C 51357.643 46239.400 51336.403 46227.160 51336.403 46200.520 C 51336.403 46185.760 51342.163 46175.320 51354.403 46163.440 C 51360.163 46164.160 51366.283 46164.520 51373.483 46164.520 L 51419.563 46164.520 ZM 51485.803 45974.080 L 51479.683 45970.120 L 51435.043 45984.160 C 51422.803 45974.800 51406.603 45969.760 51387.883 45969.760 C 51347.923 45969.760 51318.403 45993.160 51318.403 46033.840 C 51318.403 46060.120 51329.923 46078.840 51348.283 46089.280 C 51329.203 46106.560 51322.003 46119.160 51322.003 46132.120 C 51322.003 46146.880 51331.363 46156.600 51347.203 46160.920 C 51320.203 46173.880 51309.403 46187.920 51309.403 46205.200 C 51309.403 46234.360 51335.323 46254.160 51390.043 46254.160 C 51452.323 46254.160 51483.643 46221.400 51483.643 46187.920 C 51483.643 46156.960 51464.203 46140.040 51424.243 46140.040 L 51371.323 46140.040 C 51351.163 46140.040 51345.043 46132.120 51345.043 46120.960 C 51345.043 46111.240 51349.363 46103.320 51357.283 46093.240 C 51366.283 46096.480 51376.363 46098.280 51387.523 46098.280 C 51427.123 46098.280 51456.283 46074.880 51456.283 46033.840 C 51456.283 46018.000 51452.323 46005.040 51444.763 45994.960 L 51485.803 45995.320 L 51485.803 45974.080 ZM 51501.643 46222.480 L 51520.003 46222.480 L 51624.763 45881.920 L 51606.043 45881.920 L 51501.643 46222.480 ZM 51698.922 46143.640 C 51698.562 46122.400 51698.202 46099.000 51698.202 46077.760 L 51698.202 45928.000 L 51699.282 45872.560 L 51693.882 45869.320 L 51638.082 45884.440 L 51638.082 45895.600 L 51670.842 45898.480 L 51670.842 46077.760 C 51670.842 46099.000 51670.482 46122.400 51670.122 46143.640 L 51636.642 46148.320 L 51636.642 46159.840 L 51731.322 46159.840 L 51731.322 46148.320 L 51698.922 46143.640 ZM 51801.522 45921.160 C 51814.482 45921.160 51824.562 45912.160 51824.562 45899.200 C 51824.562 45885.880 51814.482 45877.240 51801.522 45877.240 C 51788.922 45877.240 51778.842 45885.880 51778.842 45899.200 C 51778.842 45912.160 51788.922 45921.160 51801.522 45921.160 ZM 51816.642 46143.640 C 51816.282 46123.840 51815.922 46096.120 51815.922 46077.760 L 51815.922 46024.840 L 51817.002 45973.720 L 51811.602 45970.120 L 51755.082 45988.840 L 51755.082 46000.720 L 51788.202 46002.880 C 51788.922 46020.880 51788.922 46035.280 51788.922 46057.600 L 51788.922 46077.760 C 51788.922 46096.120 51788.562 46123.840 51788.202 46143.640 L 51757.242 46148.320 L 51757.242 46159.840 L 51845.082 46159.840 L 51845.082 46148.320 L 51816.642 46143.640 ZM 52027.962 46115.200 C 52015.002 46134.280 51994.482 46144.720 51971.802 46144.720 C 51932.922 46144.720 51905.562 46115.200 51905.562 46064.800 C 51905.562 46014.040 51931.482 45984.160 51967.842 45984.160 C 51975.402 45984.160 51983.682 45985.600 51992.322 45988.480 L 52000.242 46015.480 C 52002.762 46024.480 52007.802 46030.960 52018.602 46030.960 C 52027.242 46030.960 52033.002 46026.640 52034.442 46017.640 C 52027.602 45989.200 51999.882 45969.760 51966.762 45969.760 C 51919.962 45969.760 51877.122 46006.120 51877.122 46067.320 C 51877.122 46127.080 51911.682 46164.880 51964.242 46164.880 C 51999.522 46164.880 52023.282 46147.600 52035.522 46118.800 L 52027.962 46115.200 ZM 52097.802 46051.480 C 52102.122 46005.760 52128.402 45984.160 52154.682 45984.160 C 52182.402 45984.160 52201.482 46006.840 52201.482 46032.040 C 52201.482 46043.560 52197.882 46051.480 52182.042 46051.480 L 52097.802 46051.480 ZM 52225.962 46065.520 C 52227.762 46060.120 52228.482 46052.560 52228.482 46043.200 C 52228.482 45998.200 52198.242 45969.760 52156.482 45969.760 C 52108.962 45969.760 52068.282 46008.280 52068.282 46068.400 C 52068.282 46129.960 52104.642 46164.880 52155.042 46164.880 C 52188.522 46164.880 52213.362 46148.320 52228.122 46122.400 L 52220.562 46116.640 C 52206.522 46133.560 52189.602 46144.720 52164.042 46144.720 C 52125.882 46144.720 52097.802 46118.440 52097.442 46065.160 L 52225.962 46065.520 ZM 52443.762 46143.640 C 52443.042 46123.840 52442.682 46096.480 52442.682 46077.760 L 52442.682 46040.320 C 52442.682 45989.560 52426.122 45969.760 52393.362 45969.760 C 52369.242 45969.760 52342.242 45983.800 52321.362 46006.840 L 52318.482 45973.720 L 52313.442 45970.120 L 52261.602 45989.200 L 52261.602 46000.720 L 52293.642 46003.240 C 52294.362 46020.160 52295.082 46035.280 52295.082 46057.960 L 52295.082 46077.760 C 52295.082 46096.120 52294.722 46123.840 52294.002 46144.000 L 52263.762 46148.320 L 52263.762 46159.840 L 52351.602 46159.840 L 52351.602 46148.320 L 52323.162 46143.640 C 52322.802 46123.840 52322.442 46096.120 52322.442 46077.760 L 52322.442 46020.880 C 52345.482 45999.640 52363.842 45992.080 52381.482 45992.080 C 52404.522 45992.080 52415.322 46004.320 52415.322 46041.760 L 52415.322 46077.760 C 52415.322 46096.480 52414.962 46124.200 52414.602 46144.000 L 52384.002 46148.320 L 52384.002 46159.840 L 52472.202 46159.840 L 52472.202 46148.320 L 52443.762 46143.640 ZM 52570.121 46050.040 C 52543.481 46039.960 52533.401 46032.400 52533.401 46014.040 C 52533.401 45996.400 52546.721 45984.160 52573.001 45984.160 C 52583.441 45984.160 52593.521 45986.680 52603.241 45992.080 L 52609.721 46024.120 L 52625.561 46024.120 L 52627.001 45985.240 C 52609.721 45975.160 52593.881 45969.760 52573.001 45969.760 C 52530.521 45969.760 52507.121 45994.240 52507.121 46022.320 C 52507.121 46048.960 52525.841 46064.080 52554.641 46074.520 L 52572.641 46081.360 C 52598.921 46091.080 52610.081 46100.080 52610.081 46117.720 C 52610.081 46137.160 52594.961 46150.480 52562.921 46150.480 C 52549.601 46150.480 52538.801 46147.960 52529.081 46143.640 L 52521.161 46108.720 L 52503.881 46108.720 L 52505.321 46150.840 C 52524.401 46159.840 52541.321 46164.880 52562.921 46164.880 C 52611.881 46164.880 52636.721 46138.960 52636.721 46110.520 C 52636.721 46086.400 52622.321 46069.120 52584.161 46055.080 L 52570.121 46050.040 ZM 52701.521 46051.480 C 52705.841 46005.760 52732.121 45984.160 52758.401 45984.160 C 52786.121 45984.160 52805.201 46006.840 52805.201 46032.040 C 52805.201 46043.560 52801.601 46051.480 52785.761 46051.480 L 52701.521 46051.480 ZM 52829.681 46065.520 C 52831.481 46060.120 52832.201 46052.560 52832.201 46043.200 C 52832.201 45998.200 52801.961 45969.760 52760.201 45969.760 C 52712.681 45969.760 52672.001 46008.280 52672.001 46068.400 C 52672.001 46129.960 52708.361 46164.880 52758.761 46164.880 C 52792.241 46164.880 52817.081 46148.320 52831.841 46122.400 L 52824.281 46116.640 C 52810.241 46133.560 52793.321 46144.720 52767.761 46144.720 C 52729.601 46144.720 52701.521 46118.440 52701.161 46065.160 L 52829.681 46065.520 ZM 52936.961 46050.040 C 52910.321 46039.960 52900.241 46032.400 52900.241 46014.040 C 52900.241 45996.400 52913.561 45984.160 52939.841 45984.160 C 52950.281 45984.160 52960.361 45986.680 52970.081 45992.080 L 52976.561 46024.120 L 52992.401 46024.120 L 52993.841 45985.240 C 52976.561 45975.160 52960.721 45969.760 52939.841 45969.760 C 52897.361 45969.760 52873.961 45994.240 52873.961 46022.320 C 52873.961 46048.960 52892.681 46064.080 52921.481 46074.520 L 52939.481 46081.360 C 52965.761 46091.080 52976.921 46100.080 52976.921 46117.720 C 52976.921 46137.160 52961.801 46150.480 52929.761 46150.480 C 52916.441 46150.480 52905.641 46147.960 52895.921 46143.640 L 52888.001 46108.720 L 52870.721 46108.720 L 52872.161 46150.840 C 52891.241 46159.840 52908.161 46164.880 52929.761 46164.880 C 52978.721 46164.880 53003.561 46138.960 53003.561 46110.520 C 53003.561 46086.400 52989.161 46069.120 52951.001 46055.080 L 52936.961 46050.040 ZM 53021.561 46222.480 L 53039.921 46222.480 L 53144.681 45881.920 L 53125.961 45881.920 L 53021.561 46222.480 ZM 53218.121 46011.880 C 53240.441 45991.360 53256.281 45987.760 53269.961 45987.760 C 53301.641 45987.760 53323.961 46015.120 53323.961 46067.320 C 53323.961 46123.120 53298.041 46146.520 53268.161 46146.520 C 53252.321 46146.520 53235.041 46140.040 53218.121 46123.480 L 53218.121 46011.880 ZM 53217.041 45928.000 L 53218.481 45872.560 L 53213.081 45869.320 L 53158.001 45884.440 L 53158.001 45895.600 L 53190.761 45898.840 L 53190.761 46077.760 C 53190.761 46096.120 53190.401 46123.840 53190.041 46143.640 L 53159.081 46148.320 L 53159.081 46159.840 L 53214.521 46163.440 L 53217.401 46136.440 C 53235.401 46158.400 53255.201 46164.880 53273.561 46164.880 C 53320.361 46164.880 53353.121 46124.560 53353.121 46065.160 C 53353.121 46006.120 53321.081 45969.760 53278.241 45969.760 C 53257.361 45969.760 53236.121 45978.400 53217.041 45999.640 L 53217.041 45928.000 ZM 53566.600 45974.800 L 53491.360 45974.800 L 53491.360 45985.960 L 53526.640 45990.640 L 53475.520 46133.560 L 53422.600 45990.280 L 53457.160 45986.320 L 53457.160 45974.800 L 53367.880 45974.800 L 53367.880 45985.960 L 53390.920 45989.200 L 53462.200 46169.200 L 53458.960 46177.480 C 53449.960 46202.320 53437.360 46224.280 53419.000 46237.240 L 53416.120 46234.360 C 53406.760 46225.360 53399.200 46221.040 53389.120 46221.040 C 53378.680 46221.040 53368.600 46225.720 53366.440 46235.440 C 53366.800 46249.120 53382.280 46258.120 53399.920 46258.120 C 53429.080 46258.120 53453.560 46231.480 53478.400 46165.600 L 53544.640 45990.280 L 53566.600 45985.960 L 53566.600 45974.800 ZM 53576.679 46072.360 L 53667.399 46072.360 L 53667.399 46051.480 L 53576.679 46051.480 L 53576.679 46072.360 ZM 53768.559 46050.040 C 53741.919 46039.960 53731.839 46032.400 53731.839 46014.040 C 53731.839 45996.400 53745.159 45984.160 53771.439 45984.160 C 53781.879 45984.160 53791.959 45986.680 53801.679 45992.080 L 53808.159 46024.120 L 53823.999 46024.120 L 53825.439 45985.240 C 53808.159 45975.160 53792.319 45969.760 53771.439 45969.760 C 53728.959 45969.760 53705.559 45994.240 53705.559 46022.320 C 53705.559 46048.960 53724.279 46064.080 53753.079 46074.520 L 53771.079 46081.360 C 53797.359 46091.080 53808.519 46100.080 53808.519 46117.720 C 53808.519 46137.160 53793.399 46150.480 53761.359 46150.480 C 53748.039 46150.480 53737.239 46147.960 53727.519 46143.640 L 53719.599 46108.720 L 53702.319 46108.720 L 53703.759 46150.840 C 53722.839 46159.840 53739.759 46164.880 53761.359 46164.880 C 53810.319 46164.880 53835.159 46138.960 53835.159 46110.520 C 53835.159 46086.400 53820.759 46069.120 53782.599 46055.080 L 53768.559 46050.040 ZM 53981.678 46118.800 C 53958.638 46137.160 53948.198 46143.640 53933.078 46143.640 C 53913.638 46143.640 53899.958 46133.920 53899.958 46112.320 C 53899.958 46097.920 53906.438 46082.800 53941.358 46069.480 C 53951.078 46065.520 53966.918 46060.480 53981.678 46056.520 L 53981.678 46118.800 ZM 54040.718 46138.600 C 54035.318 46144.360 54030.998 46147.240 54024.518 46147.240 C 54014.798 46147.240 54009.038 46140.760 54009.038 46119.880 L 54009.038 46034.560 C 54009.038 45987.760 53989.598 45969.760 53949.638 45969.760 C 53911.478 45969.760 53883.398 45987.400 53875.838 46016.920 C 53876.558 46025.560 53882.678 46030.600 53891.678 46030.600 C 53901.038 46030.600 53906.438 46025.200 53909.318 46014.760 L 53917.238 45988.120 C 53926.598 45984.880 53934.878 45984.160 53942.438 45984.160 C 53969.798 45984.160 53981.678 45993.880 53981.678 46033.480 L 53981.678 46045.000 C 53965.118 46048.600 53947.838 46053.640 53933.798 46057.960 C 53884.838 46075.600 53870.798 46093.240 53870.798 46117.360 C 53870.798 46148.320 53893.838 46164.880 53922.638 46164.880 C 53946.038 46164.880 53960.438 46154.440 53982.398 46132.120 C 53985.638 46151.920 53997.158 46164.160 54015.518 46164.160 C 54028.118 46164.160 54038.198 46159.120 54046.838 46146.160 L 54040.718 46138.600 ZM 54051.878 46222.480 L 54070.238 46222.480 L 54174.998 45881.920 L 54156.278 45881.920 L 54051.878 46222.480 ZM 54205.958 46060.480 L 54294.878 45937.000 L 54294.878 46060.480 L 54205.958 46060.480 ZM 54364.358 46060.480 L 54321.878 46060.480 L 54321.878 45903.160 L 54303.158 45903.160 L 54186.518 46064.080 L 54186.518 46080.640 L 54294.878 46080.640 L 54294.878 46159.840 L 54321.878 46159.840 L 54321.878 46080.640 L 54364.358 46080.640 L 54364.358 46060.480 ZM 54428.797 46164.520 C 54442.477 46164.520 54452.557 46153.720 54452.557 46140.760 C 54452.557 46127.440 54442.477 46116.280 54428.797 46116.280 C 54415.117 46116.280 54405.037 46127.440 54405.037 46140.760 C 54405.037 46153.720 54415.117 46164.520 54428.797 46164.520 ZM 54534.997 46033.480 C 54534.997 45940.960 54559.117 45915.760 54585.037 45915.760 C 54610.237 45915.760 54634.717 45941.320 54634.717 46033.480 C 54634.717 46124.560 54610.237 46150.480 54585.037 46150.480 C 54559.117 46150.480 54534.997 46124.920 54534.997 46033.480 ZM 54585.037 45901.000 C 54543.997 45901.000 54504.757 45937.000 54504.757 46033.480 C 54504.757 46129.600 54543.997 46164.880 54585.037 46164.880 C 54625.717 46164.880 54664.597 46129.600 54664.597 46033.480 C 54664.597 45937.000 54625.717 45901.000 54585.037 45901.000 ZM 54682.597 46222.480 L 54700.957 46222.480 L 54805.717 45881.920 L 54786.997 45881.920 L 54682.597 46222.480 ZM 54829.476 45861.760 C 54871.236 45895.600 54908.676 45947.440 54908.676 46023.040 C 54908.676 46098.640 54871.236 46150.480 54829.476 46184.320 L 54835.596 46191.520 C 54884.196 46160.560 54932.436 46109.800 54932.436 46023.040 C 54932.436 45936.280 54884.196 45885.520 54835.596 45854.560 L 54829.476 45861.760 Z">
            <!-- 2265 nodes -->
          </draw:path>
        </draw:g>
        <!-- id="layer1" -->
        <draw:g id="layer2">
          <draw:path id="circle1410" draw:style-name="style1" draw:layer="layout" svg:x="4.673cm" svg:y="4.748cm" svg:width="0.364cm" svg:height="0.364cm" svg:viewBox="0.0 0.0 363.670 363.670" svg:d="M 9708.791 9677.739 C 9708.791 9778.163 9627.381 9859.574 9526.956 9859.574 C 9426.532 9859.574 9345.122 9778.163 9345.122 9677.739 C 9345.122 9577.314 9426.532 9495.904 9526.956 9495.904 C 9627.381 9495.904 9708.791 9577.314 9708.791 9677.739 Z">
            <!-- 5 nodes -->
          </draw:path>
          <draw:path id="circle1412" draw:style-name="style1" draw:layer="layout" svg:x="3.487cm" svg:y="4.748cm" svg:width="0.364cm" svg:height="0.364cm" svg:viewBox="0.0 0.0 363.670 363.670" svg:d="M 7338.650 9677.739 C 7338.650 9778.163 7257.240 9859.574 7156.815 9859.574 C 7056.391 9859.574 6974.980 9778.163 6974.980 9677.739 C 6974.980 9577.314 7056.391 9495.904 7156.815 9495.904 C 7257.240 9495.904 7338.650 9577.314 7338.650 9677.739 Z">
            <!-- 5 nodes -->
          </draw:path>
          <draw:path id="path1414" draw:style-name="style2" draw:layer="layout" svg:x="3.815cm" svg:y="5.935cm" svg:width="0.955cm" svg:height="0.275cm" svg:viewBox="0.0 0.0 955.448 274.570" svg:d="M 7682.421 11922.324 C 8104.849 12233.733 8276.347 12041.517 8531.860 11922.324 L 7682.421 11922.324 ">
            <!-- 3 nodes -->
          </draw:path>
          <draw:path id="circle5029" draw:style-name="style3" draw:layer="layout" svg:x="4.673cm" svg:y="4.748cm" svg:width="0.364cm" svg:height="0.364cm" svg:viewBox="0.0 0.0 363.670 363.670" svg:d="M 9708.791 9677.739 C 9708.791 9778.163 9627.381 9859.574 9526.956 9859.574 C 9426.532 9859.574 9345.122 9778.163 9345.122 9677.739 C 9345.122 9577.314 9426.532 9495.904 9526.956 9495.904 C 9627.381 9495.904 9708.791 9577.314 9708.791 9677.739 Z">
            <!-- 5 nodes -->
          </draw:path>
          <draw:path id="circle5031" draw:style-name="style3" draw:layer="layout" svg:x="3.487cm" svg:y="4.748cm" svg:width="0.364cm" svg:height="0.364cm" svg:viewBox="0.0 0.0 363.670 363.670" svg:d="M 7338.650 9677.739 C 7338.650 9778.163 7257.240 9859.574 7156.815 9859.574 C 7056.391 9859.574 6974.980 9778.163 6974.980 9677.739 C 6974.980 9577.314 7056.391 9495.904 7156.815 9495.904 C 7257.240 9495.904 7338.650 9577.314 7338.650 9677.739 Z">
            <!-- 5 nodes -->
          </draw:path>
          <draw:path id="path5033" draw:style-name="style2" draw:layer="layout" svg:x="3.815cm" svg:y="5.935cm" svg:width="0.955cm" svg:height="0.275cm" svg:viewBox="0.0 0.0 955.448 274.570" svg:d="M 7682.421 11922.324 C 8104.849 12233.733 8276.347 12041.517 8531.860 11922.324 L 7682.421 11922.324 ">
            <!-- 3 nodes -->
          </draw:path>
          <draw:path id="path1001" draw:style-name="style4" draw:layer="layout" svg:x="9.470cm" svg:y="5.924cm" svg:width="0.960cm" svg:height="0.276cm" svg:viewBox="0.0 0.0 960.164 275.925" svg:d="M 18993.620 11901.192 C 19418.132 12214.139 19590.477 12020.975 19847.252 11901.192 L 18993.620 11901.192 ">
            <!-- 3 nodes -->
          </draw:path>
          <draw:path id="path1023" draw:style-name="style5" draw:layer="layout" svg:x="8.977cm" svg:y="4.879cm" svg:width="0.634cm" svg:height="0.292cm" svg:viewBox="0.0 0.0 633.668 292.116" svg:d="M 18008.005 9996.959 C 18220.003 9811.246 18251.051 9697.694 18533.638 9996.959 L 18008.005 9996.959 ">
            <!-- 3 nodes -->
          </draw:path>
          <draw:path id="path1025" draw:style-name="style5" draw:layer="layout" svg:x="10.285cm" svg:y="4.896cm" svg:width="0.634cm" svg:height="0.276cm" svg:viewBox="0.0 0.0 633.671 275.754" svg:d="M 20624.626 10013.321 C 20790.739 9892.659 20886.953 9704.433 21150.260 10013.321 L 20624.626 10013.321 ">
            <!-- 3 nodes -->
          </draw:path>
          <draw:path id="path1043" draw:style-name="style6" draw:layer="layout" svg:x="15.157cm" svg:y="5.933cm" svg:width="0.950cm" svg:height="0.324cm" svg:viewBox="0.0 0.0 949.953 324.263" svg:d="M 30366.723 11919.191 C 30780.824 12309.346 31018.477 12094.136 31211.278 11919.191 L 30366.723 11919.191 ">
            <!-- 3 nodes -->
          </draw:path>
          <draw:path id="path1061" draw:style-name="style7" draw:layer="layout" svg:x="14.778cm" svg:y="4.752cm" svg:width="0.409cm" svg:height="0.362cm" svg:viewBox="0.0 0.0 409.313 362.211" svg:d="M 29592.706 9830.738 C 29708.456 9811.023 29865.269 9709.317 29927.417 9681.790 C 29957.667 9668.390 29676.033 9578.828 29608.466 9541.188 L 29592.706 9830.738 ">
            <!-- 4 nodes -->
          </draw:path>
          <draw:path id="path1063" draw:style-name="style8" draw:layer="layout" svg:x="15.979cm" svg:y="4.728cm" svg:width="0.428cm" svg:height="0.363cm" svg:viewBox="0.0 0.0 427.819 362.958" svg:d="M 32338.286 9492.881 C 32357.912 9476.243 31972.446 9635.704 31994.544 9644.566 C 32126.210 9697.379 32190.811 9779.299 32348.577 9781.725 L 32338.286 9492.881 ">
            <!-- 4 nodes -->
          </draw:path>
          <draw:path id="path1081" draw:style-name="style9" draw:layer="layout" svg:x="20.835cm" svg:y="5.949cm" svg:width="0.927cm" svg:height="0.429cm" svg:viewBox="0.0 0.0 927.326 428.868" svg:d="M 41712.101 11939.745 C 41712.101 12402.374 42556.656 12400.038 42556.656 11939.745 L 41712.101 11939.745 Z">
            <!-- 3 nodes -->
          </draw:path>
          <draw:path id="path1117" draw:style-name="style6" draw:layer="layout" svg:x="26.491cm" svg:y="5.938cm" svg:width="0.950cm" svg:height="0.320cm" svg:viewBox="0.0 0.0 949.953 319.942" svg:d="M 53034.831 11928.430 C 53372.402 12246.263 53677.332 12180.864 53879.386 11928.430 L 53034.831 11928.430 ">
            <!-- 3 nodes -->
          </draw:path>
          <draw:path id="path1133" draw:style-name="style10" draw:layer="layout" svg:x="26.003cm" svg:y="4.863cm" svg:width="0.590cm" svg:height="0.330cm" svg:viewBox="0.0 0.0 589.809 330.277" svg:d="M 52059.699 10003.183 C 52226.703 9973.615 52452.952 9821.077 52542.621 9779.793 L 52059.699 10003.183 ">
            <!-- 3 nodes -->
          </draw:path>
          <draw:path id="path1135" draw:style-name="style10" draw:layer="layout" svg:x="27.276cm" svg:y="4.894cm" svg:width="0.648cm" svg:height="0.300cm" svg:viewBox="0.0 0.0 648.302 299.792" svg:d="M 54605.750 9840.762 C 54807.105 9915.041 54905.897 10030.257 55147.165 10033.668 L 54605.750 9840.762 ">
            <!-- 3 nodes -->
          </draw:path>
          <draw:path id="path1138" draw:style-name="style11" draw:layer="layout" svg:x="21.019cm" svg:y="6.154cm" svg:width="0.550cm" svg:height="0.182cm" svg:viewBox="0.0 0.0 550.224 182.054" svg:d="M 42037.591 12410.373 C 42026.457 12390.334 42177.534 12299.192 42313.606 12308.886 C 42499.413 12322.122 42593.939 12408.242 42586.865 12410.419 C 42427.168 12516.647 42197.310 12517.011 42037.591 12410.373 Z">
            <!-- 4 nodes -->
          </draw:path>
          <draw:path id="path1364" draw:style-name="style7" draw:layer="layout" svg:x="20.478cm" svg:y="4.752cm" svg:width="0.409cm" svg:height="0.362cm" svg:viewBox="0.0 0.0 409.313 362.211" svg:d="M 40992.777 9830.738 C 41108.527 9811.023 41265.341 9709.317 41327.489 9681.790 C 41357.739 9668.390 41076.105 9578.828 41008.538 9541.188 L 40992.777 9830.738 ">
            <!-- 4 nodes -->
          </draw:path>
          <draw:path id="path1366" draw:style-name="style8" draw:layer="layout" svg:x="21.679cm" svg:y="4.728cm" svg:width="0.428cm" svg:height="0.363cm" svg:viewBox="0.0 0.0 427.819 362.958" svg:d="M 43738.358 9492.881 C 43757.984 9476.243 43372.518 9635.704 43394.615 9644.566 C 43526.281 9697.379 43590.883 9779.299 43748.649 9781.725 L 43738.358 9492.881 ">
            <!-- 4 nodes -->
          </draw:path>
          <draw:path id="path1370" draw:style-name="style12" draw:layer="layout" svg:x="20.206cm" svg:y="5.314cm" svg:width="0.418cm" svg:height="0.418cm" svg:viewBox="0.0 0.0 418.442 418.442" svg:d="M 40786.427 10836.745 C 40786.427 10928.342 40712.174 11002.595 40620.577 11002.595 C 40528.980 11002.595 40454.726 10928.342 40454.726 10836.745 C 40454.726 10745.148 40528.980 10670.894 40620.577 10670.894 C 40712.174 10670.894 40786.427 10745.148 40786.427 10836.745 Z">
            <!-- 5 nodes -->
          </draw:path>
          <draw:path id="circle1372" draw:style-name="style12" draw:layer="layout" svg:x="21.946cm" svg:y="5.314cm" svg:width="0.418cm" svg:height="0.418cm" svg:viewBox="0.0 0.0 418.442 418.442" svg:d="M 44266.381 10836.745 C 44266.381 10928.342 44192.127 11002.595 44100.530 11002.595 C 44008.933 11002.595 43934.679 10928.342 43934.679 10836.745 C 43934.679 10745.148 44008.933 10670.894 44100.530 10670.894 C 44192.127 10670.894 44266.381 10745.148 44266.381 10836.745 Z">
            <!-- 5 nodes -->
          </draw:path>
          <draw:path id="circle1004" draw:style-name="style1" draw:layer="layout" svg:x="4.673cm" svg:y="12.691cm" svg:width="0.364cm" svg:height="0.364cm" svg:viewBox="0.0 0.0 363.726 363.726" svg:d="M 9709.418 25564.308 C 9709.418 25664.748 9627.995 25746.171 9527.555 25746.171 C 9427.115 25746.171 9345.692 25664.748 9345.692 25564.308 C 9345.692 25463.868 9427.115 25382.445 9527.555 25382.445 C 9627.995 25382.445 9709.418 25463.868 9709.418 25564.308 Z">
            <!-- 5 nodes -->
          </draw:path>
          <draw:path id="circle1006" draw:style-name="style1" draw:layer="layout" svg:x="3.488cm" svg:y="12.691cm" svg:width="0.364cm" svg:height="0.364cm" svg:viewBox="0.0 0.0 363.726 363.726" svg:d="M 7338.910 25564.308 C 7338.910 25664.748 7257.487 25746.171 7157.047 25746.171 C 7056.606 25746.171 6975.183 25664.748 6975.183 25564.308 C 6975.183 25463.868 7056.606 25382.445 7157.047 25382.445 C 7257.487 25382.445 7338.910 25463.868 7338.910 25564.308 Z">
            <!-- 5 nodes -->
          </draw:path>
          <draw:path id="path1008" draw:style-name="style2" draw:layer="layout" svg:x="3.815cm" svg:y="13.878cm" svg:width="0.956cm" svg:height="0.106cm" svg:viewBox="0.0 0.0 955.596 106.025" svg:d="M 7682.733 27809.529 L 8532.305 27809.529 L 7682.733 27809.529 ">
            <!-- 3 nodes -->
          </draw:path>
          <draw:path id="circle1024" draw:style-name="style1" draw:layer="layout" svg:x="4.673cm" svg:y="12.691cm" svg:width="0.364cm" svg:height="0.364cm" svg:viewBox="0.0 0.0 363.726 363.726" svg:d="M 9709.418 25564.308 C 9709.418 25664.748 9627.995 25746.171 9527.555 25746.171 C 9427.115 25746.171 9345.692 25664.748 9345.692 25564.308 C 9345.692 25463.868 9427.115 25382.445 9527.555 25382.445 C 9627.995 25382.445 9709.418 25463.868 9709.418 25564.308 Z">
            <!-- 5 nodes -->
          </draw:path>
          <draw:path id="circle1026" draw:style-name="style1" draw:layer="layout" svg:x="3.488cm" svg:y="12.691cm" svg:width="0.364cm" svg:height="0.364cm" svg:viewBox="0.0 0.0 363.726 363.726" svg:d="M 7338.910 25564.308 C 7338.910 25664.748 7257.487 25746.171 7157.047 25746.171 C 7056.606 25746.171 6975.183 25664.748 6975.183 25564.308 C 6975.183 25463.868 7056.606 25382.445 7157.047 25382.445 C 7257.487 25382.445 7338.910 25463.868 7338.910 25564.308 Z">
            <!-- 5 nodes -->
          </draw:path>
          <draw:path id="circle1044" draw:style-name="style1" draw:layer="layout" svg:x="10.332cm" svg:y="12.681cm" svg:width="0.365cm" svg:height="0.365cm" svg:viewBox="0.0 0.0 365.464 365.464" svg:d="M 21029.988 25545.539 C 21029.988 25646.459 20948.176 25728.271 20847.256 25728.271 C 20746.336 25728.271 20664.524 25646.459 20664.524 25545.539 C 20664.524 25444.619 20746.336 25362.807 20847.256 25362.807 C 20948.176 25362.807 21029.988 25444.619 21029.988 25545.539 Z">
            <!-- 5 nodes -->
          </draw:path>
          <draw:path id="path1048" draw:style-name="style4" draw:layer="layout" svg:x="9.470cm" svg:y="13.874cm" svg:width="0.960cm" svg:height="0.107cm" svg:viewBox="0.0 0.0 960.163 106.531" svg:d="M 18993.623 27801.466 L 19847.254 27801.466 L 18993.623 27801.466 ">
            <!-- 3 nodes -->
          </draw:path>
          <draw:path id="circle1064" draw:style-name="style1" draw:layer="layout" svg:x="10.332cm" svg:y="12.681cm" svg:width="0.365cm" svg:height="0.365cm" svg:viewBox="0.0 0.0 365.464 365.464" svg:d="M 21029.988 25545.539 C 21029.988 25646.459 20948.176 25728.271 20847.256 25728.271 C 20746.336 25728.271 20664.524 25646.459 20664.524 25545.539 C 20664.524 25444.619 20746.336 25362.807 20847.256 25362.807 C 20948.176 25362.807 21029.988 25444.619 21029.988 25545.539 Z">
            <!-- 5 nodes -->
          </draw:path>
          <draw:path id="path1059" draw:style-name="style13" draw:layer="layout" svg:x="9.091cm" svg:y="12.780cm" svg:width="0.734cm" svg:height="0.092cm" svg:viewBox="0.0 0.0 733.944 92.357" svg:d="M 18228.433 25605.430 L 18870.020 25605.430 L 18228.433 25605.430 ">
            <!-- 3 nodes -->
          </draw:path>
          <draw:path id="path1082" draw:style-name="style4" draw:layer="layout" svg:x="15.137cm" svg:y="13.874cm" svg:width="0.960cm" svg:height="0.107cm" svg:viewBox="0.0 0.0 960.162 106.531" svg:d="M 30327.537 27801.464 L 31181.168 27801.464 L 30327.537 27801.464 ">
            <!-- 3 nodes -->
          </draw:path>
          <draw:path id="path1100" draw:style-name="style14" draw:layer="layout" svg:x="14.633cm" svg:y="12.785cm" svg:width="0.578cm" svg:height="0.081cm" svg:viewBox="0.0 0.0 577.793 81.250" svg:d="M 29307.020 25610.982 L 29803.563 25610.982 L 29307.020 25610.982 ">
            <!-- 3 nodes -->
          </draw:path>
          <draw:path id="path1102" draw:style-name="style14" draw:layer="layout" svg:x="15.999cm" svg:y="12.785cm" svg:width="0.578cm" svg:height="0.081cm" svg:viewBox="0.0 0.0 577.793 81.250" svg:d="M 32038.879 25610.982 L 32535.423 25610.982 L 32038.879 25610.982 ">
            <!-- 3 nodes -->
          </draw:path>
          <draw:path id="path1114" draw:style-name="style4" draw:layer="layout" svg:x="20.834cm" svg:y="13.874cm" svg:width="0.960cm" svg:height="0.107cm" svg:viewBox="0.0 0.0 960.162 106.531" svg:d="M 41722.060 27801.466 L 42575.690 27801.466 L 41722.060 27801.466 ">
            <!-- 3 nodes -->
          </draw:path>
          <draw:path id="path1130" draw:style-name="style15" draw:layer="layout" svg:x="20.394cm" svg:y="12.779cm" svg:width="0.745cm" svg:height="0.093cm" svg:viewBox="0.0 0.0 744.540 93.066" svg:d="M 40835.230 25605.076 L 41486.704 25605.076 L 40835.230 25605.076 ">
            <!-- 3 nodes -->
          </draw:path>
          <draw:path id="path1132" draw:style-name="style15" draw:layer="layout" svg:x="21.474cm" svg:y="12.779cm" svg:width="0.745cm" svg:height="0.093cm" svg:viewBox="0.0 0.0 744.540 93.066" svg:d="M 42995.244 25605.076 L 43646.718 25605.076 L 42995.244 25605.076 ">
            <!-- 3 nodes -->
          </draw:path>
          <draw:path id="circle1134" draw:style-name="style1" draw:layer="layout" svg:x="20.671cm" svg:y="12.862cm" svg:width="0.231cm" svg:height="0.231cm" svg:viewBox="0.0 0.0 230.698 230.698" svg:d="M 41572.273 25838.977 C 41572.273 25902.683 41520.629 25954.326 41456.923 25954.326 C 41393.218 25954.326 41341.574 25902.683 41341.574 25838.977 C 41341.574 25775.272 41393.218 25723.628 41456.923 25723.628 C 41520.629 25723.628 41572.273 25775.272 41572.273 25838.977 Z">
            <!-- 5 nodes -->
          </draw:path>
          <draw:path id="circle1136" draw:style-name="style1" draw:layer="layout" svg:x="21.708cm" svg:y="12.862cm" svg:width="0.231cm" svg:height="0.231cm" svg:viewBox="0.0 0.0 230.698 230.698" svg:d="M 43646.491 25838.977 C 43646.491 25902.683 43594.848 25954.326 43531.142 25954.326 C 43467.437 25954.326 43415.793 25902.683 43415.793 25838.977 C 43415.793 25775.272 43467.437 25723.628 43531.142 25723.628 C 43594.848 25723.628 43646.491 25775.272 43646.491 25838.977 Z">
            <!-- 5 nodes -->
          </draw:path>
          <draw:path id="path1218" draw:style-name="style16" draw:layer="layout" svg:x="26.049cm" svg:y="12.779cm" svg:width="0.760cm" svg:height="0.094cm" svg:viewBox="0.0 0.0 760.399 94.118" svg:d="M 52144.836 25604.550 L 52811.118 25604.550 L 52144.836 25604.550 ">
            <!-- 3 nodes -->
          </draw:path>
          <draw:path id="circle1222" draw:style-name="style1" draw:layer="layout" svg:x="26.338cm" svg:y="12.862cm" svg:width="0.285cm" svg:height="0.285cm" svg:viewBox="0.0 0.0 284.560 284.560" svg:d="M 52960.050 25865.909 C 52960.050 25944.488 52896.349 26008.189 52817.770 26008.189 C 52739.191 26008.189 52675.490 25944.488 52675.490 25865.909 C 52675.490 25787.330 52739.191 25723.629 52817.770 25723.629 C 52896.349 25723.629 52960.050 25787.330 52960.050 25865.909 Z">
            <!-- 5 nodes -->
          </draw:path>
          <draw:path id="path1173" draw:style-name="style16" draw:layer="layout" svg:x="27.009cm" svg:y="12.779cm" svg:width="0.760cm" svg:height="0.094cm" svg:viewBox="0.0 0.0 760.399 94.118" svg:d="M 54064.844 25604.550 L 54731.125 25604.550 L 54064.844 25604.550 ">
            <!-- 3 nodes -->
          </draw:path>
          <draw:path id="circle1177" draw:style-name="style1" draw:layer="layout" svg:x="27.298cm" svg:y="12.862cm" svg:width="0.285cm" svg:height="0.285cm" svg:viewBox="0.0 0.0 284.560 284.560" svg:d="M 54880.031 25865.909 C 54880.031 25944.488 54816.330 26008.189 54737.751 26008.189 C 54659.172 26008.189 54595.471 25944.488 54595.471 25865.909 C 54595.471 25787.330 54659.172 25723.629 54737.751 25723.629 C 54816.330 25723.629 54880.031 25787.330 54880.031 25865.909 Z">
            <!-- 5 nodes -->
          </draw:path>
          <draw:path id="circle1288" draw:style-name="style1" draw:layer="layout" svg:x="4.667cm" svg:y="16.651cm" svg:width="0.364cm" svg:height="0.364cm" svg:viewBox="0.0 0.0 363.726 363.726" svg:d="M 9697.269 33484.025 C 9697.269 33584.465 9615.847 33665.888 9515.406 33665.888 C 9414.966 33665.888 9333.543 33584.465 9333.543 33484.025 C 9333.543 33383.584 9414.966 33302.162 9515.406 33302.162 C 9615.847 33302.162 9697.269 33383.584 9697.269 33484.025 Z">
            <!-- 5 nodes -->
          </draw:path>
          <draw:path id="circle1290" draw:style-name="style1" draw:layer="layout" svg:x="3.482cm" svg:y="16.651cm" svg:width="0.364cm" svg:height="0.364cm" svg:viewBox="0.0 0.0 363.726 363.726" svg:d="M 7326.761 33484.025 C 7326.761 33584.465 7245.338 33665.888 7144.898 33665.888 C 7044.457 33665.888 6963.034 33584.465 6963.034 33484.025 C 6963.034 33383.584 7044.457 33302.162 7144.898 33302.162 C 7245.338 33302.162 7326.761 33383.584 7326.761 33484.025 Z">
            <!-- 5 nodes -->
          </draw:path>
          <draw:path id="circle1308" draw:style-name="style1" draw:layer="layout" svg:x="4.667cm" svg:y="16.651cm" svg:width="0.364cm" svg:height="0.364cm" svg:viewBox="0.0 0.0 363.726 363.726" svg:d="M 9697.269 33484.025 C 9697.269 33584.465 9615.847 33665.888 9515.406 33665.888 C 9414.966 33665.888 9333.543 33584.465 9333.543 33484.025 C 9333.543 33383.584 9414.966 33302.162 9515.406 33302.162 C 9615.847 33302.162 9697.269 33383.584 9697.269 33484.025 Z">
            <!-- 5 nodes -->
          </draw:path>
          <draw:path id="circle1310" draw:style-name="style1" draw:layer="layout" svg:x="3.482cm" svg:y="16.651cm" svg:width="0.364cm" svg:height="0.364cm" svg:viewBox="0.0 0.0 363.726 363.726" svg:d="M 7326.761 33484.025 C 7326.761 33584.465 7245.338 33665.888 7144.898 33665.888 C 7044.457 33665.888 6963.034 33584.465 6963.034 33484.025 C 6963.034 33383.584 7044.457 33302.162 7144.898 33302.162 C 7245.338 33302.162 7326.761 33383.584 7326.761 33484.025 Z">
            <!-- 5 nodes -->
          </draw:path>
          <draw:path id="flowRoot1312" draw:style-name="style1" draw:layer="layout" svg:x="3.918cm" svg:y="17.560cm" svg:width="0.681cm" svg:height="0.446cm" svg:viewBox="0.0 0.0 680.572 446.468" svg:d="M 8032.699 35566.883 C 8093.894 35566.883 8145.818 35544.864 8173.635 35487.157 L 8177.343 35487.157 C 8205.160 35544.864 8264.501 35566.883 8325.697 35566.883 C 8447.162 35566.883 8516.702 35486.398 8516.702 35341.371 C 8516.702 35250.255 8483.323 35184.196 8434.181 35120.415 L 8309.935 35159.139 C 8362.786 35227.476 8380.403 35274.553 8380.403 35348.205 C 8380.403 35432.487 8349.805 35475.767 8306.226 35475.767 C 8262.647 35475.767 8235.758 35454.507 8235.758 35389.967 C 8235.758 35351.242 8240.394 35324.667 8247.811 35276.072 L 8103.167 35276.072 C 8110.584 35324.667 8114.293 35351.242 8114.293 35389.967 C 8114.293 35449.951 8084.622 35475.767 8039.189 35475.767 C 7991.901 35475.767 7965.012 35432.487 7965.012 35365.669 C 7965.012 35290.498 7994.683 35230.514 8047.534 35161.417 L 7920.506 35120.415 C 7872.291 35183.437 7836.130 35268.479 7836.130 35344.409 C 7836.130 35489.435 7914.016 35566.883 8032.699 35566.883 Z">
            <!-- 19 nodes -->
          </draw:path>
          <draw:path id="circle1195" draw:style-name="style1" draw:layer="layout" svg:x="10.332cm" svg:y="8.717cm" svg:width="0.365cm" svg:height="0.365cm" svg:viewBox="0.0 0.0 365.464 365.464" svg:d="M 21029.991 17616.967 C 21029.991 17717.887 20948.179 17799.699 20847.259 17799.699 C 20746.339 17799.699 20664.527 17717.887 20664.527 17616.967 C 20664.527 17516.047 20746.339 17434.235 20847.259 17434.235 C 20948.179 17434.235 21029.991 17516.047 21029.991 17616.967 Z">
            <!-- 5 nodes -->
          </draw:path>
          <draw:path id="path1199" draw:style-name="style4" draw:layer="layout" svg:x="9.470cm" svg:y="9.886cm" svg:width="0.960cm" svg:height="0.153cm" svg:viewBox="0.0 0.0 960.164 152.762" svg:d="M 18993.622 19849.492 C 19194.525 19773.030 19597.451 19926.567 19847.254 19849.492 L 18993.622 19849.492 ">
            <!-- 3 nodes -->
          </draw:path>
          <draw:path id="circle1215" draw:style-name="style1" draw:layer="layout" svg:x="10.332cm" svg:y="8.717cm" svg:width="0.365cm" svg:height="0.365cm" svg:viewBox="0.0 0.0 365.464 365.464" svg:d="M 21029.991 17616.967 C 21029.991 17717.887 20948.179 17799.699 20847.259 17799.699 C 20746.339 17799.699 20664.527 17717.887 20664.527 17616.967 C 20664.527 17516.047 20746.339 17434.235 20847.259 17434.235 C 20948.179 17434.235 21029.991 17516.047 21029.991 17616.967 Z">
            <!-- 5 nodes -->
          </draw:path>
          <draw:path id="path1219" draw:style-name="style17" draw:layer="layout" svg:x="9.038cm" svg:y="8.812cm" svg:width="0.663cm" svg:height="0.152cm" svg:viewBox="0.0 0.0 662.902 151.848" svg:d="M 18124.743 17698.619 C 18258.083 17604.398 18525.507 17793.595 18691.303 17698.619 L 18124.743 17698.619 ">
            <!-- 3 nodes -->
          </draw:path>
          <draw:path id="path1239" draw:style-name="style6" draw:layer="layout" svg:x="15.157cm" svg:y="9.896cm" svg:width="0.950cm" svg:height="0.151cm" svg:viewBox="0.0 0.0 949.953 151.136" svg:d="M 30366.718 19867.743 C 30565.486 19792.095 30964.127 19943.998 31211.274 19867.743 L 30366.718 19867.743 ">
            <!-- 3 nodes -->
          </draw:path>
          <draw:path id="path1257" draw:style-name="style18" draw:layer="layout" svg:x="14.730cm" svg:y="8.833cm" svg:width="0.656cm" svg:height="0.150cm" svg:viewBox="0.0 0.0 655.852 150.233" svg:d="M 29507.078 17739.747 C 29639.002 17646.530 29903.582 17833.714 30067.614 17739.747 L 29507.078 17739.747 ">
            <!-- 3 nodes -->
          </draw:path>
          <draw:path id="path1259" draw:style-name="style18" draw:layer="layout" svg:x="15.906cm" svg:y="8.833cm" svg:width="0.656cm" svg:height="0.150cm" svg:viewBox="0.0 0.0 655.853 150.233" svg:d="M 31860.526 17739.747 C 31992.449 17646.530 32257.031 17833.714 32421.062 17739.747 L 31860.526 17739.747 ">
            <!-- 3 nodes -->
          </draw:path>
          <draw:path id="path1156" draw:style-name="style4" draw:layer="layout" svg:x="20.804cm" svg:y="9.910cm" svg:width="0.960cm" svg:height="0.107cm" svg:viewBox="0.0 0.0 960.162 106.531" svg:d="M 41661.450 19872.896 L 42515.081 19872.896 L 41661.450 19872.896 ">
            <!-- 3 nodes -->
          </draw:path>
          <draw:path id="path1172" draw:style-name="style19" draw:layer="layout" svg:x="20.476cm" svg:y="8.822cm" svg:width="0.557cm" svg:height="0.080cm" svg:viewBox="0.0 0.0 557.190 79.677" svg:d="M 40991.877 17683.200 L 41469.390 17683.200 L 40991.877 17683.200 ">
            <!-- 3 nodes -->
          </draw:path>
          <draw:path id="path1174" draw:style-name="style19" draw:layer="layout" svg:x="21.496cm" svg:y="8.822cm" svg:width="0.557cm" svg:height="0.080cm" svg:viewBox="0.0 0.0 557.190 79.677" svg:d="M 43031.890 17683.200 L 43509.403 17683.200 L 43031.890 17683.200 ">
            <!-- 3 nodes -->
          </draw:path>
          <draw:path id="circle1176" draw:style-name="style1" draw:layer="layout" svg:x="20.640cm" svg:y="8.898cm" svg:width="0.231cm" svg:height="0.231cm" svg:viewBox="0.0 0.0 230.698 230.698" svg:d="M 41511.663 17910.409 C 41511.663 17974.114 41460.019 18025.758 41396.314 18025.758 C 41332.608 18025.758 41280.964 17974.114 41280.964 17910.409 C 41280.964 17846.703 41332.608 17795.060 41396.314 17795.060 C 41460.019 17795.060 41511.663 17846.703 41511.663 17910.409 Z">
            <!-- 5 nodes -->
          </draw:path>
          <draw:path id="circle1178" draw:style-name="style1" draw:layer="layout" svg:x="21.678cm" svg:y="8.898cm" svg:width="0.231cm" svg:height="0.231cm" svg:viewBox="0.0 0.0 230.698 230.698" svg:d="M 43585.881 17910.409 C 43585.881 17974.114 43534.238 18025.758 43470.532 18025.758 C 43406.827 18025.758 43355.183 17974.114 43355.183 17910.409 C 43355.183 17846.703 43406.827 17795.060 43470.532 17795.060 C 43534.238 17795.060 43585.881 17846.703 43585.881 17910.409 Z">
            <!-- 5 nodes -->
          </draw:path>
          <draw:path id="path1180" draw:style-name="style20" draw:layer="layout" svg:x="20.465cm" svg:y="8.602cm" svg:width="0.590cm" svg:height="0.164cm" svg:viewBox="0.0 0.0 589.516 164.361" svg:d="M 40964.031 17333.499 C 40964.031 17333.499 41101.080 17237.169 41218.767 17237.169 C 41336.454 17237.169 41485.516 17330.562 41485.516 17330.562 L 40964.031 17333.499 ">
            <!-- 4 nodes -->
          </draw:path>
          <draw:path id="path1182" draw:style-name="style20" draw:layer="layout" svg:x="20.465cm" svg:y="8.602cm" svg:width="0.590cm" svg:height="0.164cm" svg:viewBox="0.0 0.0 589.516 164.361" svg:d="M 40964.031 17333.499 C 40964.031 17333.499 41101.080 17237.169 41218.767 17237.169 C 41336.454 17237.169 41485.516 17330.562 41485.516 17330.562 L 40964.031 17333.499 ">
            <!-- 4 nodes -->
          </draw:path>
          <draw:path id="path1184" draw:style-name="style20" draw:layer="layout" svg:x="21.485cm" svg:y="8.602cm" svg:width="0.590cm" svg:height="0.164cm" svg:viewBox="0.0 0.0 589.516 164.361" svg:d="M 43004.044 17333.499 C 43004.044 17333.499 43141.093 17237.169 43258.780 17237.169 C 43376.467 17237.169 43525.528 17330.562 43525.528 17330.562 L 43004.044 17333.499 ">
            <!-- 4 nodes -->
          </draw:path>
          <draw:path id="path1258" draw:style-name="style19" draw:layer="layout" svg:x="26.143cm" svg:y="8.822cm" svg:width="0.557cm" svg:height="0.080cm" svg:viewBox="0.0 0.0 557.190 79.677" svg:d="M 52325.791 17683.200 L 52803.304 17683.200 L 52325.791 17683.200 ">
            <!-- 3 nodes -->
          </draw:path>
          <draw:path id="path1260" draw:style-name="style19" draw:layer="layout" svg:x="27.163cm" svg:y="8.822cm" svg:width="0.557cm" svg:height="0.080cm" svg:viewBox="0.0 0.0 557.190 79.677" svg:d="M 54365.804 17683.200 L 54843.317 17683.200 L 54365.804 17683.200 ">
            <!-- 3 nodes -->
          </draw:path>
          <draw:path id="circle1262" draw:style-name="style1" draw:layer="layout" svg:x="26.307cm" svg:y="8.898cm" svg:width="0.231cm" svg:height="0.231cm" svg:viewBox="0.0 0.0 230.698 230.698" svg:d="M 52845.577 17910.409 C 52845.577 17974.114 52793.934 18025.758 52730.228 18025.758 C 52666.523 18025.758 52614.879 17974.114 52614.879 17910.409 C 52614.879 17846.703 52666.523 17795.060 52730.228 17795.060 C 52793.934 17795.060 52845.577 17846.703 52845.577 17910.409 Z">
            <!-- 5 nodes -->
          </draw:path>
          <draw:path id="circle1264" draw:style-name="style1" draw:layer="layout" svg:x="27.345cm" svg:y="8.898cm" svg:width="0.231cm" svg:height="0.231cm" svg:viewBox="0.0 0.0 230.698 230.698" svg:d="M 54919.796 17910.409 C 54919.796 17974.114 54868.153 18025.758 54804.447 18025.758 C 54740.742 18025.758 54689.098 17974.114 54689.098 17910.409 C 54689.098 17846.703 54740.742 17795.060 54804.447 17795.060 C 54868.153 17795.060 54919.796 17846.703 54919.796 17910.409 Z">
            <!-- 5 nodes -->
          </draw:path>
          <draw:path id="path1266" draw:style-name="style20" draw:layer="layout" svg:x="26.132cm" svg:y="8.602cm" svg:width="0.590cm" svg:height="0.164cm" svg:viewBox="0.0 0.0 589.516 164.361" svg:d="M 52297.945 17333.499 C 52297.945 17333.499 52434.993 17237.169 52552.681 17237.169 C 52670.367 17237.169 52819.429 17330.562 52819.429 17330.562 L 52297.945 17333.499 ">
            <!-- 4 nodes -->
          </draw:path>
          <draw:path id="path1268" draw:style-name="style20" draw:layer="layout" svg:x="26.132cm" svg:y="8.602cm" svg:width="0.590cm" svg:height="0.164cm" svg:viewBox="0.0 0.0 589.516 164.361" svg:d="M 52297.945 17333.499 C 52297.945 17333.499 52434.993 17237.169 52552.681 17237.169 C 52670.367 17237.169 52819.429 17330.562 52819.429 17330.562 L 52297.945 17333.499 ">
            <!-- 4 nodes -->
          </draw:path>
          <draw:path id="path1270" draw:style-name="style20" draw:layer="layout" svg:x="27.152cm" svg:y="8.602cm" svg:width="0.590cm" svg:height="0.164cm" svg:viewBox="0.0 0.0 589.516 164.361" svg:d="M 54337.958 17333.499 C 54337.958 17333.499 54475.006 17237.169 54592.694 17237.169 C 54710.380 17237.169 54859.442 17330.562 54859.442 17330.562 L 54337.958 17333.499 ">
            <!-- 4 nodes -->
          </draw:path>
          <draw:path id="circle1153" draw:style-name="style1" draw:layer="layout" svg:x="4.673cm" svg:y="8.727cm" svg:width="0.364cm" svg:height="0.364cm" svg:viewBox="0.0 0.0 363.726 363.726" svg:d="M 9709.418 17635.739 C 9709.418 17736.180 9627.995 17817.603 9527.555 17817.603 C 9427.115 17817.603 9345.692 17736.180 9345.692 17635.739 C 9345.692 17535.299 9427.115 17453.876 9527.555 17453.876 C 9627.995 17453.876 9709.418 17535.299 9709.418 17635.739 Z">
            <!-- 5 nodes -->
          </draw:path>
          <draw:path id="circle1155" draw:style-name="style1" draw:layer="layout" svg:x="3.488cm" svg:y="8.727cm" svg:width="0.364cm" svg:height="0.364cm" svg:viewBox="0.0 0.0 363.726 363.726" svg:d="M 7338.910 17635.739 C 7338.910 17736.180 7257.487 17817.603 7157.047 17817.603 C 7056.606 17817.603 6975.183 17736.180 6975.183 17635.739 C 6975.183 17535.299 7056.606 17453.876 7157.047 17453.876 C 7257.487 17453.876 7338.910 17535.299 7338.910 17635.739 Z">
            <!-- 5 nodes -->
          </draw:path>
          <draw:path id="path1157" draw:style-name="style2" draw:layer="layout" svg:x="3.815cm" svg:y="9.891cm" svg:width="0.956cm" svg:height="0.152cm" svg:viewBox="0.0 0.0 955.596 152.035" svg:d="M 7682.733 19857.650 C 7882.682 19781.554 8283.691 19934.359 8532.305 19857.650 L 7682.733 19857.650 ">
            <!-- 3 nodes -->
          </draw:path>
          <draw:path id="circle1173" draw:style-name="style1" draw:layer="layout" svg:x="4.673cm" svg:y="8.727cm" svg:width="0.364cm" svg:height="0.364cm" svg:viewBox="0.0 0.0 363.726 363.726" svg:d="M 9709.418 17635.739 C 9709.418 17736.180 9627.995 17817.603 9527.555 17817.603 C 9427.115 17817.603 9345.692 17736.180 9345.692 17635.739 C 9345.692 17535.299 9427.115 17453.876 9527.555 17453.876 C 9627.995 17453.876 9709.418 17535.299 9709.418 17635.739 Z">
            <!-- 5 nodes -->
          </draw:path>
          <draw:path id="circle1175" draw:style-name="style1" draw:layer="layout" svg:x="3.488cm" svg:y="8.727cm" svg:width="0.364cm" svg:height="0.364cm" svg:viewBox="0.0 0.0 363.726 363.726" svg:d="M 7338.910 17635.739 C 7338.910 17736.180 7257.487 17817.603 7157.047 17817.603 C 7056.606 17817.603 6975.183 17736.180 6975.183 17635.739 C 6975.183 17535.299 7056.606 17453.876 7157.047 17453.876 C 7257.487 17453.876 7338.910 17535.299 7338.910 17635.739 Z">
            <!-- 5 nodes -->
          </draw:path>
          <draw:path id="path1177" draw:style-name="style14" draw:layer="layout" svg:x="8.920cm" svg:y="16.745cm" svg:width="0.578cm" svg:height="0.081cm" svg:viewBox="0.0 0.0 577.793 81.250" svg:d="M 17880.795 33530.698 L 18377.339 33530.698 L 17880.795 33530.698 ">
            <!-- 3 nodes -->
          </draw:path>
          <draw:path id="path1179" draw:style-name="style14" draw:layer="layout" svg:x="10.286cm" svg:y="16.745cm" svg:width="0.578cm" svg:height="0.081cm" svg:viewBox="0.0 0.0 577.793 81.250" svg:d="M 20612.654 33530.698 L 21109.198 33530.698 L 20612.654 33530.698 ">
            <!-- 3 nodes -->
          </draw:path>
          <draw:path id="path1181" draw:style-name="style4" draw:layer="layout" svg:x="9.424cm" svg:y="17.834cm" svg:width="0.960cm" svg:height="0.276cm" svg:viewBox="0.0 0.0 960.164 275.925" svg:d="M 18901.309 35721.180 C 19325.822 36034.128 19498.166 35840.964 19754.942 35721.180 L 18901.309 35721.180 ">
            <!-- 3 nodes -->
          </draw:path>
          <draw:path id="path1207" draw:style-name="style4" draw:layer="layout" svg:x="15.137cm" svg:y="17.834cm" svg:width="0.960cm" svg:height="0.276cm" svg:viewBox="0.0 0.0 960.164 275.925" svg:d="M 30327.532 35721.180 C 30752.045 36034.128 30924.390 35840.964 31181.165 35721.180 L 30327.532 35721.180 ">
            <!-- 3 nodes -->
          </draw:path>
          <draw:path id="path1209" draw:style-name="style21" draw:layer="layout" svg:x="14.812cm" svg:y="16.577cm" svg:width="0.467cm" svg:height="0.467cm" svg:viewBox="0.0 0.0 467.432 467.432" svg:d="M 30074.444 33388.254 C 30074.444 33507.820 29977.517 33604.747 29857.951 33604.747 C 29738.385 33604.747 29641.458 33507.820 29641.458 33388.254 C 29641.458 33268.688 29738.385 33171.761 29857.951 33171.761 C 29977.517 33171.761 30074.444 33268.688 30074.444 33388.254 Z">
            <!-- 5 nodes -->
          </draw:path>
          <draw:path id="path1211" draw:style-name="style22" draw:layer="layout" svg:x="15.037cm" svg:y="16.699cm" svg:width="0.208cm" svg:height="0.208cm" svg:viewBox="0.0 0.0 207.641 207.641" svg:d="M 30264.962 33500.828 C 30264.962 33548.654 30226.191 33587.425 30178.365 33587.425 C 30130.539 33587.425 30091.768 33548.654 30091.768 33500.828 C 30091.768 33453.002 30130.539 33414.231 30178.365 33414.231 C 30226.191 33414.231 30264.962 33453.002 30264.962 33500.828 Z">
            <!-- 5 nodes -->
          </draw:path>
          <draw:path id="circle1213" draw:style-name="style23" draw:layer="layout" svg:x="14.806cm" svg:y="16.572cm" svg:width="0.479cm" svg:height="0.479cm" svg:viewBox="0.0 0.0 478.794 478.794" svg:d="M 30068.763 33382.573 C 30068.763 33502.139 29971.836 33599.066 29852.270 33599.066 C 29732.704 33599.066 29635.777 33502.139 29635.777 33382.573 C 29635.777 33263.007 29732.704 33166.080 29852.270 33166.080 C 29971.836 33166.080 30068.763 33263.007 30068.763 33382.573 Z">
            <!-- 5 nodes -->
          </draw:path>
          <draw:path id="circle1216" draw:style-name="style24" draw:layer="layout" svg:x="14.947cm" svg:y="16.677cm" svg:width="0.091cm" svg:height="0.091cm" svg:viewBox="0.0 0.0 90.659 90.659" svg:d="M 29976.367 33399.676 C 29976.367 33420.558 29959.439 33437.486 29938.557 33437.486 C 29917.675 33437.486 29900.747 33420.558 29900.747 33399.676 C 29900.747 33378.794 29917.675 33361.866 29938.557 33361.866 C 29959.439 33361.866 29976.367 33378.794 29976.367 33399.676 Z">
            <!-- 5 nodes -->
          </draw:path>
          <draw:path id="circle1218" draw:style-name="style21" draw:layer="layout" svg:x="15.952cm" svg:y="16.577cm" svg:width="0.467cm" svg:height="0.467cm" svg:viewBox="0.0 0.0 467.432 467.432" svg:d="M 32354.413 33388.254 C 32354.413 33507.820 32257.486 33604.747 32137.920 33604.747 C 32018.354 33604.747 31921.427 33507.820 31921.427 33388.254 C 31921.427 33268.688 32018.354 33171.761 32137.920 33171.761 C 32257.486 33171.761 32354.413 33268.688 32354.413 33388.254 Z">
            <!-- 5 nodes -->
          </draw:path>
          <draw:path id="circle1220" draw:style-name="style22" draw:layer="layout" svg:x="16.177cm" svg:y="16.699cm" svg:width="0.208cm" svg:height="0.208cm" svg:viewBox="0.0 0.0 207.641 207.641" svg:d="M 32544.932 33500.828 C 32544.932 33548.654 32506.161 33587.425 32458.334 33587.425 C 32410.508 33587.425 32371.737 33548.654 32371.737 33500.828 C 32371.737 33453.002 32410.508 33414.231 32458.334 33414.231 C 32506.161 33414.231 32544.932 33453.002 32544.932 33500.828 Z">
            <!-- 5 nodes -->
          </draw:path>
          <draw:path id="circle1223" draw:style-name="style23" draw:layer="layout" svg:x="15.946cm" svg:y="16.572cm" svg:width="0.479cm" svg:height="0.479cm" svg:viewBox="0.0 0.0 478.794 478.794" svg:d="M 32348.732 33382.573 C 32348.732 33502.139 32251.805 33599.066 32132.239 33599.066 C 32012.673 33599.066 31915.746 33502.139 31915.746 33382.573 C 31915.746 33263.007 32012.673 33166.080 32132.239 33166.080 C 32251.805 33166.080 32348.732 33263.007 32348.732 33382.573 Z">
            <!-- 5 nodes -->
          </draw:path>
          <draw:path id="circle1227" draw:style-name="style25" draw:layer="layout" svg:x="16.091cm" svg:y="16.693cm" svg:width="0.087cm" svg:height="0.087cm" svg:viewBox="0.0 0.0 86.732 86.732" svg:d="M 32260.589 33429.709 C 32260.589 33449.687 32244.395 33465.881 32224.418 33465.881 C 32204.440 33465.881 32188.246 33449.687 32188.246 33429.709 C 32188.246 33409.732 32204.440 33393.538 32224.418 33393.538 C 32244.395 33393.538 32260.589 33409.732 32260.589 33429.709 Z">
            <!-- 5 nodes -->
          </draw:path>
          <draw:path id="path1250" draw:style-name="style26" draw:layer="layout" svg:x="20.828cm" svg:y="17.702cm" svg:width="0.841cm" svg:height="0.475cm" svg:viewBox="0.0 0.0 841.137 474.506" svg:d="M 42440.938 35630.680 C 42390.860 35392.644 41779.919 35405.132 41711.238 35638.481 C 41679.694 35745.655 41879.727 35813.052 41990.998 35823.046 C 42153.457 35837.639 42474.518 35790.298 42440.938 35630.680 Z">
            <!-- 4 nodes -->
          </draw:path>
          <draw:path id="circle1252" draw:style-name="style21" draw:layer="layout" svg:x="20.463cm" svg:y="16.577cm" svg:width="0.467cm" svg:height="0.467cm" svg:viewBox="0.0 0.0 467.432 467.432" svg:d="M 41376.652 33388.254 C 41376.652 33507.820 41279.725 33604.747 41160.159 33604.747 C 41040.593 33604.747 40943.666 33507.820 40943.666 33388.254 C 40943.666 33268.688 41040.593 33171.761 41160.159 33171.761 C 41279.725 33171.761 41376.652 33268.688 41376.652 33388.254 Z">
            <!-- 5 nodes -->
          </draw:path>
          <draw:path id="circle1254" draw:style-name="style22" draw:layer="layout" svg:x="20.688cm" svg:y="16.699cm" svg:width="0.208cm" svg:height="0.208cm" svg:viewBox="0.0 0.0 207.641 207.641" svg:d="M 41567.171 33500.828 C 41567.171 33548.654 41528.400 33587.425 41480.573 33587.425 C 41432.747 33587.425 41393.976 33548.654 41393.976 33500.828 C 41393.976 33453.002 41432.747 33414.231 41480.573 33414.231 C 41528.400 33414.231 41567.171 33453.002 41567.171 33500.828 Z">
            <!-- 5 nodes -->
          </draw:path>
          <draw:path id="circle1256" draw:style-name="style23" draw:layer="layout" svg:x="20.458cm" svg:y="16.572cm" svg:width="0.479cm" svg:height="0.479cm" svg:viewBox="0.0 0.0 478.794 478.794" svg:d="M 41370.971 33382.573 C 41370.971 33502.139 41274.044 33599.066 41154.478 33599.066 C 41034.912 33599.066 40937.985 33502.139 40937.985 33382.573 C 40937.985 33263.007 41034.912 33166.080 41154.478 33166.080 C 41274.044 33166.080 41370.971 33263.007 41370.971 33382.573 Z">
            <!-- 5 nodes -->
          </draw:path>
          <draw:path id="circle1258" draw:style-name="style24" draw:layer="layout" svg:x="20.598cm" svg:y="16.699cm" svg:width="0.091cm" svg:height="0.091cm" svg:viewBox="0.0 0.0 90.659 90.659" svg:d="M 41202.956 33442.338 C 41202.956 33427.045 41212.168 33413.258 41226.296 33407.406 C 41240.424 33401.554 41256.686 33404.790 41267.500 33415.604 C 41278.313 33426.417 41281.549 33442.679 41275.697 33456.807 C 41269.845 33470.935 41256.058 33480.147 41240.766 33480.147 C 41225.473 33480.147 41211.686 33470.935 41205.834 33456.807 C 41199.982 33442.679 41203.218 33426.417 41214.031 33415.604 C 41224.845 33404.790 41241.107 33401.554 41255.235 33407.406 C 41269.363 33413.258 41278.575 33427.045 41278.575 33442.338 C 41278.575 33457.630 41269.363 33471.417 41255.235 33477.269 C 41241.107 33483.121 41224.845 33479.885 41214.031 33469.072 C 41203.218 33458.258 41199.982 33441.996 41205.834 33427.868 C 41211.686 33413.740 41225.473 33404.528 41240.766 33404.528 C 41256.058 33404.528 41269.845 33413.740 41275.697 33427.868 C 41281.549 33441.996 41278.313 33458.258 41267.500 33469.072 C 41256.686 33479.885 41240.424 33483.121 41226.296 33477.269 C 41212.168 33471.417 41202.956 33457.630 41202.956 33442.338 Z">
            <!-- 17 nodes -->
          </draw:path>
          <draw:path id="circle1260" draw:style-name="style21" draw:layer="layout" svg:x="21.603cm" svg:y="16.577cm" svg:width="0.467cm" svg:height="0.467cm" svg:viewBox="0.0 0.0 467.432 467.432" svg:d="M 43656.622 33388.254 C 43656.622 33507.820 43559.694 33604.747 43440.128 33604.747 C 43320.563 33604.747 43223.635 33507.820 43223.635 33388.254 C 43223.635 33268.688 43320.563 33171.761 43440.128 33171.761 C 43559.694 33171.761 43656.622 33268.688 43656.622 33388.254 Z">
            <!-- 5 nodes -->
          </draw:path>
          <draw:path id="circle1263" draw:style-name="style22" draw:layer="layout" svg:x="21.828cm" svg:y="16.699cm" svg:width="0.208cm" svg:height="0.208cm" svg:viewBox="0.0 0.0 207.641 207.641" svg:d="M 43847.140 33500.828 C 43847.140 33548.654 43808.369 33587.425 43760.543 33587.425 C 43712.716 33587.425 43673.946 33548.654 43673.946 33500.828 C 43673.946 33453.002 43712.716 33414.231 43760.543 33414.231 C 43808.369 33414.231 43847.140 33453.002 43847.140 33500.828 Z">
            <!-- 5 nodes -->
          </draw:path>
          <draw:path id="circle1265" draw:style-name="style23" draw:layer="layout" svg:x="21.598cm" svg:y="16.572cm" svg:width="0.479cm" svg:height="0.479cm" svg:viewBox="0.0 0.0 478.794 478.794" svg:d="M 43650.941 33382.573 C 43650.941 33502.139 43554.013 33599.066 43434.448 33599.066 C 43314.882 33599.066 43217.954 33502.139 43217.954 33382.573 C 43217.954 33263.007 43314.882 33166.080 43434.448 33166.080 C 43554.013 33166.080 43650.941 33263.007 43650.941 33382.573 Z">
            <!-- 5 nodes -->
          </draw:path>
          <draw:path id="circle1267" draw:style-name="style25" draw:layer="layout" svg:x="21.742cm" svg:y="16.693cm" svg:width="0.087cm" svg:height="0.087cm" svg:viewBox="0.0 0.0 86.732 86.732" svg:d="M 43562.798 33429.709 C 43562.798 33449.687 43546.603 33465.881 43526.626 33465.881 C 43506.649 33465.881 43490.454 33449.687 43490.454 33429.709 C 43490.454 33409.732 43506.649 33393.538 43526.626 33393.538 C 43546.603 33393.538 43562.798 33409.732 43562.798 33429.709 Z">
            <!-- 5 nodes -->
          </draw:path>
          <draw:path id="path2116" draw:style-name="style27" draw:layer="layout" svg:x="14.770cm" svg:y="16.427cm" svg:width="0.535cm" svg:height="0.160cm" svg:viewBox="0.0 0.0 535.075 160.369" svg:d="M 29555.444 33000.210 C 29696.456 32825.337 29903.326 32827.562 30060.472 33000.210 L 29555.444 33000.210 ">
            <!-- 3 nodes -->
          </draw:path>
          <draw:path id="path2120" draw:style-name="style27" draw:layer="layout" svg:x="15.910cm" svg:y="16.427cm" svg:width="0.535cm" svg:height="0.160cm" svg:viewBox="0.0 0.0 535.027 160.322" svg:d="M 31835.482 33000.233 C 31976.494 32825.361 32183.364 32827.585 32340.510 33000.233 L 31835.482 33000.233 ">
            <!-- 3 nodes -->
          </draw:path>
          <draw:path id="path2122" draw:style-name="style28" draw:layer="layout" svg:x="20.410cm" svg:y="16.427cm" svg:width="0.535cm" svg:height="0.160cm" svg:viewBox="0.0 0.0 535.027 160.322" svg:d="M 40835.539 33000.233 C 40976.550 32825.361 41183.420 32827.585 41340.566 33000.233 L 40835.539 33000.233 ">
            <!-- 3 nodes -->
          </draw:path>
          <draw:path id="path2124" draw:style-name="style28" draw:layer="layout" svg:x="21.550cm" svg:y="16.427cm" svg:width="0.535cm" svg:height="0.160cm" svg:viewBox="0.0 0.0 535.027 160.322" svg:d="M 43115.553 33000.233 C 43256.565 32825.361 43463.435 32827.585 43620.581 33000.233 L 43115.553 33000.233 ">
            <!-- 3 nodes -->
          </draw:path>
          <draw:path id="path2651" draw:style-name="style27" draw:layer="layout" svg:x="14.740cm" svg:y="16.446cm" svg:width="0.114cm" svg:height="0.079cm" svg:viewBox="0.0 0.0 113.907 79.231" svg:d="M 29577.924 32955.485 C 29553.281 32914.998 29534.022 32905.407 29494.064 32906.363 L 29577.924 32955.485 ">
            <!-- 3 nodes -->
          </draw:path>
          <draw:path id="path2653" draw:style-name="style27" draw:layer="layout" svg:x="14.802cm" svg:y="16.392cm" svg:width="0.110cm" svg:height="0.088cm" svg:viewBox="0.0 0.0 110.136 87.783" svg:d="M 29698.660 32856.900 C 29674.017 32816.413 29648.606 32806.845 29618.571 32799.163 L 29698.660 32856.900 ">
            <!-- 3 nodes -->
          </draw:path>
          <draw:path id="path2655" draw:style-name="style27" draw:layer="layout" svg:x="14.895cm" svg:y="16.358cm" svg:width="0.114cm" svg:height="0.097cm" svg:viewBox="0.0 0.0 113.907 96.818" svg:d="M 29888.998 32798.372 C 29864.355 32757.885 29840.285 32746.123 29805.138 32731.601 L 29888.998 32798.372 ">
            <!-- 3 nodes -->
          </draw:path>
          <draw:path id="path2657" draw:style-name="style27" draw:layer="layout" svg:x="14.984cm" svg:y="16.341cm" svg:width="0.098cm" svg:height="0.109cm" svg:viewBox="0.0 0.0 97.837 109.369" svg:d="M 30049.951 32777.059 C 30025.307 32736.572 30015.597 32714.618 29982.161 32697.738 L 30049.951 32777.059 ">
            <!-- 3 nodes -->
          </draw:path>
          <draw:path id="path2659" draw:style-name="style27" draw:layer="layout" svg:x="15.075cm" svg:y="16.339cm" svg:width="0.077cm" svg:height="0.129cm" svg:viewBox="0.0 0.0 77.337 129.256" svg:d="M 30212.929 32791.992 C 30203.779 32746.941 30187.363 32699.891 30165.639 32692.783 L 30212.929 32791.992 ">
            <!-- 3 nodes -->
          </draw:path>
          <draw:path id="path2661" draw:style-name="style27" draw:layer="layout" svg:x="15.157cm" svg:y="16.356cm" svg:width="0.071cm" svg:height="0.145cm" svg:viewBox="0.0 0.0 70.792 144.574" svg:d="M 30370.377 32841.833 C 30361.226 32796.782 30341.383 32741.054 30329.631 32727.306 L 30370.377 32841.833 ">
            <!-- 3 nodes -->
          </draw:path>
          <draw:path id="path2665" draw:style-name="style28" draw:layer="layout" svg:x="15.241cm" svg:y="16.406cm" svg:width="0.053cm" svg:height="0.152cm" svg:viewBox="0.0 0.0 53.032 151.600" svg:d="M 30515.727 32948.902 C 30530.803 32899.411 30505.851 32845.493 30497.640 32827.349 L 30515.727 32948.902 ">
            <!-- 3 nodes -->
          </draw:path>
          <draw:path id="path2669" draw:style-name="style27" draw:layer="layout" svg:x="15.880cm" svg:y="16.446cm" svg:width="0.114cm" svg:height="0.079cm" svg:viewBox="0.0 0.0 113.907 79.231" svg:d="M 31857.891 32955.533 C 31833.248 32915.046 31813.989 32905.455 31774.031 32906.411 L 31857.891 32955.533 ">
            <!-- 3 nodes -->
          </draw:path>
          <draw:path id="path2671" draw:style-name="style27" draw:layer="layout" svg:x="15.942cm" svg:y="16.392cm" svg:width="0.110cm" svg:height="0.088cm" svg:viewBox="0.0 0.0 110.136 87.783" svg:d="M 31978.627 32856.947 C 31953.983 32816.460 31928.572 32806.893 31898.538 32799.211 L 31978.627 32856.947 ">
            <!-- 3 nodes -->
          </draw:path>
          <draw:path id="path2673" draw:style-name="style27" draw:layer="layout" svg:x="16.035cm" svg:y="16.358cm" svg:width="0.114cm" svg:height="0.097cm" svg:viewBox="0.0 0.0 113.907 96.818" svg:d="M 32168.965 32798.420 C 32144.322 32757.933 32120.252 32746.170 32085.105 32731.649 L 32168.965 32798.420 ">
            <!-- 3 nodes -->
          </draw:path>
          <draw:path id="path2675" draw:style-name="style27" draw:layer="layout" svg:x="16.124cm" svg:y="16.341cm" svg:width="0.098cm" svg:height="0.109cm" svg:viewBox="0.0 0.0 97.837 109.369" svg:d="M 32329.917 32777.107 C 32305.274 32736.620 32295.564 32714.666 32262.127 32697.785 L 32329.917 32777.107 ">
            <!-- 3 nodes -->
          </draw:path>
          <draw:path id="path2677" draw:style-name="style27" draw:layer="layout" svg:x="16.215cm" svg:y="16.339cm" svg:width="0.077cm" svg:height="0.129cm" svg:viewBox="0.0 0.0 77.337 129.256" svg:d="M 32492.896 32792.039 C 32483.746 32746.989 32467.330 32699.938 32445.606 32692.830 L 32492.896 32792.039 ">
            <!-- 3 nodes -->
          </draw:path>
          <draw:path id="path2679" draw:style-name="style27" draw:layer="layout" svg:x="16.297cm" svg:y="16.356cm" svg:width="0.071cm" svg:height="0.145cm" svg:viewBox="0.0 0.0 70.792 144.574" svg:d="M 32650.343 32841.880 C 32641.193 32796.830 32621.350 32741.102 32609.598 32727.354 L 32650.343 32841.880 ">
            <!-- 3 nodes -->
          </draw:path>
          <draw:path id="path2681" draw:style-name="style28" draw:layer="layout" svg:x="16.381cm" svg:y="16.406cm" svg:width="0.053cm" svg:height="0.152cm" svg:viewBox="0.0 0.0 53.032 151.600" svg:d="M 32795.694 32948.950 C 32810.770 32899.459 32785.818 32845.541 32777.607 32827.397 L 32795.694 32948.950 ">
            <!-- 3 nodes -->
          </draw:path>
          <draw:path id="path2683" draw:style-name="style27" draw:layer="layout" svg:x="15.910cm" svg:y="16.427cm" svg:width="0.535cm" svg:height="0.160cm" svg:viewBox="0.0 0.0 535.027 160.322" svg:d="M 31835.482 33000.233 C 31976.494 32825.361 32183.364 32827.585 32340.510 33000.233 L 31835.482 33000.233 ">
            <!-- 3 nodes -->
          </draw:path>
          <draw:path id="path2685" draw:style-name="style27" draw:layer="layout" svg:x="15.880cm" svg:y="16.446cm" svg:width="0.114cm" svg:height="0.079cm" svg:viewBox="0.0 0.0 113.907 79.231" svg:d="M 31857.891 32955.533 C 31833.248 32915.046 31813.989 32905.455 31774.031 32906.411 L 31857.891 32955.533 ">
            <!-- 3 nodes -->
          </draw:path>
          <draw:path id="path2687" draw:style-name="style27" draw:layer="layout" svg:x="15.942cm" svg:y="16.392cm" svg:width="0.110cm" svg:height="0.088cm" svg:viewBox="0.0 0.0 110.136 87.783" svg:d="M 31978.627 32856.947 C 31953.983 32816.460 31928.572 32806.893 31898.538 32799.211 L 31978.627 32856.947 ">
            <!-- 3 nodes -->
          </draw:path>
          <draw:path id="path2689" draw:style-name="style27" draw:layer="layout" svg:x="16.035cm" svg:y="16.358cm" svg:width="0.114cm" svg:height="0.097cm" svg:viewBox="0.0 0.0 113.907 96.818" svg:d="M 32168.965 32798.420 C 32144.322 32757.933 32120.252 32746.170 32085.105 32731.649 L 32168.965 32798.420 ">
            <!-- 3 nodes -->
          </draw:path>
          <draw:path id="path2691" draw:style-name="style27" draw:layer="layout" svg:x="16.124cm" svg:y="16.341cm" svg:width="0.098cm" svg:height="0.109cm" svg:viewBox="0.0 0.0 97.837 109.369" svg:d="M 32329.917 32777.107 C 32305.274 32736.620 32295.564 32714.666 32262.127 32697.785 L 32329.917 32777.107 ">
            <!-- 3 nodes -->
          </draw:path>
          <draw:path id="path2693" draw:style-name="style27" draw:layer="layout" svg:x="16.215cm" svg:y="16.339cm" svg:width="0.077cm" svg:height="0.129cm" svg:viewBox="0.0 0.0 77.337 129.256" svg:d="M 32492.896 32792.039 C 32483.746 32746.989 32467.330 32699.938 32445.606 32692.830 L 32492.896 32792.039 ">
            <!-- 3 nodes -->
          </draw:path>
          <draw:path id="path2695" draw:style-name="style27" draw:layer="layout" svg:x="16.297cm" svg:y="16.356cm" svg:width="0.071cm" svg:height="0.145cm" svg:viewBox="0.0 0.0 70.792 144.574" svg:d="M 32650.343 32841.880 C 32641.193 32796.830 32621.350 32741.102 32609.598 32727.354 L 32650.343 32841.880 ">
            <!-- 3 nodes -->
          </draw:path>
          <draw:path id="path2697" draw:style-name="style28" draw:layer="layout" svg:x="16.381cm" svg:y="16.406cm" svg:width="0.053cm" svg:height="0.152cm" svg:viewBox="0.0 0.0 53.032 151.600" svg:d="M 32795.694 32948.950 C 32810.770 32899.459 32785.818 32845.541 32777.607 32827.397 L 32795.694 32948.950 ">
            <!-- 3 nodes -->
          </draw:path>
          <draw:path id="path2699" draw:style-name="style27" draw:layer="layout" svg:x="20.410cm" svg:y="16.427cm" svg:width="0.535cm" svg:height="0.160cm" svg:viewBox="0.0 0.0 535.027 160.322" svg:d="M 40835.539 33000.233 C 40976.550 32825.361 41183.420 32827.585 41340.566 33000.233 L 40835.539 33000.233 ">
            <!-- 3 nodes -->
          </draw:path>
          <draw:path id="path2701" draw:style-name="style27" draw:layer="layout" svg:x="20.380cm" svg:y="16.446cm" svg:width="0.114cm" svg:height="0.079cm" svg:viewBox="0.0 0.0 113.907 79.231" svg:d="M 40857.948 32955.533 C 40833.304 32915.046 40814.046 32905.455 40774.088 32906.411 L 40857.948 32955.533 ">
            <!-- 3 nodes -->
          </draw:path>
          <draw:path id="path2703" draw:style-name="style27" draw:layer="layout" svg:x="20.442cm" svg:y="16.392cm" svg:width="0.110cm" svg:height="0.088cm" svg:viewBox="0.0 0.0 110.136 87.783" svg:d="M 40978.683 32856.947 C 40954.040 32816.460 40928.629 32806.893 40898.594 32799.211 L 40978.683 32856.947 ">
            <!-- 3 nodes -->
          </draw:path>
          <draw:path id="path2705" draw:style-name="style27" draw:layer="layout" svg:x="20.535cm" svg:y="16.358cm" svg:width="0.114cm" svg:height="0.097cm" svg:viewBox="0.0 0.0 113.907 96.818" svg:d="M 41169.022 32798.420 C 41144.378 32757.933 41120.309 32746.170 41085.162 32731.649 L 41169.022 32798.420 ">
            <!-- 3 nodes -->
          </draw:path>
          <draw:path id="path2707" draw:style-name="style27" draw:layer="layout" svg:x="20.624cm" svg:y="16.341cm" svg:width="0.098cm" svg:height="0.109cm" svg:viewBox="0.0 0.0 97.837 109.369" svg:d="M 41329.974 32777.107 C 41305.331 32736.620 41295.620 32714.666 41262.184 32697.785 L 41329.974 32777.107 ">
            <!-- 3 nodes -->
          </draw:path>
          <draw:path id="path2709" draw:style-name="style27" draw:layer="layout" svg:x="20.715cm" svg:y="16.339cm" svg:width="0.077cm" svg:height="0.129cm" svg:viewBox="0.0 0.0 77.337 129.256" svg:d="M 41492.953 32792.039 C 41483.802 32746.989 41467.386 32699.938 41445.663 32692.830 L 41492.953 32792.039 ">
            <!-- 3 nodes -->
          </draw:path>
          <draw:path id="path2711" draw:style-name="style27" draw:layer="layout" svg:x="20.797cm" svg:y="16.356cm" svg:width="0.071cm" svg:height="0.145cm" svg:viewBox="0.0 0.0 70.792 144.574" svg:d="M 41650.400 32841.880 C 41641.250 32796.830 41621.406 32741.102 41609.655 32727.354 L 41650.400 32841.880 ">
            <!-- 3 nodes -->
          </draw:path>
          <draw:path id="path2713" draw:style-name="style28" draw:layer="layout" svg:x="20.881cm" svg:y="16.406cm" svg:width="0.053cm" svg:height="0.152cm" svg:viewBox="0.0 0.0 53.032 151.600" svg:d="M 41795.751 32948.950 C 41810.826 32899.459 41785.875 32845.541 41777.663 32827.397 L 41795.751 32948.950 ">
            <!-- 3 nodes -->
          </draw:path>
          <draw:path id="path2717" draw:style-name="style27" draw:layer="layout" svg:x="20.380cm" svg:y="16.446cm" svg:width="0.114cm" svg:height="0.079cm" svg:viewBox="0.0 0.0 113.907 79.231" svg:d="M 40857.948 32955.533 C 40833.304 32915.046 40814.046 32905.455 40774.088 32906.411 L 40857.948 32955.533 ">
            <!-- 3 nodes -->
          </draw:path>
          <draw:path id="path2719" draw:style-name="style27" draw:layer="layout" svg:x="20.442cm" svg:y="16.392cm" svg:width="0.110cm" svg:height="0.088cm" svg:viewBox="0.0 0.0 110.136 87.783" svg:d="M 40978.683 32856.947 C 40954.040 32816.460 40928.629 32806.893 40898.594 32799.211 L 40978.683 32856.947 ">
            <!-- 3 nodes -->
          </draw:path>
          <draw:path id="path2721" draw:style-name="style27" draw:layer="layout" svg:x="20.535cm" svg:y="16.358cm" svg:width="0.114cm" svg:height="0.097cm" svg:viewBox="0.0 0.0 113.907 96.818" svg:d="M 41169.022 32798.420 C 41144.378 32757.933 41120.309 32746.170 41085.162 32731.649 L 41169.022 32798.420 ">
            <!-- 3 nodes -->
          </draw:path>
          <draw:path id="path2723" draw:style-name="style27" draw:layer="layout" svg:x="20.624cm" svg:y="16.341cm" svg:width="0.098cm" svg:height="0.109cm" svg:viewBox="0.0 0.0 97.837 109.369" svg:d="M 41329.974 32777.107 C 41305.331 32736.620 41295.620 32714.666 41262.184 32697.785 L 41329.974 32777.107 ">
            <!-- 3 nodes -->
          </draw:path>
          <draw:path id="path2725" draw:style-name="style27" draw:layer="layout" svg:x="20.715cm" svg:y="16.339cm" svg:width="0.077cm" svg:height="0.129cm" svg:viewBox="0.0 0.0 77.337 129.256" svg:d="M 41492.953 32792.039 C 41483.802 32746.989 41467.386 32699.938 41445.663 32692.830 L 41492.953 32792.039 ">
            <!-- 3 nodes -->
          </draw:path>
          <draw:path id="path2727" draw:style-name="style27" draw:layer="layout" svg:x="20.797cm" svg:y="16.356cm" svg:width="0.071cm" svg:height="0.145cm" svg:viewBox="0.0 0.0 70.792 144.574" svg:d="M 41650.400 32841.880 C 41641.250 32796.830 41621.406 32741.102 41609.655 32727.354 L 41650.400 32841.880 ">
            <!-- 3 nodes -->
          </draw:path>
          <draw:path id="path2729" draw:style-name="style28" draw:layer="layout" svg:x="20.881cm" svg:y="16.406cm" svg:width="0.053cm" svg:height="0.152cm" svg:viewBox="0.0 0.0 53.032 151.600" svg:d="M 41795.751 32948.950 C 41810.826 32899.459 41785.875 32845.541 41777.663 32827.397 L 41795.751 32948.950 ">
            <!-- 3 nodes -->
          </draw:path>
          <draw:path id="path2763" draw:style-name="style28" draw:layer="layout" svg:x="21.550cm" svg:y="16.427cm" svg:width="0.535cm" svg:height="0.160cm" svg:viewBox="0.0 0.0 535.027 160.322" svg:d="M 43115.553 33000.233 C 43256.565 32825.361 43463.435 32827.585 43620.581 33000.233 L 43115.553 33000.233 ">
            <!-- 3 nodes -->
          </draw:path>
          <draw:path id="path2767" draw:style-name="style27" draw:layer="layout" svg:x="21.520cm" svg:y="16.446cm" svg:width="0.114cm" svg:height="0.079cm" svg:viewBox="0.0 0.0 113.907 79.231" svg:d="M 43137.962 32955.533 C 43113.319 32915.046 43094.060 32905.455 43054.102 32906.411 L 43137.962 32955.533 ">
            <!-- 3 nodes -->
          </draw:path>
          <draw:path id="path2769" draw:style-name="style27" draw:layer="layout" svg:x="21.582cm" svg:y="16.392cm" svg:width="0.110cm" svg:height="0.088cm" svg:viewBox="0.0 0.0 110.136 87.783" svg:d="M 43258.698 32856.947 C 43234.054 32816.460 43208.643 32806.893 43178.609 32799.211 L 43258.698 32856.947 ">
            <!-- 3 nodes -->
          </draw:path>
          <draw:path id="path2771" draw:style-name="style27" draw:layer="layout" svg:x="21.675cm" svg:y="16.358cm" svg:width="0.114cm" svg:height="0.097cm" svg:viewBox="0.0 0.0 113.907 96.818" svg:d="M 43449.036 32798.420 C 43424.393 32757.933 43400.323 32746.170 43365.176 32731.649 L 43449.036 32798.420 ">
            <!-- 3 nodes -->
          </draw:path>
          <draw:path id="path2773" draw:style-name="style27" draw:layer="layout" svg:x="21.764cm" svg:y="16.341cm" svg:width="0.098cm" svg:height="0.109cm" svg:viewBox="0.0 0.0 97.837 109.369" svg:d="M 43609.988 32777.107 C 43585.345 32736.620 43575.635 32714.666 43542.198 32697.785 L 43609.988 32777.107 ">
            <!-- 3 nodes -->
          </draw:path>
          <draw:path id="path2775" draw:style-name="style27" draw:layer="layout" svg:x="21.855cm" svg:y="16.339cm" svg:width="0.077cm" svg:height="0.129cm" svg:viewBox="0.0 0.0 77.337 129.256" svg:d="M 43772.967 32792.039 C 43763.817 32746.989 43747.401 32699.938 43725.677 32692.830 L 43772.967 32792.039 ">
            <!-- 3 nodes -->
          </draw:path>
          <draw:path id="path2777" draw:style-name="style27" draw:layer="layout" svg:x="21.937cm" svg:y="16.356cm" svg:width="0.071cm" svg:height="0.145cm" svg:viewBox="0.0 0.0 70.792 144.574" svg:d="M 43930.414 32841.880 C 43921.264 32796.830 43901.421 32741.102 43889.669 32727.354 L 43930.414 32841.880 ">
            <!-- 3 nodes -->
          </draw:path>
          <draw:path id="path2779" draw:style-name="style28" draw:layer="layout" svg:x="22.021cm" svg:y="16.406cm" svg:width="0.053cm" svg:height="0.152cm" svg:viewBox="0.0 0.0 53.032 151.600" svg:d="M 44075.765 32948.950 C 44090.841 32899.459 44065.889 32845.541 44057.678 32827.397 L 44075.765 32948.950 ">
            <!-- 3 nodes -->
          </draw:path>
          <draw:path id="path2781" draw:style-name="style27" draw:layer="layout" svg:x="21.520cm" svg:y="16.446cm" svg:width="0.114cm" svg:height="0.079cm" svg:viewBox="0.0 0.0 113.907 79.231" svg:d="M 43137.962 32955.533 C 43113.319 32915.046 43094.060 32905.455 43054.102 32906.411 L 43137.962 32955.533 ">
            <!-- 3 nodes -->
          </draw:path>
          <draw:path id="path2783" draw:style-name="style27" draw:layer="layout" svg:x="21.582cm" svg:y="16.392cm" svg:width="0.110cm" svg:height="0.088cm" svg:viewBox="0.0 0.0 110.136 87.783" svg:d="M 43258.698 32856.947 C 43234.054 32816.460 43208.643 32806.893 43178.609 32799.211 L 43258.698 32856.947 ">
            <!-- 3 nodes -->
          </draw:path>
          <draw:path id="path2785" draw:style-name="style27" draw:layer="layout" svg:x="21.675cm" svg:y="16.358cm" svg:width="0.114cm" svg:height="0.097cm" svg:viewBox="0.0 0.0 113.907 96.818" svg:d="M 43449.036 32798.420 C 43424.393 32757.933 43400.323 32746.170 43365.176 32731.649 L 43449.036 32798.420 ">
            <!-- 3 nodes -->
          </draw:path>
          <draw:path id="path2787" draw:style-name="style27" draw:layer="layout" svg:x="21.764cm" svg:y="16.341cm" svg:width="0.098cm" svg:height="0.109cm" svg:viewBox="0.0 0.0 97.837 109.369" svg:d="M 43609.988 32777.107 C 43585.345 32736.620 43575.635 32714.666 43542.198 32697.785 L 43609.988 32777.107 ">
            <!-- 3 nodes -->
          </draw:path>
          <draw:path id="path2789" draw:style-name="style27" draw:layer="layout" svg:x="21.855cm" svg:y="16.339cm" svg:width="0.077cm" svg:height="0.129cm" svg:viewBox="0.0 0.0 77.337 129.256" svg:d="M 43772.967 32792.039 C 43763.817 32746.989 43747.401 32699.938 43725.677 32692.830 L 43772.967 32792.039 ">
            <!-- 3 nodes -->
          </draw:path>
          <draw:path id="path2791" draw:style-name="style27" draw:layer="layout" svg:x="21.937cm" svg:y="16.356cm" svg:width="0.071cm" svg:height="0.145cm" svg:viewBox="0.0 0.0 70.792 144.574" svg:d="M 43930.414 32841.880 C 43921.264 32796.830 43901.421 32741.102 43889.669 32727.354 L 43930.414 32841.880 ">
            <!-- 3 nodes -->
          </draw:path>
          <draw:path id="path2793" draw:style-name="style28" draw:layer="layout" svg:x="22.021cm" svg:y="16.406cm" svg:width="0.053cm" svg:height="0.152cm" svg:viewBox="0.0 0.0 53.032 151.600" svg:d="M 44075.765 32948.950 C 44090.841 32899.459 44065.889 32845.541 44057.678 32827.397 L 44075.765 32948.950 ">
            <!-- 3 nodes -->
          </draw:path>
        </draw:g>
        <!-- id="layer2" -->
        <draw:g id="layer3">
          <draw:g id="g1495">
            <draw:path id="circle1491" draw:style-name="style1" draw:layer="layout" svg:x="1.330cm" svg:y="16.961cm" svg:width="0.291cm" svg:height="0.291cm" svg:viewBox="0.0 0.0 290.545 290.545" svg:d="M 2946.136 34029.826 C 2966.901 34107.323 2920.911 34186.981 2843.413 34207.747 C 2765.915 34228.512 2686.257 34182.522 2665.491 34105.024 C 2644.726 34027.526 2690.717 33947.868 2768.214 33927.103 C 2845.712 33906.337 2925.370 33952.328 2946.136 34029.826 Z">
              <!-- 5 nodes -->
            </draw:path>
            <draw:path id="circle1493" draw:style-name="style1" draw:layer="layout" svg:x="0.416cm" svg:y="17.206cm" svg:width="0.291cm" svg:height="0.291cm" svg:viewBox="0.0 0.0 290.545 290.545" svg:d="M 1117.094 34519.916 C 1137.859 34597.414 1091.869 34677.072 1014.371 34697.837 C 936.873 34718.603 857.215 34672.612 836.449 34595.114 C 815.684 34517.616 861.675 34437.958 939.172 34417.193 C 1016.670 34396.427 1096.328 34442.418 1117.094 34519.916 Z">
              <!-- 5 nodes -->
            </draw:path>
          </draw:g>
          <!-- id="g1495" -->
          <draw:g id="g1824">
            <draw:path id="circle1820" draw:style-name="style1" draw:layer="layout" svg:x="1.330cm" svg:y="13.001cm" svg:width="0.291cm" svg:height="0.291cm" svg:viewBox="0.0 0.0 290.545 290.545" svg:d="M 2946.136 26110.108 C 2966.901 26187.606 2920.910 26267.264 2843.413 26288.030 C 2765.915 26308.795 2686.257 26262.804 2665.491 26185.307 C 2644.726 26107.809 2690.716 26028.151 2768.214 26007.385 C 2845.712 25986.620 2925.370 26032.610 2946.136 26110.108 Z">
              <!-- 5 nodes -->
            </draw:path>
            <draw:path id="circle1822" draw:style-name="style1" draw:layer="layout" svg:x="0.416cm" svg:y="13.246cm" svg:width="0.291cm" svg:height="0.291cm" svg:viewBox="0.0 0.0 290.545 290.545" svg:d="M 1117.093 26600.199 C 1137.859 26677.696 1091.868 26757.355 1014.370 26778.120 C 936.873 26798.885 857.214 26752.895 836.449 26675.397 C 815.683 26597.899 861.674 26518.241 939.172 26497.476 C 1016.670 26476.710 1096.328 26522.701 1117.093 26600.199 Z">
              <!-- 5 nodes -->
            </draw:path>
          </draw:g>
          <!-- id="g1824" -->
          <draw:g id="g1864">
            <draw:path id="circle1860" draw:style-name="style1" draw:layer="layout" svg:x="1.330cm" svg:y="9.037cm" svg:width="0.291cm" svg:height="0.291cm" svg:viewBox="0.0 0.0 290.545 290.545" svg:d="M 2946.136 18181.537 C 2966.901 18259.035 2920.910 18338.693 2843.413 18359.459 C 2765.915 18380.224 2686.257 18334.234 2665.491 18256.736 C 2644.726 18179.238 2690.716 18099.580 2768.214 18078.814 C 2845.712 18058.049 2925.370 18104.040 2946.136 18181.537 Z">
              <!-- 5 nodes -->
            </draw:path>
            <draw:path id="circle1862" draw:style-name="style1" draw:layer="layout" svg:x="0.416cm" svg:y="9.282cm" svg:width="0.291cm" svg:height="0.291cm" svg:viewBox="0.0 0.0 290.545 290.545" svg:d="M 1117.094 18671.628 C 1137.859 18749.126 1091.868 18828.784 1014.371 18849.549 C 936.873 18870.315 857.215 18824.324 836.449 18746.826 C 815.684 18669.328 861.674 18589.670 939.172 18568.905 C 1016.670 18548.139 1096.328 18594.130 1117.094 18671.628 Z">
              <!-- 5 nodes -->
            </draw:path>
          </draw:g>
          <!-- id="g1864" -->
          <draw:g id="g1904">
            <draw:path id="circle1900" draw:style-name="style1" draw:layer="layout" svg:x="1.330cm" svg:y="5.051cm" svg:width="0.291cm" svg:height="0.291cm" svg:viewBox="0.0 0.0 290.545 290.545" svg:d="M 2946.136 10210.110 C 2966.901 10287.608 2920.910 10367.266 2843.413 10388.031 C 2765.915 10408.797 2686.257 10362.806 2665.491 10285.308 C 2644.726 10207.811 2690.716 10128.152 2768.214 10107.387 C 2845.712 10086.621 2925.370 10132.612 2946.136 10210.110 Z">
              <!-- 5 nodes -->
            </draw:path>
            <draw:path id="circle1902" draw:style-name="style1" draw:layer="layout" svg:x="0.416cm" svg:y="5.296cm" svg:width="0.291cm" svg:height="0.291cm" svg:viewBox="0.0 0.0 290.545 290.545" svg:d="M 1117.094 10700.200 C 1137.859 10777.698 1091.868 10857.356 1014.371 10878.122 C 936.873 10898.887 857.215 10852.897 836.449 10775.399 C 815.684 10697.901 861.674 10618.243 939.172 10597.477 C 1016.670 10576.712 1096.328 10622.703 1117.094 10700.200 Z">
              <!-- 5 nodes -->
            </draw:path>
          </draw:g>
          <!-- id="g1904" -->
          <draw:g id="g2054">
            <draw:path id="circle2050" draw:style-name="style1" draw:layer="layout" svg:x="1.330cm" svg:y="33.093cm" svg:width="0.291cm" svg:height="0.291cm" svg:viewBox="0.0 0.0 290.545 290.545" svg:d="M 2946.136 66294.093 C 2966.901 66371.591 2920.911 66451.249 2843.413 66472.014 C 2765.915 66492.780 2686.257 66446.789 2665.491 66369.291 C 2644.726 66291.793 2690.717 66212.135 2768.214 66191.370 C 2845.712 66170.604 2925.370 66216.595 2946.136 66294.093 Z">
              <!-- 5 nodes -->
            </draw:path>
            <draw:path id="circle2052" draw:style-name="style1" draw:layer="layout" svg:x="0.416cm" svg:y="33.338cm" svg:width="0.291cm" svg:height="0.291cm" svg:viewBox="0.0 0.0 290.545 290.545" svg:d="M 1117.094 66784.183 C 1137.859 66861.681 1091.869 66941.339 1014.371 66962.105 C 936.873 66982.870 857.215 66936.879 836.449 66859.382 C 815.684 66781.884 861.674 66702.226 939.172 66681.460 C 1016.670 66660.695 1096.328 66706.685 1117.094 66784.183 Z">
              <!-- 5 nodes -->
            </draw:path>
          </draw:g>
          <!-- id="g2054" -->
          <draw:g id="g2092">
            <draw:path id="circle2088" draw:style-name="style1" draw:layer="layout" svg:x="1.330cm" svg:y="29.133cm" svg:width="0.291cm" svg:height="0.291cm" svg:viewBox="0.0 0.0 290.545 290.545" svg:d="M 2946.135 58374.375 C 2966.901 58451.873 2920.910 58531.531 2843.412 58552.297 C 2765.915 58573.062 2686.256 58527.071 2665.491 58449.574 C 2644.725 58372.076 2690.716 58292.418 2768.214 58271.652 C 2845.712 58250.887 2925.370 58296.877 2946.135 58374.375 Z">
              <!-- 5 nodes -->
            </draw:path>
            <draw:path id="circle2090" draw:style-name="style1" draw:layer="layout" svg:x="0.416cm" svg:y="29.378cm" svg:width="0.291cm" svg:height="0.291cm" svg:viewBox="0.0 0.0 290.545 290.545" svg:d="M 1117.093 58864.465 C 1137.859 58941.963 1091.868 59021.621 1014.370 59042.387 C 936.872 59063.152 857.214 59017.162 836.449 58939.664 C 815.683 58862.166 861.674 58782.508 939.172 58761.742 C 1016.670 58740.977 1096.328 58786.968 1117.093 58864.465 Z">
              <!-- 5 nodes -->
            </draw:path>
          </draw:g>
          <!-- id="g2092" -->
          <draw:g id="g2130">
            <draw:path id="circle2126" draw:style-name="style1" draw:layer="layout" svg:x="1.330cm" svg:y="25.169cm" svg:width="0.291cm" svg:height="0.291cm" svg:viewBox="0.0 0.0 290.545 290.545" svg:d="M 2946.136 50445.805 C 2966.901 50523.302 2920.910 50602.961 2843.413 50623.726 C 2765.915 50644.492 2686.257 50598.501 2665.491 50521.003 C 2644.726 50443.505 2690.716 50363.847 2768.214 50343.082 C 2845.712 50322.316 2925.370 50368.307 2946.136 50445.805 Z">
              <!-- 5 nodes -->
            </draw:path>
            <draw:path id="circle2128" draw:style-name="style1" draw:layer="layout" svg:x="0.416cm" svg:y="25.414cm" svg:width="0.291cm" svg:height="0.291cm" svg:viewBox="0.0 0.0 290.545 290.545" svg:d="M 1117.093 50935.895 C 1137.859 51013.393 1091.868 51093.051 1014.370 51113.816 C 936.873 51134.582 857.214 51088.591 836.449 51011.093 C 815.684 50933.596 861.674 50853.937 939.172 50833.172 C 1016.670 50812.407 1096.328 50858.397 1117.093 50935.895 Z">
              <!-- 5 nodes -->
            </draw:path>
          </draw:g>
          <!-- id="g2130" -->
          <draw:g id="g2168">
            <draw:path id="circle2164" draw:style-name="style1" draw:layer="layout" svg:x="1.330cm" svg:y="21.183cm" svg:width="0.291cm" svg:height="0.291cm" svg:viewBox="0.0 0.0 290.545 290.545" svg:d="M 2946.136 42474.377 C 2966.901 42551.875 2920.910 42631.533 2843.413 42652.299 C 2765.915 42673.064 2686.257 42627.074 2665.491 42549.576 C 2644.726 42472.078 2690.716 42392.420 2768.214 42371.654 C 2845.712 42350.889 2925.370 42396.879 2946.136 42474.377 Z">
              <!-- 5 nodes -->
            </draw:path>
            <draw:path id="circle2166" draw:style-name="style1" draw:layer="layout" svg:x="0.416cm" svg:y="21.428cm" svg:width="0.291cm" svg:height="0.291cm" svg:viewBox="0.0 0.0 290.545 290.545" svg:d="M 1117.093 42964.468 C 1137.859 43041.965 1091.868 43121.624 1014.370 43142.389 C 936.873 43163.155 857.214 43117.164 836.449 43039.666 C 815.684 42962.168 861.674 42882.510 939.172 42861.745 C 1016.670 42840.979 1096.328 42886.970 1117.093 42964.468 Z">
              <!-- 5 nodes -->
            </draw:path>
          </draw:g>
          <!-- id="g2168" -->
          <draw:g id="g2218">
            <draw:path id="circle2214" draw:style-name="style1" draw:layer="layout" svg:x="1.330cm" svg:y="0.829cm" svg:width="0.291cm" svg:height="0.291cm" svg:viewBox="0.0 0.0 290.545 290.545" svg:d="M 2946.136 1765.559 C 2966.901 1843.057 2920.910 1922.715 2843.413 1943.480 C 2765.915 1964.246 2686.257 1918.255 2665.491 1840.757 C 2644.726 1763.259 2690.716 1683.601 2768.214 1662.836 C 2845.712 1642.070 2925.370 1688.061 2946.136 1765.559 Z">
              <!-- 5 nodes -->
            </draw:path>
            <draw:path id="circle2216" draw:style-name="style1" draw:layer="layout" svg:x="0.416cm" svg:y="1.074cm" svg:width="0.291cm" svg:height="0.291cm" svg:viewBox="0.0 0.0 290.545 290.545" svg:d="M 1117.093 2255.649 C 1137.859 2333.147 1091.868 2412.805 1014.370 2433.571 C 936.873 2454.336 857.214 2408.345 836.449 2330.848 C 815.683 2253.350 861.674 2173.692 939.172 2152.926 C 1016.670 2132.161 1096.328 2178.151 1117.093 2255.649 Z">
              <!-- 5 nodes -->
            </draw:path>
          </draw:g>
          <!-- id="g2218" -->
          <draw:g id="g2256">
            <draw:path id="circle2252" draw:style-name="style1" draw:layer="layout" svg:x="1.330cm" svg:y="-3.131cm" svg:width="0.291cm" svg:height="0.291cm" svg:viewBox="0.0 0.0 290.545 290.545" svg:d="M 2946.135 -6154.159 C 2966.901 -6076.661 2920.910 -5997.003 2843.412 -5976.237 C 2765.914 -5955.472 2686.256 -6001.463 2665.491 -6078.960 C 2644.725 -6156.458 2690.716 -6236.116 2768.214 -6256.882 C 2845.711 -6277.647 2925.370 -6231.657 2946.135 -6154.159 Z">
              <!-- 5 nodes -->
            </draw:path>
            <draw:path id="circle2254" draw:style-name="style1" draw:layer="layout" svg:x="0.416cm" svg:y="-2.886cm" svg:width="0.291cm" svg:height="0.291cm" svg:viewBox="0.0 0.0 290.545 290.545" svg:d="M 1117.093 -5664.069 C 1137.858 -5586.571 1091.868 -5506.913 1014.370 -5486.147 C 936.872 -5465.382 857.214 -5511.372 836.448 -5588.870 C 815.683 -5666.368 861.674 -5746.026 939.171 -5766.792 C 1016.669 -5787.557 1096.327 -5741.566 1117.093 -5664.069 Z">
              <!-- 5 nodes -->
            </draw:path>
          </draw:g>
          <!-- id="g2256" -->
          <draw:g id="g2294">
            <draw:path id="circle2290" draw:style-name="style1" draw:layer="layout" svg:x="1.330cm" svg:y="-7.095cm" svg:width="0.291cm" svg:height="0.291cm" svg:viewBox="0.0 0.0 290.545 290.545" svg:d="M 2946.135 -14082.729 C 2966.901 -14005.232 2920.910 -13925.573 2843.412 -13904.808 C 2765.914 -13884.042 2686.256 -13930.033 2665.491 -14007.531 C 2644.725 -14085.029 2690.716 -14164.687 2768.214 -14185.452 C 2845.712 -14206.218 2925.370 -14160.227 2946.135 -14082.729 Z">
              <!-- 5 nodes -->
            </draw:path>
            <draw:path id="circle2292" draw:style-name="style1" draw:layer="layout" svg:x="0.416cm" svg:y="-6.850cm" svg:width="0.291cm" svg:height="0.291cm" svg:viewBox="0.0 0.0 290.545 290.545" svg:d="M 1117.093 -13592.639 C 1137.859 -13515.141 1091.868 -13435.483 1014.370 -13414.718 C 936.872 -13393.952 857.214 -13439.943 836.449 -13517.441 C 815.683 -13594.938 861.674 -13674.596 939.172 -13695.362 C 1016.670 -13716.127 1096.328 -13670.137 1117.093 -13592.639 Z">
              <!-- 5 nodes -->
            </draw:path>
          </draw:g>
          <!-- id="g2294" -->
          <draw:g id="g2332">
            <draw:path id="circle2328" draw:style-name="style1" draw:layer="layout" svg:x="1.330cm" svg:y="-11.081cm" svg:width="0.291cm" svg:height="0.291cm" svg:viewBox="0.0 0.0 290.545 290.545" svg:d="M 2946.135 -22054.157 C 2966.901 -21976.659 2920.910 -21897.001 2843.412 -21876.235 C 2765.914 -21855.470 2686.256 -21901.460 2665.491 -21978.958 C 2644.725 -22056.456 2690.716 -22136.114 2768.214 -22156.880 C 2845.712 -22177.645 2925.370 -22131.655 2946.135 -22054.157 Z">
              <!-- 5 nodes -->
            </draw:path>
            <draw:path id="circle2330" draw:style-name="style1" draw:layer="layout" svg:x="0.416cm" svg:y="-10.836cm" svg:width="0.291cm" svg:height="0.291cm" svg:viewBox="0.0 0.0 290.545 290.545" svg:d="M 1117.093 -21564.066 C 1137.859 -21486.568 1091.868 -21406.910 1014.370 -21386.145 C 936.872 -21365.379 857.214 -21411.370 836.449 -21488.868 C 815.683 -21566.366 861.674 -21646.024 939.172 -21666.789 C 1016.670 -21687.555 1096.328 -21641.564 1117.093 -21564.066 Z">
              <!-- 5 nodes -->
            </draw:path>
          </draw:g>
          <!-- id="g2332" -->
          <draw:g id="g2378">
            <draw:path id="circle2374" draw:style-name="style1" draw:layer="layout" svg:x="7.000cm" svg:y="13.259cm" svg:width="0.291cm" svg:height="0.291cm" svg:viewBox="0.0 0.0 290.545 290.545" svg:d="M 14285.600 26626.089 C 14306.366 26703.586 14260.375 26783.244 14182.877 26804.010 C 14105.379 26824.775 14025.721 26778.785 14004.956 26701.287 C 13984.190 26623.789 14030.181 26544.131 14107.679 26523.366 C 14185.177 26502.600 14264.835 26548.591 14285.600 26626.089 Z">
              <!-- 5 nodes -->
            </draw:path>
            <draw:path id="circle2376" draw:style-name="style1" draw:layer="layout" svg:x="6.085cm" svg:y="13.504cm" svg:width="0.291cm" svg:height="0.291cm" svg:viewBox="0.0 0.0 290.545 290.545" svg:d="M 12456.558 27116.179 C 12477.324 27193.677 12431.333 27273.335 12353.835 27294.100 C 12276.337 27314.866 12196.679 27268.875 12175.914 27191.377 C 12155.148 27113.879 12201.139 27034.221 12278.637 27013.456 C 12356.135 26992.690 12435.793 27038.681 12456.558 27116.179 Z">
              <!-- 5 nodes -->
            </draw:path>
          </draw:g>
          <!-- id="g2378" -->
          <draw:g id="g2416">
            <draw:path id="circle2412" draw:style-name="style1" draw:layer="layout" svg:x="7.000cm" svg:y="9.299cm" svg:width="0.291cm" svg:height="0.291cm" svg:viewBox="0.0 0.0 290.545 290.545" svg:d="M 14285.600 18706.371 C 14306.365 18783.869 14260.375 18863.527 14182.877 18884.293 C 14105.379 18905.058 14025.721 18859.068 14004.955 18781.570 C 13984.190 18704.072 14030.181 18624.414 14107.678 18603.648 C 14185.176 18582.883 14264.834 18628.873 14285.600 18706.371 Z">
              <!-- 5 nodes -->
            </draw:path>
            <draw:path id="circle2414" draw:style-name="style1" draw:layer="layout" svg:x="6.085cm" svg:y="9.544cm" svg:width="0.291cm" svg:height="0.291cm" svg:viewBox="0.0 0.0 290.545 290.545" svg:d="M 12456.558 19196.462 C 12477.323 19273.959 12431.333 19353.618 12353.835 19374.383 C 12276.337 19395.149 12196.679 19349.158 12175.913 19271.660 C 12155.148 19194.162 12201.138 19114.504 12278.636 19093.739 C 12356.134 19072.973 12435.792 19118.964 12456.558 19196.462 Z">
              <!-- 5 nodes -->
            </draw:path>
          </draw:g>
          <!-- id="g2416" -->
          <draw:g id="g2454">
            <draw:path id="circle2450" draw:style-name="style1" draw:layer="layout" svg:x="7.000cm" svg:y="5.335cm" svg:width="0.291cm" svg:height="0.291cm" svg:viewBox="0.0 0.0 290.545 290.545" svg:d="M 14285.600 10777.801 C 14306.366 10855.298 14260.375 10934.957 14182.877 10955.722 C 14105.379 10976.488 14025.721 10930.497 14004.956 10852.999 C 13984.190 10775.501 14030.181 10695.843 14107.679 10675.078 C 14185.176 10654.312 14264.835 10700.303 14285.600 10777.801 Z">
              <!-- 5 nodes -->
            </draw:path>
            <draw:path id="circle2452" draw:style-name="style1" draw:layer="layout" svg:x="6.085cm" svg:y="5.580cm" svg:width="0.291cm" svg:height="0.291cm" svg:viewBox="0.0 0.0 290.545 290.545" svg:d="M 12456.558 11267.891 C 12477.323 11345.389 12431.333 11425.047 12353.835 11445.812 C 12276.337 11466.578 12196.679 11420.587 12175.913 11343.089 C 12155.148 11265.592 12201.139 11185.933 12278.636 11165.168 C 12356.134 11144.402 12435.792 11190.393 12456.558 11267.891 Z">
              <!-- 5 nodes -->
            </draw:path>
          </draw:g>
          <!-- id="g2454" -->
          <draw:g id="g2492">
            <draw:path id="circle2488" draw:style-name="style1" draw:layer="layout" svg:x="7.000cm" svg:y="1.349cm" svg:width="0.291cm" svg:height="0.291cm" svg:viewBox="0.0 0.0 290.545 290.545" svg:d="M 14285.600 2806.373 C 14306.365 2883.871 14260.375 2963.529 14182.877 2984.295 C 14105.379 3005.060 14025.721 2959.070 14004.956 2881.572 C 13984.190 2804.074 14030.181 2724.416 14107.679 2703.650 C 14185.176 2682.885 14264.835 2728.875 14285.600 2806.373 Z">
              <!-- 5 nodes -->
            </draw:path>
            <draw:path id="circle2490" draw:style-name="style1" draw:layer="layout" svg:x="6.085cm" svg:y="1.594cm" svg:width="0.291cm" svg:height="0.291cm" svg:viewBox="0.0 0.0 290.545 290.545" svg:d="M 12456.558 3296.464 C 12477.323 3373.961 12431.333 3453.620 12353.835 3474.385 C 12276.337 3495.151 12196.679 3449.160 12175.913 3371.662 C 12155.148 3294.164 12201.139 3214.506 12278.636 3193.741 C 12356.134 3172.975 12435.792 3218.966 12456.558 3296.464 Z">
              <!-- 5 nodes -->
            </draw:path>
          </draw:g>
          <!-- id="g2492" -->
          <draw:g id="g2530">
            <draw:path id="circle2526" draw:style-name="style1" draw:layer="layout" svg:x="7.000cm" svg:y="21.467cm" svg:width="0.291cm" svg:height="0.291cm" svg:viewBox="0.0 0.0 290.545 290.545" svg:d="M 14285.600 43042.068 C 14306.365 43119.566 14260.375 43199.224 14182.877 43219.989 C 14105.379 43240.755 14025.721 43194.764 14004.955 43117.266 C 13984.190 43039.769 14030.181 42960.110 14107.678 42939.345 C 14185.176 42918.579 14264.834 42964.570 14285.600 43042.068 Z">
              <!-- 5 nodes -->
            </draw:path>
            <draw:path id="circle2528" draw:style-name="style1" draw:layer="layout" svg:x="6.085cm" svg:y="21.712cm" svg:width="0.291cm" svg:height="0.291cm" svg:viewBox="0.0 0.0 290.545 290.545" svg:d="M 12456.558 43532.158 C 12477.323 43609.656 12431.333 43689.314 12353.835 43710.080 C 12276.337 43730.845 12196.679 43684.855 12175.913 43607.357 C 12155.148 43529.859 12201.139 43450.201 12278.636 43429.435 C 12356.134 43408.670 12435.792 43454.660 12456.558 43532.158 Z">
              <!-- 5 nodes -->
            </draw:path>
          </draw:g>
          <!-- id="g2530" -->
          <draw:g id="g2568">
            <draw:path id="circle2564" draw:style-name="style1" draw:layer="layout" svg:x="7.000cm" svg:y="17.481cm" svg:width="0.291cm" svg:height="0.291cm" svg:viewBox="0.0 0.0 290.545 290.545" svg:d="M 14285.600 35070.641 C 14306.365 35148.138 14260.375 35227.797 14182.877 35248.562 C 14105.379 35269.328 14025.721 35223.337 14004.955 35145.839 C 13984.190 35068.341 14030.181 34988.683 14107.678 34967.918 C 14185.176 34947.152 14264.834 34993.143 14285.600 35070.641 Z">
              <!-- 5 nodes -->
            </draw:path>
            <draw:path id="circle2566" draw:style-name="style1" draw:layer="layout" svg:x="6.085cm" svg:y="17.727cm" svg:width="0.291cm" svg:height="0.291cm" svg:viewBox="0.0 0.0 290.545 290.545" svg:d="M 12456.558 35560.731 C 12477.323 35638.229 12431.333 35717.887 12353.835 35738.652 C 12276.337 35759.418 12196.679 35713.427 12175.913 35635.929 C 12155.148 35558.432 12201.139 35478.773 12278.636 35458.008 C 12356.134 35437.242 12435.792 35483.233 12456.558 35560.731 Z">
              <!-- 5 nodes -->
            </draw:path>
          </draw:g>
          <!-- id="g2568" -->
          <draw:g id="g2606">
            <draw:path id="circle2602" draw:style-name="style1" draw:layer="layout" svg:x="7.000cm" svg:y="-2.873cm" svg:width="0.291cm" svg:height="0.291cm" svg:viewBox="0.0 0.0 290.545 290.545" svg:d="M 14285.600 -5638.178 C 14306.365 -5560.680 14260.375 -5481.022 14182.877 -5460.256 C 14105.379 -5439.491 14025.721 -5485.482 14004.955 -5562.979 C 13984.190 -5640.477 14030.181 -5720.135 14107.678 -5740.901 C 14185.176 -5761.666 14264.834 -5715.676 14285.600 -5638.178 Z">
              <!-- 5 nodes -->
            </draw:path>
            <draw:path id="circle2604" draw:style-name="style1" draw:layer="layout" svg:x="6.085cm" svg:y="-2.628cm" svg:width="0.291cm" svg:height="0.291cm" svg:viewBox="0.0 0.0 290.545 290.545" svg:d="M 12456.558 -5148.088 C 12477.323 -5070.590 12431.333 -4990.932 12353.835 -4970.166 C 12276.337 -4949.401 12196.679 -4995.391 12175.913 -5072.889 C 12155.148 -5150.387 12201.138 -5230.045 12278.636 -5250.811 C 12356.134 -5271.576 12435.792 -5225.585 12456.558 -5148.088 Z">
              <!-- 5 nodes -->
            </draw:path>
          </draw:g>
          <!-- id="g2606" -->
          <draw:g id="g2658">
            <draw:path id="circle2654" draw:style-name="style1" draw:layer="layout" svg:x="15.513cm" svg:y="13.001cm" svg:width="0.291cm" svg:height="0.291cm" svg:viewBox="0.0 0.0 290.545 290.545" svg:d="M 31311.219 26110.108 C 31331.985 26187.606 31285.994 26267.264 31208.496 26288.030 C 31130.999 26308.795 31051.340 26262.804 31030.575 26185.307 C 31009.809 26107.809 31055.800 26028.151 31133.298 26007.385 C 31210.796 25986.620 31290.454 26032.610 31311.219 26110.108 Z">
              <!-- 5 nodes -->
            </draw:path>
            <draw:path id="circle2656" draw:style-name="style1" draw:layer="layout" svg:x="14.598cm" svg:y="13.246cm" svg:width="0.291cm" svg:height="0.291cm" svg:viewBox="0.0 0.0 290.545 290.545" svg:d="M 29482.177 26600.198 C 29502.943 26677.696 29456.952 26757.354 29379.454 26778.120 C 29301.956 26798.885 29222.298 26752.895 29201.533 26675.397 C 29180.767 26597.899 29226.758 26518.241 29304.256 26497.475 C 29381.754 26476.710 29461.412 26522.701 29482.177 26600.198 Z">
              <!-- 5 nodes -->
            </draw:path>
          </draw:g>
          <!-- id="g2658" -->
          <draw:g id="g2696">
            <draw:path id="circle2692" draw:style-name="style1" draw:layer="layout" svg:x="15.513cm" svg:y="9.041cm" svg:width="0.291cm" svg:height="0.291cm" svg:viewBox="0.0 0.0 290.545 290.545" svg:d="M 31311.219 18190.391 C 31331.985 18267.889 31285.994 18347.547 31208.496 18368.312 C 31130.998 18389.078 31051.340 18343.087 31030.575 18265.589 C 31009.809 18188.092 31055.800 18108.433 31133.298 18087.668 C 31210.795 18066.902 31290.454 18112.893 31311.219 18190.391 Z">
              <!-- 5 nodes -->
            </draw:path>
            <draw:path id="circle2694" draw:style-name="style1" draw:layer="layout" svg:x="14.598cm" svg:y="9.286cm" svg:width="0.291cm" svg:height="0.291cm" svg:viewBox="0.0 0.0 290.545 290.545" svg:d="M 29482.177 18680.481 C 29502.942 18757.979 29456.952 18837.637 29379.454 18858.403 C 29301.956 18879.168 29222.298 18833.178 29201.532 18755.680 C 29180.767 18678.182 29226.758 18598.524 29304.255 18577.758 C 29381.753 18556.993 29461.411 18602.983 29482.177 18680.481 Z">
              <!-- 5 nodes -->
            </draw:path>
          </draw:g>
          <!-- id="g2696" -->
          <draw:g id="g2734">
            <draw:path id="circle2730" draw:style-name="style1" draw:layer="layout" svg:x="15.513cm" svg:y="5.077cm" svg:width="0.291cm" svg:height="0.291cm" svg:viewBox="0.0 0.0 290.545 290.545" svg:d="M 31311.219 10261.820 C 31331.985 10339.318 31285.994 10418.976 31208.496 10439.742 C 31130.998 10460.507 31051.340 10414.516 31030.575 10337.019 C 31009.809 10259.521 31055.800 10179.863 31133.298 10159.097 C 31210.796 10138.332 31290.454 10184.322 31311.219 10261.820 Z">
              <!-- 5 nodes -->
            </draw:path>
            <draw:path id="circle2732" draw:style-name="style1" draw:layer="layout" svg:x="14.598cm" svg:y="5.322cm" svg:width="0.291cm" svg:height="0.291cm" svg:viewBox="0.0 0.0 290.545 290.545" svg:d="M 29482.177 10751.911 C 29502.943 10829.408 29456.952 10909.066 29379.454 10929.832 C 29301.956 10950.597 29222.298 10904.607 29201.533 10827.109 C 29180.767 10749.611 29226.758 10669.953 29304.256 10649.188 C 29381.753 10628.422 29461.412 10674.413 29482.177 10751.911 Z">
              <!-- 5 nodes -->
            </draw:path>
          </draw:g>
          <!-- id="g2734" -->
          <draw:g id="g2772">
            <draw:path id="circle2768" draw:style-name="style1" draw:layer="layout" svg:x="15.513cm" svg:y="1.091cm" svg:width="0.291cm" svg:height="0.291cm" svg:viewBox="0.0 0.0 290.545 290.545" svg:d="M 31311.219 2290.393 C 31331.985 2367.891 31285.994 2447.549 31208.496 2468.314 C 31130.998 2489.080 31051.340 2443.089 31030.575 2365.591 C 31009.809 2288.093 31055.800 2208.435 31133.298 2187.670 C 31210.796 2166.904 31290.454 2212.895 31311.219 2290.393 Z">
              <!-- 5 nodes -->
            </draw:path>
            <draw:path id="circle2770" draw:style-name="style1" draw:layer="layout" svg:x="14.598cm" svg:y="1.336cm" svg:width="0.291cm" svg:height="0.291cm" svg:viewBox="0.0 0.0 290.545 290.545" svg:d="M 29482.177 2780.483 C 29502.943 2857.981 29456.952 2937.639 29379.454 2958.405 C 29301.956 2979.170 29222.298 2933.179 29201.533 2855.682 C 29180.767 2778.184 29226.758 2698.526 29304.256 2677.760 C 29381.753 2656.995 29461.412 2702.985 29482.177 2780.483 Z">
              <!-- 5 nodes -->
            </draw:path>
          </draw:g>
          <!-- id="g2772" -->
          <draw:g id="g2810">
            <draw:path id="circle2806" draw:style-name="style1" draw:layer="layout" svg:x="15.513cm" svg:y="21.209cm" svg:width="0.291cm" svg:height="0.291cm" svg:viewBox="0.0 0.0 290.545 290.545" svg:d="M 31311.219 42526.087 C 31331.985 42603.585 31285.994 42683.243 31208.496 42704.009 C 31130.998 42724.774 31051.340 42678.784 31030.575 42601.286 C 31009.809 42523.788 31055.800 42444.130 31133.298 42423.364 C 31210.795 42402.599 31290.454 42448.590 31311.219 42526.087 Z">
              <!-- 5 nodes -->
            </draw:path>
            <draw:path id="circle2808" draw:style-name="style1" draw:layer="layout" svg:x="14.598cm" svg:y="21.454cm" svg:width="0.291cm" svg:height="0.291cm" svg:viewBox="0.0 0.0 290.545 290.545" svg:d="M 29482.177 43016.178 C 29502.942 43093.676 29456.952 43173.334 29379.454 43194.099 C 29301.956 43214.865 29222.298 43168.874 29201.533 43091.376 C 29180.767 43013.878 29226.758 42934.220 29304.256 42913.455 C 29381.753 42892.689 29461.412 42938.680 29482.177 43016.178 Z">
              <!-- 5 nodes -->
            </draw:path>
          </draw:g>
          <!-- id="g2810" -->
          <draw:g id="g2848">
            <draw:path id="circle2844" draw:style-name="style1" draw:layer="layout" svg:x="15.513cm" svg:y="17.223cm" svg:width="0.291cm" svg:height="0.291cm" svg:viewBox="0.0 0.0 290.545 290.545" svg:d="M 31311.219 34554.660 C 31331.985 34632.158 31285.994 34711.816 31208.496 34732.582 C 31130.998 34753.347 31051.340 34707.356 31030.575 34629.859 C 31009.809 34552.361 31055.800 34472.703 31133.298 34451.937 C 31210.795 34431.172 31290.454 34477.162 31311.219 34554.660 Z">
              <!-- 5 nodes -->
            </draw:path>
            <draw:path id="circle2846" draw:style-name="style1" draw:layer="layout" svg:x="14.598cm" svg:y="17.469cm" svg:width="0.291cm" svg:height="0.291cm" svg:viewBox="0.0 0.0 290.545 290.545" svg:d="M 29482.177 35044.750 C 29502.942 35122.248 29456.952 35201.906 29379.454 35222.672 C 29301.956 35243.437 29222.298 35197.447 29201.533 35119.949 C 29180.767 35042.451 29226.758 34962.793 29304.256 34942.027 C 29381.753 34921.262 29461.412 34967.253 29482.177 35044.750 Z">
              <!-- 5 nodes -->
            </draw:path>
          </draw:g>
          <!-- id="g2848" -->
          <draw:g id="g2886">
            <draw:path id="circle2882" draw:style-name="style1" draw:layer="layout" svg:x="15.513cm" svg:y="-3.131cm" svg:width="0.291cm" svg:height="0.291cm" svg:viewBox="0.0 0.0 290.545 290.545" svg:d="M 31311.219 -6154.158 C 31331.985 -6076.660 31285.994 -5997.002 31208.496 -5976.237 C 31130.998 -5955.471 31051.340 -6001.462 31030.575 -6078.960 C 31009.809 -6156.458 31055.800 -6236.116 31133.298 -6256.881 C 31210.795 -6277.647 31290.454 -6231.656 31311.219 -6154.158 Z">
              <!-- 5 nodes -->
            </draw:path>
            <draw:path id="circle2884" draw:style-name="style1" draw:layer="layout" svg:x="14.598cm" svg:y="-2.886cm" svg:width="0.291cm" svg:height="0.291cm" svg:viewBox="0.0 0.0 290.545 290.545" svg:d="M 29482.177 -5664.068 C 29502.942 -5586.570 29456.952 -5506.912 29379.454 -5486.147 C 29301.956 -5465.381 29222.298 -5511.372 29201.532 -5588.870 C 29180.767 -5666.367 29226.758 -5746.025 29304.255 -5766.791 C 29381.753 -5787.556 29461.411 -5741.566 29482.177 -5664.068 Z">
              <!-- 5 nodes -->
            </draw:path>
          </draw:g>
          <!-- id="g2886" -->
          <draw:g id="g2938">
            <draw:path id="circle2934" draw:style-name="style1" draw:layer="layout" svg:x="23.998cm" svg:y="13.001cm" svg:width="0.291cm" svg:height="0.291cm" svg:viewBox="0.0 0.0 290.545 290.545" svg:d="M 48281.783 26110.107 C 48302.548 26187.605 48256.558 26267.263 48179.060 26288.029 C 48101.562 26308.794 48021.904 26262.804 48001.138 26185.306 C 47980.373 26107.808 48026.363 26028.150 48103.861 26007.384 C 48181.359 25986.619 48261.017 26032.610 48281.783 26110.107 Z">
              <!-- 5 nodes -->
            </draw:path>
            <draw:path id="circle2936" draw:style-name="style1" draw:layer="layout" svg:x="23.084cm" svg:y="13.246cm" svg:width="0.291cm" svg:height="0.291cm" svg:viewBox="0.0 0.0 290.545 290.545" svg:d="M 46452.741 26600.198 C 46473.506 26677.696 46427.515 26757.354 46350.018 26778.119 C 46272.520 26798.885 46192.862 26752.894 46172.096 26675.396 C 46151.331 26597.898 46197.321 26518.240 46274.819 26497.475 C 46352.317 26476.709 46431.975 26522.700 46452.741 26600.198 Z">
              <!-- 5 nodes -->
            </draw:path>
          </draw:g>
          <!-- id="g2938" -->
          <draw:g id="g2976">
            <draw:path id="circle2972" draw:style-name="style1" draw:layer="layout" svg:x="23.998cm" svg:y="9.041cm" svg:width="0.291cm" svg:height="0.291cm" svg:viewBox="0.0 0.0 290.545 290.545" svg:d="M 48281.782 18190.390 C 48302.548 18267.888 48256.557 18347.546 48179.059 18368.312 C 48101.562 18389.077 48021.903 18343.086 48001.138 18265.589 C 47980.372 18188.091 48026.363 18108.433 48103.861 18087.667 C 48181.359 18066.902 48261.017 18112.892 48281.782 18190.390 Z">
              <!-- 5 nodes -->
            </draw:path>
            <draw:path id="circle2974" draw:style-name="style1" draw:layer="layout" svg:x="23.084cm" svg:y="9.286cm" svg:width="0.291cm" svg:height="0.291cm" svg:viewBox="0.0 0.0 290.545 290.545" svg:d="M 46452.740 18680.481 C 46473.506 18757.978 46427.515 18837.636 46350.017 18858.402 C 46272.519 18879.167 46192.861 18833.177 46172.096 18755.679 C 46151.330 18678.181 46197.321 18598.523 46274.819 18577.757 C 46352.317 18556.992 46431.975 18602.983 46452.740 18680.481 Z">
              <!-- 5 nodes -->
            </draw:path>
          </draw:g>
          <!-- id="g2976" -->
          <draw:g id="g3014">
            <draw:path id="circle3010" draw:style-name="style1" draw:layer="layout" svg:x="23.998cm" svg:y="5.077cm" svg:width="0.291cm" svg:height="0.291cm" svg:viewBox="0.0 0.0 290.545 290.545" svg:d="M 48281.783 10261.819 C 48302.548 10339.317 48256.557 10418.975 48179.059 10439.741 C 48101.562 10460.506 48021.904 10414.516 48001.138 10337.018 C 47980.373 10259.520 48026.363 10179.862 48103.861 10159.096 C 48181.359 10138.331 48261.017 10184.321 48281.783 10261.819 Z">
              <!-- 5 nodes -->
            </draw:path>
            <draw:path id="circle3012" draw:style-name="style1" draw:layer="layout" svg:x="23.084cm" svg:y="5.322cm" svg:width="0.291cm" svg:height="0.291cm" svg:viewBox="0.0 0.0 290.545 290.545" svg:d="M 46452.740 10751.910 C 46473.506 10829.407 46427.515 10909.066 46350.017 10929.831 C 46272.520 10950.597 46192.861 10904.606 46172.096 10827.108 C 46151.330 10749.610 46197.321 10669.952 46274.819 10649.187 C 46352.317 10628.421 46431.975 10674.412 46452.740 10751.910 Z">
              <!-- 5 nodes -->
            </draw:path>
          </draw:g>
          <!-- id="g3014" -->
          <draw:g id="g3052">
            <draw:path id="circle3048" draw:style-name="style1" draw:layer="layout" svg:x="23.998cm" svg:y="1.091cm" svg:width="0.291cm" svg:height="0.291cm" svg:viewBox="0.0 0.0 290.545 290.545" svg:d="M 48281.782 2290.392 C 48302.548 2367.890 48256.557 2447.548 48179.059 2468.313 C 48101.562 2489.079 48021.904 2443.088 48001.138 2365.590 C 47980.373 2288.093 48026.363 2208.434 48103.861 2187.669 C 48181.359 2166.903 48261.017 2212.894 48281.782 2290.392 Z">
              <!-- 5 nodes -->
            </draw:path>
            <draw:path id="circle3050" draw:style-name="style1" draw:layer="layout" svg:x="23.084cm" svg:y="1.336cm" svg:width="0.291cm" svg:height="0.291cm" svg:viewBox="0.0 0.0 290.545 290.545" svg:d="M 46452.740 2780.482 C 46473.506 2857.980 46427.515 2937.638 46350.017 2958.404 C 46272.520 2979.169 46192.861 2933.179 46172.096 2855.681 C 46151.330 2778.183 46197.321 2698.525 46274.819 2677.759 C 46352.317 2656.994 46431.975 2702.984 46452.740 2780.482 Z">
              <!-- 5 nodes -->
            </draw:path>
          </draw:g>
          <!-- id="g3052" -->
          <draw:g id="g3090">
            <draw:path id="circle3086" draw:style-name="style1" draw:layer="layout" svg:x="23.998cm" svg:y="21.209cm" svg:width="0.291cm" svg:height="0.291cm" svg:viewBox="0.0 0.0 290.545 290.545" svg:d="M 48281.782 42526.087 C 48302.548 42603.584 48256.557 42683.243 48179.059 42704.008 C 48101.562 42724.774 48021.903 42678.783 48001.138 42601.285 C 47980.372 42523.787 48026.363 42444.129 48103.861 42423.364 C 48181.359 42402.598 48261.017 42448.589 48281.782 42526.087 Z">
              <!-- 5 nodes -->
            </draw:path>
            <draw:path id="circle3088" draw:style-name="style1" draw:layer="layout" svg:x="23.084cm" svg:y="21.454cm" svg:width="0.291cm" svg:height="0.291cm" svg:viewBox="0.0 0.0 290.545 290.545" svg:d="M 46452.740 43016.177 C 46473.506 43093.675 46427.515 43173.333 46350.017 43194.098 C 46272.519 43214.864 46192.861 43168.873 46172.096 43091.375 C 46151.330 43013.878 46197.321 42934.219 46274.819 42913.454 C 46352.317 42892.688 46431.975 42938.679 46452.740 43016.177 Z">
              <!-- 5 nodes -->
            </draw:path>
          </draw:g>
          <!-- id="g3090" -->
          <draw:g id="g3128">
            <draw:path id="circle3124" draw:style-name="style1" draw:layer="layout" svg:x="23.998cm" svg:y="17.223cm" svg:width="0.291cm" svg:height="0.291cm" svg:viewBox="0.0 0.0 290.545 290.545" svg:d="M 48281.782 34554.659 C 48302.548 34632.157 48256.557 34711.815 48179.059 34732.581 C 48101.562 34753.346 48021.903 34707.356 48001.138 34629.858 C 47980.372 34552.360 48026.363 34472.702 48103.861 34451.936 C 48181.359 34431.171 48261.017 34477.161 48281.782 34554.659 Z">
              <!-- 5 nodes -->
            </draw:path>
            <draw:path id="circle3126" draw:style-name="style1" draw:layer="layout" svg:x="23.084cm" svg:y="17.469cm" svg:width="0.291cm" svg:height="0.291cm" svg:viewBox="0.0 0.0 290.545 290.545" svg:d="M 46452.740 35044.750 C 46473.506 35122.247 46427.515 35201.906 46350.017 35222.671 C 46272.519 35243.437 46192.861 35197.446 46172.096 35119.948 C 46151.330 35042.450 46197.321 34962.792 46274.819 34942.027 C 46352.317 34921.261 46431.975 34967.252 46452.740 35044.750 Z">
              <!-- 5 nodes -->
            </draw:path>
          </draw:g>
          <!-- id="g3128" -->
          <draw:g id="g3166">
            <draw:path id="circle3162" draw:style-name="style1" draw:layer="layout" svg:x="23.998cm" svg:y="-3.131cm" svg:width="0.291cm" svg:height="0.291cm" svg:viewBox="0.0 0.0 290.545 290.545" svg:d="M 48281.782 -6154.159 C 48302.548 -6076.661 48256.557 -5997.003 48179.059 -5976.238 C 48101.562 -5955.472 48021.903 -6001.463 48001.138 -6078.961 C 47980.372 -6156.459 48026.363 -6236.117 48103.861 -6256.882 C 48181.359 -6277.648 48261.017 -6231.657 48281.782 -6154.159 Z">
              <!-- 5 nodes -->
            </draw:path>
            <draw:path id="circle3164" draw:style-name="style1" draw:layer="layout" svg:x="23.084cm" svg:y="-2.886cm" svg:width="0.291cm" svg:height="0.291cm" svg:viewBox="0.0 0.0 290.545 290.545" svg:d="M 46452.740 -5664.069 C 46473.506 -5586.571 46427.515 -5506.913 46350.017 -5486.147 C 46272.519 -5465.382 46192.861 -5511.373 46172.096 -5588.870 C 46151.330 -5666.368 46197.321 -5746.026 46274.819 -5766.792 C 46352.317 -5787.557 46431.975 -5741.567 46452.740 -5664.069 Z">
              <!-- 5 nodes -->
            </draw:path>
          </draw:g>
          <!-- id="g3166" -->
        </draw:g>
        <!-- id="layer3" -->
        <draw:g id="layer4">
          <draw:path id="path2150-3" draw:style-name="style29" draw:layer="layout" svg:x="30.261cm" svg:y="0.938cm" svg:width="0.139cm" svg:height="0.223cm" svg:viewBox="0.0 0.0 138.927 222.779" svg:d="M 60630.358 2068.049 C 60635.925 1974.702 60599.355 1966.964 60552.035 1905.382 L 60630.358 2068.049 ">
            <!-- 3 nodes -->
          </draw:path>
          <draw:path id="path2152-6" draw:style-name="style29" draw:layer="layout" svg:x="30.667cm" svg:y="0.888cm" svg:width="0.150cm" svg:height="0.183cm" svg:viewBox="0.0 0.0 150.236 183.101" svg:d="M 61449.550 1928.792 C 61470.665 1882.219 61417.665 1884.464 61363.909 1805.803 L 61449.550 1928.792 ">
            <!-- 3 nodes -->
          </draw:path>
          <draw:path id="path2154-7" draw:style-name="style29" draw:layer="layout" svg:x="30.528cm" svg:y="0.876cm" svg:width="0.141cm" svg:height="0.199cm" svg:viewBox="0.0 0.0 141.141 199.406" svg:d="M 61166.120 1921.009 C 61177.537 1840.086 61128.170 1852.061 61086.758 1781.714 L 61166.120 1921.009 ">
            <!-- 3 nodes -->
          </draw:path>
          <draw:path id="path2156-5" draw:style-name="style29" draw:layer="layout" svg:x="30.404cm" svg:y="0.895cm" svg:width="0.141cm" svg:height="0.205cm" svg:viewBox="0.0 0.0 141.165 205.434" svg:d="M 60918.295 1966.104 C 60928.080 1884.659 60879.530 1892.000 60838.205 1820.781 L 60918.295 1966.104 ">
            <!-- 3 nodes -->
          </draw:path>
          <draw:path id="path2158-3" draw:style-name="style29" draw:layer="layout" svg:x="30.800cm" svg:y="0.886cm" svg:width="0.128cm" svg:height="0.206cm" svg:viewBox="0.0 0.0 128.148 205.734" svg:d="M 61697.200 1948.396 C 61674.642 1888.240 61705.046 1873.602 61629.164 1802.774 L 61697.200 1948.396 ">
            <!-- 3 nodes -->
          </draw:path>
          <draw:path id="path2160-5" draw:style-name="style29" draw:layer="layout" svg:x="30.933cm" svg:y="0.860cm" svg:width="0.131cm" svg:height="0.271cm" svg:viewBox="0.0 0.0 130.705 271.124" svg:d="M 61958.311 1960.189 C 61980.085 1915.760 61960.500 1826.107 61896.580 1749.176 L 61958.311 1960.189 ">
            <!-- 3 nodes -->
          </draw:path>
          <draw:path id="path2162-6" draw:style-name="style29" draw:layer="layout" svg:x="31.048cm" svg:y="0.915cm" svg:width="0.104cm" svg:height="0.263cm" svg:viewBox="0.0 0.0 103.907 263.320" svg:d="M 62169.707 2063.157 C 62169.367 1998.530 62182.024 1954.857 62126.642 1859.949 L 62169.707 2063.157 ">
            <!-- 3 nodes -->
          </draw:path>
          <draw:path id="ellipse2164-2" draw:style-name="style30" draw:layer="layout" svg:x="29.987cm" svg:y="1.018cm" svg:width="1.486cm" svg:height="1.486cm" svg:viewBox="0.0 0.0 1485.730 1485.724" svg:d="M 61438.252 2779.701 C 61438.252 2971.141 61362.203 3154.739 61226.834 3290.107 C 61091.466 3425.475 60907.866 3501.524 60716.426 3501.524 C 60524.986 3501.524 60341.387 3425.475 60206.018 3290.107 C 60070.649 3154.739 59994.600 2971.141 59994.600 2779.701 C 59994.600 2588.262 60070.649 2404.664 60206.018 2269.296 C 60341.387 2133.927 60524.986 2057.878 60716.426 2057.878 C 60907.866 2057.878 61091.466 2133.927 61226.834 2269.296 C 61362.203 2404.664 61438.252 2588.262 61438.252 2779.701 Z">
            <!-- 9 nodes -->
          </draw:path>
          <draw:path id="circle2180-9" draw:style-name="style1" draw:layer="layout" svg:x="30.944cm" svg:y="1.418cm" svg:width="0.193cm" svg:height="0.193cm" svg:viewBox="0.0 0.0 192.799 192.799" svg:d="M 62080.519 2932.361 C 62080.519 2985.601 62037.359 3028.761 61984.119 3028.761 C 61930.879 3028.761 61887.719 2985.601 61887.719 2932.361 C 61887.719 2879.121 61930.879 2835.962 61984.119 2835.962 C 62037.359 2835.962 62080.519 2879.121 62080.519 2932.361 Z">
            <!-- 5 nodes -->
          </draw:path>
          <draw:path id="circle2182-1" draw:style-name="style1" draw:layer="layout" svg:x="30.316cm" svg:y="1.418cm" svg:width="0.193cm" svg:height="0.193cm" svg:viewBox="0.0 0.0 192.799 192.799" svg:d="M 60823.987 2932.361 C 60823.987 2985.601 60780.828 3028.761 60727.588 3028.761 C 60674.348 3028.761 60631.188 2985.601 60631.188 2932.361 C 60631.188 2879.121 60674.348 2835.962 60727.588 2835.962 C 60780.828 2835.962 60823.987 2879.121 60823.987 2932.361 Z">
            <!-- 5 nodes -->
          </draw:path>
          <draw:path id="text895" draw:style-name="style0" draw:layer="layout" svg:x="0.583cm" svg:y="22.684cm" svg:width="1.648cm" svg:height="0.790cm" svg:viewBox="0.0 0.0 1647.879 790.151" svg:d="M 1401.730 45390.427 C 1350.613 45519.519 1263.974 45643.413 1166.938 45719.656 C 1183.399 45730.053 1212.857 45752.579 1226.719 45765.575 C 1320.289 45680.668 1412.127 45549.843 1470.175 45409.487 L 1401.730 45390.427 ZM 1648.652 45852.214 C 1682.442 45894.668 1719.697 45944.918 1754.352 45993.436 L 1351.479 46017.695 C 1436.386 45917.194 1521.293 45788.968 1592.337 45658.142 L 1523.025 45626.952 C 1453.714 45770.773 1348.880 45920.659 1315.091 45958.781 C 1282.168 46000.368 1258.775 46026.359 1236.249 46031.558 C 1245.779 46049.752 1257.909 46085.274 1261.375 46099.136 C 1293.431 46087.007 1340.216 46084.408 1795.073 46053.218 C 1817.599 46088.740 1838.393 46122.529 1852.255 46150.254 L 1914.635 46115.598 C 1872.182 46037.622 1783.810 45916.327 1708.434 45824.490 L 1648.652 45852.214 ZM 1631.325 45408.621 C 1698.037 45538.580 1808.069 45683.268 1897.307 45765.575 C 1910.303 45748.247 1934.562 45723.988 1951.024 45710.992 C 1861.785 45639.081 1751.753 45502.191 1694.571 45384.362 L 1631.325 45408.621 ZM 2220.470 45367.034 C 2171.952 45497.859 2092.244 45627.818 2007.338 45710.126 C 2018.601 45725.721 2036.795 45758.644 2043.726 45773.372 C 2073.184 45743.049 2102.641 45707.527 2129.499 45668.539 L 2129.499 46154.586 L 2192.746 46154.586 L 2192.746 45571.503 C 2226.535 45511.722 2256.859 45448.475 2281.118 45386.095 L 2220.470 45367.034 ZM 2405.012 45934.522 C 2368.624 46001.234 2308.843 46068.813 2249.928 46113.865 C 2264.656 46121.663 2289.782 46142.456 2301.045 46153.719 C 2359.093 46104.335 2423.206 46028.958 2466.526 45953.582 L 2405.012 45934.522 ZM 2600.817 45965.712 C 2657.999 46022.894 2722.112 46103.468 2750.703 46157.185 L 2805.286 46120.796 C 2774.962 46070.545 2710.849 45993.436 2651.068 45937.121 L 2600.817 45965.712 ZM 2450.065 45611.357 L 2619.011 45611.357 L 2619.011 45822.757 L 2450.065 45822.757 L 2450.065 45611.357 ZM 2681.392 45822.757 L 2681.392 45611.357 L 2804.420 45611.357 L 2804.420 45548.977 L 2681.392 45548.977 L 2681.392 45373.965 L 2619.011 45373.965 L 2619.011 45548.977 L 2450.065 45548.977 L 2450.065 45374.831 L 2387.684 45374.831 L 2387.684 45548.977 L 2275.920 45548.977 L 2275.920 45611.357 L 2387.684 45611.357 L 2387.684 45822.757 L 2255.126 45822.757 L 2255.126 45886.004 L 2814.816 45886.004 L 2814.816 45822.757 L 2681.392 45822.757 Z">
            <!-- 68 nodes -->
          </draw:path>
          <draw:path id="rect2495" draw:style-name="style31" draw:layer="layout" svg:x="30.103cm" svg:y="2.614cm" svg:width="1.333cm" svg:height="0.953cm" svg:viewBox="0.0 0.0 1332.623 953.470" svg:d="M 60224.378 5247.618 L 61518.727 5247.618 L 61518.727 6162.815 L 60224.378 6162.815 L 60224.378 5247.618 Z">
            <!-- 5 nodes -->
          </draw:path>
          <draw:path id="path2497" draw:style-name="style31" draw:layer="layout" svg:x="29.999cm" svg:y="3.150cm" svg:width="0.207cm" svg:height="0.207cm" svg:viewBox="0.0 0.0 206.846 206.846" svg:d="M 60185.180 6402.668 C 60185.180 6449.218 60147.444 6486.954 60100.894 6486.954 C 60054.344 6486.954 60016.608 6449.218 60016.608 6402.668 C 60016.608 6356.118 60054.344 6318.382 60100.894 6318.382 C 60147.444 6318.382 60185.180 6356.118 60185.180 6402.668 Z">
            <!-- 5 nodes -->
          </draw:path>
          <draw:path id="path2499" draw:style-name="style32" draw:layer="layout" svg:x="30.081cm" svg:y="3.327cm" svg:width="0.175cm" svg:height="0.414cm" svg:viewBox="0.0 0.0 175.442 414.065" svg:d="M 60182.382 6661.083 L 60316.045 7061.191 L 60182.382 6661.083 ">
            <!-- 3 nodes -->
          </draw:path>
          <draw:path id="circle2501" draw:style-name="style31" draw:layer="layout" svg:x="31.316cm" svg:y="3.150cm" svg:width="0.207cm" svg:height="0.207cm" svg:viewBox="0.0 0.0 206.846 206.846" svg:d="M 62650.469 6402.668 C 62650.469 6368.578 62671.004 6337.844 62702.499 6324.799 C 62733.994 6311.753 62770.245 6318.966 62794.351 6343.072 C 62818.456 6367.177 62825.669 6403.429 62812.624 6434.923 C 62799.579 6466.418 62768.845 6486.954 62734.755 6486.954 C 62700.664 6486.954 62669.930 6466.418 62656.885 6434.923 C 62643.840 6403.429 62651.053 6367.177 62675.158 6343.072 C 62699.264 6318.966 62735.515 6311.753 62767.010 6324.799 C 62798.505 6337.844 62819.041 6368.578 62819.041 6402.668 C 62819.041 6436.759 62798.505 6467.493 62767.010 6480.538 C 62735.515 6493.583 62699.264 6486.370 62675.158 6462.264 C 62651.053 6438.159 62643.840 6401.908 62656.885 6370.413 C 62669.930 6338.918 62700.664 6318.382 62734.755 6318.382 C 62768.845 6318.382 62799.579 6338.918 62812.624 6370.413 C 62825.669 6401.908 62818.456 6438.159 62794.351 6462.264 C 62770.245 6486.370 62733.994 6493.583 62702.499 6480.538 C 62671.004 6467.493 62650.469 6436.759 62650.469 6402.668 Z">
            <!-- 17 nodes -->
          </draw:path>
          <draw:path id="path2503" draw:style-name="style32" draw:layer="layout" svg:x="31.265cm" svg:y="3.327cm" svg:width="0.175cm" svg:height="0.414cm" svg:viewBox="0.0 0.0 175.442 414.065" svg:d="M 62684.655 6661.083 L 62550.991 7061.192 L 62684.655 6661.083 ">
            <!-- 3 nodes -->
          </draw:path>
          <draw:path id="text2163" draw:style-name="style1" draw:layer="layout" svg:x="30.532cm" svg:y="2.919cm" svg:width="0.560cm" svg:height="0.365cm" svg:viewBox="0.0 0.0 560.398 364.980" svg:d="M 61175.040 5999.513 C 61187.969 5958.241 61199.903 5918.959 61211.339 5876.195 L 61213.328 5876.195 C 61225.262 5918.461 61236.699 5958.241 61250.125 5999.513 L 61267.528 6055.205 L 61157.139 6055.205 L 61175.040 5999.513 ZM 61063.657 6203.384 L 61110.398 6203.384 L 61145.703 6092.001 L 61278.965 6092.001 L 61313.772 6203.384 L 61362.503 6203.384 L 61238.688 5838.404 L 61187.471 5838.404 L 61063.657 6203.384 ZM 61421.177 6069.127 L 61504.218 5947.302 C 61514.660 5929.898 61524.605 5914.483 61533.555 5897.577 L 61535.544 5897.577 C 61534.550 5916.472 61533.058 5946.804 61533.058 5965.203 L 61533.058 6069.127 L 61421.177 6069.127 ZM 61533.058 6203.384 L 61575.821 6203.384 L 61575.821 6105.427 L 61624.054 6105.427 L 61624.054 6069.127 L 61575.821 6069.127 L 61575.821 5848.847 L 61525.599 5848.847 L 61373.939 6075.592 L 61373.939 6105.427 L 61533.058 6105.427 L 61533.058 6203.384 Z">
            <!-- 35 nodes -->
          </draw:path>
          <draw:path id="path2593" draw:style-name="style28" draw:layer="layout" svg:x="30.232cm" svg:y="2.945cm" svg:width="0.265cm" svg:height="0.076cm" svg:viewBox="0.0 0.0 264.555 76.294" svg:d="M 60463.160 5927.223 L 60674.070 5927.223 L 60463.160 5927.223 ">
            <!-- 3 nodes -->
          </draw:path>
          <draw:path id="text2084-6" draw:style-name="style1" draw:layer="layout" svg:x="24.623cm" svg:y="20.931cm" svg:width="8.815cm" svg:height="0.704cm" svg:viewBox="0.0 0.0 8815.458 704.324" svg:d="M 49379.688 42417.515 C 49377.610 42348.952 49377.610 42279.005 49377.610 42200.747 L 49377.610 42175.815 C 49377.610 42105.175 49377.610 42035.920 49379.688 41969.435 L 49450.328 41969.435 C 49570.832 41969.435 49638.702 42047.693 49638.702 42193.821 C 49638.702 42333.716 49570.832 42417.515 49442.710 42417.515 L 49379.688 42417.515 ZM 49246.025 41941.040 L 49246.025 41965.279 L 49318.051 41972.897 C 49320.128 42039.382 49320.128 42107.252 49320.128 42175.815 L 49320.128 42200.747 C 49320.128 42279.005 49320.128 42347.567 49318.051 42413.360 L 49246.025 42420.978 L 49246.025 42445.909 L 49448.943 42445.909 C 49599.226 42445.909 49705.186 42353.800 49705.186 42193.821 C 49705.186 42030.379 49608.229 41941.040 49461.409 41941.040 L 49246.025 41941.040 ZM 49881.094 42087.861 L 49871.398 42080.935 L 49771.671 42117.640 L 49771.671 42139.802 L 49833.308 42144.650 C 49834.693 42177.200 49836.078 42205.594 49836.078 42249.918 L 49836.078 42288.008 C 49836.078 42323.328 49835.386 42376.654 49834.000 42415.437 L 49777.211 42423.748 L 49777.211 42445.909 L 49953.812 42445.909 L 49953.812 42423.748 L 49890.097 42414.745 C 49889.404 42375.962 49888.712 42323.328 49888.712 42288.008 L 49888.712 42224.986 C 49906.026 42177.200 49928.187 42145.342 49960.737 42123.873 L 49970.433 42132.184 C 49984.284 42143.957 49997.442 42152.268 50014.756 42152.268 C 50041.766 42152.268 50053.539 42134.954 50053.539 42105.175 C 50045.921 42089.938 50023.067 42080.243 50000.905 42080.243 C 49957.274 42080.243 49912.951 42117.640 49888.019 42178.585 L 49881.094 42087.861 ZM 50141.491 42237.452 C 50149.801 42149.498 50200.357 42107.945 50250.914 42107.945 C 50304.240 42107.945 50340.945 42151.575 50340.945 42200.054 C 50340.945 42222.216 50334.020 42237.452 50303.547 42237.452 L 50141.491 42237.452 ZM 50388.039 42264.461 C 50391.501 42254.073 50392.886 42239.529 50392.886 42221.523 C 50392.886 42134.954 50334.712 42080.243 50254.376 42080.243 C 50162.960 42080.243 50084.701 42154.346 50084.701 42270.002 C 50084.701 42388.428 50154.649 42455.605 50251.606 42455.605 C 50316.013 42455.605 50363.799 42423.748 50392.194 42373.884 L 50377.650 42362.803 C 50350.641 42395.353 50318.091 42416.822 50268.920 42416.822 C 50195.510 42416.822 50141.491 42366.266 50140.798 42263.769 L 50388.039 42264.461 ZM 50674.061 42366.959 C 50629.737 42402.279 50609.653 42414.745 50580.566 42414.745 C 50543.168 42414.745 50516.852 42396.046 50516.852 42354.493 C 50516.852 42326.791 50529.317 42297.704 50596.495 42272.079 C 50615.194 42264.461 50645.666 42254.765 50674.061 42247.147 L 50674.061 42366.959 ZM 50787.639 42405.049 C 50777.251 42416.130 50768.940 42421.670 50756.474 42421.670 C 50737.775 42421.670 50726.694 42409.204 50726.694 42369.036 L 50726.694 42204.902 C 50726.694 42114.870 50689.297 42080.243 50612.424 42080.243 C 50539.013 42080.243 50484.994 42114.178 50470.451 42170.967 C 50471.836 42187.588 50483.609 42197.284 50500.923 42197.284 C 50518.929 42197.284 50529.317 42186.896 50534.858 42166.812 L 50550.094 42115.563 C 50568.100 42109.330 50584.029 42107.945 50598.573 42107.945 C 50651.206 42107.945 50674.061 42126.644 50674.061 42202.824 L 50674.061 42224.986 C 50642.203 42231.911 50608.961 42241.607 50581.951 42249.918 C 50487.764 42283.853 50460.755 42317.788 50460.755 42364.188 C 50460.755 42423.748 50505.078 42455.605 50560.482 42455.605 C 50605.498 42455.605 50633.200 42435.521 50675.446 42392.583 C 50681.679 42430.673 50703.840 42454.220 50739.160 42454.220 C 50763.400 42454.220 50782.791 42444.524 50799.412 42419.593 L 50787.639 42405.049 ZM 51401.929 42414.745 C 51401.236 42376.654 51400.544 42324.021 51400.544 42288.008 L 51400.544 42210.442 C 51400.544 42116.948 51365.224 42080.243 51305.664 42080.243 C 51257.186 42080.243 51208.015 42103.789 51167.847 42152.961 C 51156.073 42101.712 51126.294 42080.243 51079.893 42080.243 C 51034.185 42080.243 50985.706 42107.945 50946.231 42151.575 L 50940.690 42087.861 L 50930.995 42080.935 L 50831.267 42117.640 L 50831.267 42139.802 L 50892.904 42144.650 C 50894.289 42176.507 50895.674 42205.594 50895.674 42249.918 L 50895.674 42288.008 C 50895.674 42323.328 50894.982 42376.654 50893.597 42415.437 L 50835.423 42423.748 L 50835.423 42445.909 L 51004.405 42445.909 L 51004.405 42423.748 L 50949.693 42414.745 C 50949.001 42376.654 50948.308 42323.328 50948.308 42288.008 L 50948.308 42177.892 C 50991.246 42138.417 51023.796 42123.873 51057.731 42123.873 C 51100.669 42123.873 51122.138 42148.113 51122.138 42218.753 L 51122.138 42288.008 C 51122.138 42324.021 51121.446 42377.347 51120.753 42415.437 L 51061.887 42423.748 L 51061.887 42445.909 L 51230.176 42445.909 L 51230.176 42423.748 L 51175.465 42414.745 C 51174.772 42376.654 51174.080 42324.021 51174.080 42288.008 L 51174.080 42215.983 C 51174.080 42202.824 51173.387 42190.358 51172.002 42179.277 C 51214.940 42137.032 51249.568 42123.873 51282.118 42123.873 C 51325.748 42123.873 51348.603 42145.342 51348.603 42217.368 L 51348.603 42288.008 C 51348.603 42324.021 51347.910 42376.654 51347.217 42415.437 L 51288.351 42423.748 L 51288.351 42445.909 L 51456.640 42445.909 L 51456.640 42423.748 L 51401.929 42414.745 ZM 51509.967 42490.233 L 51834.773 42490.233 L 51834.773 42450.757 L 51509.967 42450.757 L 51509.967 42490.233 ZM 52424.132 41965.279 L 52424.132 41941.040 L 52217.752 41941.040 L 52217.752 41965.279 L 52289.777 41972.897 C 52291.163 42037.997 52291.163 42104.482 52291.163 42170.967 L 52032.149 42170.967 C 52032.149 42103.789 52032.149 42037.305 52034.226 41972.897 L 52106.252 41965.279 L 52106.252 41941.040 L 51900.564 41941.040 L 51900.564 41965.279 L 51972.589 41972.897 C 51974.667 42039.382 51974.667 42107.252 51974.667 42174.430 L 51974.667 42212.520 C 51974.667 42280.390 51974.667 42347.567 51972.589 42413.360 L 51900.564 42420.978 L 51900.564 42445.909 L 52106.252 42445.909 L 52106.252 42420.978 L 52034.226 42413.360 C 52032.149 42348.260 52032.149 42280.390 52032.149 42200.054 L 52291.163 42200.054 C 52291.163 42281.082 52291.163 42348.952 52289.777 42414.052 L 52217.752 42420.978 L 52217.752 42445.909 L 52424.132 42445.909 L 52424.132 42420.978 L 52351.414 42413.360 C 52350.029 42346.875 52350.029 42279.005 52350.029 42212.520 L 52350.029 42174.430 C 52350.029 42105.867 52350.029 42038.690 52351.414 41972.897 L 52424.132 41965.279 ZM 52534.246 42237.452 C 52542.557 42149.498 52593.113 42107.945 52643.669 42107.945 C 52696.996 42107.945 52733.701 42151.575 52733.701 42200.054 C 52733.701 42222.216 52726.775 42237.452 52696.303 42237.452 L 52534.246 42237.452 ZM 52780.794 42264.461 C 52784.257 42254.073 52785.642 42239.529 52785.642 42221.523 C 52785.642 42134.954 52727.468 42080.243 52647.132 42080.243 C 52555.715 42080.243 52477.457 42154.346 52477.457 42270.002 C 52477.457 42388.428 52547.405 42455.605 52644.362 42455.605 C 52708.769 42455.605 52756.555 42423.748 52784.950 42373.884 L 52770.406 42362.803 C 52743.397 42395.353 52710.847 42416.822 52661.676 42416.822 C 52588.265 42416.822 52534.246 42366.266 52533.554 42263.769 L 52780.794 42264.461 ZM 52818.883 42566.413 L 52854.203 42566.413 L 53055.736 41911.260 L 53019.723 41911.260 L 52818.883 42566.413 ZM 53195.631 41865.552 C 53170.699 41990.904 53125.683 42122.488 53079.282 42208.365 L 53089.671 42214.598 C 53112.525 42185.510 53133.994 42151.575 53154.078 42114.178 L 53154.078 42499.236 L 53161.696 42499.236 C 53178.317 42499.236 53196.323 42488.155 53197.016 42484.692 L 53197.016 42071.932 C 53208.789 42071.240 53215.715 42066.392 53217.792 42060.159 L 53185.935 42047.693 C 53206.712 42001.292 53224.718 41950.736 53239.262 41900.180 C 53255.190 41900.180 53262.808 41894.639 53264.886 41886.329 L 53195.631 41865.552 ZM 53301.591 42378.039 L 53301.591 42211.135 L 53410.322 42211.135 L 53410.322 42378.039 L 53301.591 42378.039 ZM 53418.632 42438.984 C 53434.561 42438.984 53451.182 42427.903 53452.567 42424.440 L 53452.567 42218.753 C 53463.648 42216.675 53473.344 42211.827 53478.191 42206.287 L 53434.561 42166.812 L 53413.092 42191.051 L 53376.387 42191.051 L 53376.387 42044.923 L 53487.195 42044.923 C 53495.505 42044.923 53502.431 42041.460 53504.508 42033.842 C 53483.732 42014.450 53450.489 41986.056 53450.489 41986.056 L 53420.710 42024.839 L 53376.387 42024.839 L 53376.387 41896.024 C 53392.315 41893.947 53397.856 41887.714 53399.241 41878.018 L 53332.756 41871.092 L 53332.756 42024.839 L 53222.640 42024.839 L 53228.181 42044.923 L 53332.756 42044.923 L 53332.756 42191.051 L 53305.054 42191.051 L 53260.038 42170.274 L 53260.038 42464.608 L 53266.271 42464.608 C 53284.277 42464.608 53301.591 42454.220 53301.591 42450.065 L 53301.591 42398.816 L 53410.322 42398.816 L 53410.322 42438.984 L 53418.632 42438.984 ZM 53627.782 42035.920 C 53622.242 42122.488 53608.391 42200.747 53581.382 42270.694 C 53555.757 42210.442 53539.828 42142.572 53529.440 42069.854 C 53534.981 42058.774 53539.136 42047.693 53543.984 42035.920 L 53627.782 42035.920 ZM 53712.966 42035.920 C 53721.969 42035.920 53728.202 42032.457 53730.280 42024.839 C 53709.503 42004.062 53674.876 41974.975 53674.876 41974.975 L 53644.404 42015.143 L 53551.602 42015.143 C 53564.760 41977.745 53575.149 41938.270 53583.459 41896.717 C 53598.695 41896.024 53606.313 41889.099 53608.391 41880.788 L 53537.058 41865.552 C 53525.285 41981.208 53494.120 42093.401 53453.260 42170.967 L 53463.648 42177.200 C 53484.424 42153.653 53502.431 42125.259 53518.359 42093.401 C 53526.670 42171.659 53540.521 42245.762 53563.375 42311.555 C 53530.133 42378.732 53481.654 42437.599 53412.399 42489.540 L 53419.325 42498.543 C 53490.657 42458.375 53541.906 42409.897 53579.996 42353.800 C 53604.928 42410.589 53638.863 42459.760 53684.572 42498.543 C 53691.497 42476.382 53707.426 42466.686 53728.202 42462.531 L 53730.280 42456.298 C 53675.568 42420.978 53634.015 42373.192 53602.851 42315.710 C 53645.096 42236.759 53665.180 42143.957 53675.568 42035.920 L 53712.966 42035.920 ZM 53920.730 42197.284 L 53929.040 42197.284 C 53944.277 42197.284 53962.975 42187.588 53962.975 42181.355 L 53962.975 42033.842 C 53991.370 42053.926 54021.150 42083.705 54032.230 42108.637 C 54079.324 42134.262 54102.871 42042.845 53962.975 42019.991 L 53962.975 41986.056 L 54064.088 41986.056 C 54073.783 41986.056 54080.016 41982.593 54081.402 41974.975 C 54061.318 41954.891 54028.075 41927.882 54028.075 41927.882 L 53998.295 41965.972 L 53962.975 41965.972 L 53962.975 41888.406 C 53980.289 41885.636 53986.522 41879.403 53987.907 41869.707 L 53920.730 41862.089 L 53920.730 41965.972 L 53790.530 41965.972 L 53796.071 41986.056 L 53897.183 41986.056 C 53872.944 42058.081 53833.468 42125.951 53777.372 42177.892 L 53784.990 42188.973 C 53842.472 42149.498 53888.872 42101.019 53920.730 42043.538 L 53920.730 42197.284 ZM 54246.921 42227.756 L 54028.075 42227.756 C 54034.308 42221.523 54039.849 42214.598 54045.389 42208.365 C 54064.088 42209.057 54072.398 42205.594 54075.169 42198.669 L 54010.761 42170.967 C 53971.979 42237.452 53883.332 42324.021 53789.838 42372.499 L 53797.456 42382.195 C 53857.708 42359.341 53913.112 42326.098 53959.513 42289.393 C 53989.292 42310.170 54019.072 42339.949 54029.460 42366.959 C 54071.013 42390.505 54092.482 42310.862 53975.441 42276.927 C 53987.215 42267.924 53997.603 42257.536 54007.991 42247.840 L 54238.611 42247.840 C 54143.039 42377.347 53999.681 42441.754 53795.378 42485.385 L 53800.919 42498.543 C 54039.849 42463.223 54188.747 42393.276 54294.015 42255.458 C 54311.328 42254.765 54321.717 42252.688 54327.257 42247.147 L 54274.623 42201.439 L 54246.921 42227.756 ZM 54388.894 41986.056 C 54398.590 41986.056 54404.823 41982.593 54406.900 41974.975 C 54386.124 41954.199 54350.804 41927.189 54350.804 41927.189 L 54321.024 41965.279 L 54245.536 41965.279 L 54245.536 41891.176 C 54263.542 41889.099 54269.775 41882.173 54271.160 41872.478 L 54201.905 41864.860 L 54201.905 41965.279 L 54090.405 41965.279 L 54095.945 41986.056 L 54175.588 41986.056 C 54149.272 42056.003 54104.256 42118.333 54041.234 42164.734 L 54048.852 42175.815 C 54113.951 42139.802 54165.893 42092.709 54201.905 42035.920 L 54201.905 42196.591 L 54210.216 42196.591 C 54226.837 42196.591 54245.536 42187.588 54245.536 42181.355 L 54245.536 41989.519 C 54274.623 42071.240 54323.794 42135.647 54380.583 42175.122 C 54386.124 42153.653 54399.975 42140.495 54417.981 42137.724 L 54418.674 42130.106 C 54359.114 42104.482 54296.785 42051.156 54261.465 41986.056 L 54388.894 41986.056 ZM 54769.103 42090.631 L 54769.103 41986.748 L 54922.157 41986.748 C 54925.620 41986.748 54929.082 41986.056 54931.160 41985.363 C 54897.225 42021.376 54859.135 42056.696 54816.889 42090.631 L 54769.103 42090.631 ZM 54946.396 42220.138 L 54946.396 42312.940 L 54685.997 42312.940 L 54685.997 42220.138 L 54946.396 42220.138 ZM 54685.997 42434.136 L 54685.997 42333.024 L 54946.396 42333.024 L 54946.396 42434.136 L 54685.997 42434.136 ZM 55009.418 42090.631 L 54879.911 42090.631 C 54945.704 42038.690 55001.108 41983.978 55043.353 41931.344 C 55058.589 41937.577 55066.207 41936.192 55072.440 41929.267 L 55013.574 41885.636 C 54992.797 41915.416 54967.865 41945.888 54940.163 41976.360 L 54940.163 41975.668 C 54918.002 41954.891 54879.219 41925.804 54879.219 41925.804 L 54847.361 41966.664 L 54769.103 41966.664 L 54769.103 41889.099 C 54785.032 41886.329 54790.572 41880.096 54791.957 41871.092 L 54724.087 41863.474 L 54724.087 41966.664 L 54546.102 41966.664 L 54551.642 41986.748 L 54724.087 41986.748 L 54724.087 42090.631 L 54475.462 42090.631 L 54481.002 42111.408 L 54790.572 42111.408 C 54753.867 42139.802 54715.084 42166.812 54674.224 42192.436 L 54641.674 42177.892 L 54641.674 42212.520 C 54584.192 42246.455 54524.633 42276.235 54462.996 42301.166 L 54468.536 42312.247 C 54528.788 42292.163 54586.962 42268.616 54641.674 42240.914 L 54641.674 42499.236 L 54647.907 42499.236 C 54667.298 42499.236 54685.997 42488.848 54685.997 42484.000 L 54685.997 42454.913 L 54946.396 42454.913 L 54946.396 42493.695 L 54953.322 42493.695 C 54968.558 42493.695 54990.719 42482.615 54991.412 42478.459 L 54991.412 42229.141 C 55005.955 42226.371 55017.036 42220.831 55021.192 42215.290 L 54965.788 42172.352 L 54939.471 42200.054 L 54718.547 42200.054 C 54766.333 42172.352 54812.041 42142.572 54852.902 42111.408 L 55086.984 42111.408 C 55096.680 42111.408 55102.913 42107.945 55104.298 42100.327 C 55081.444 42078.165 55042.661 42049.078 55042.661 42049.078 L 55009.418 42090.631 ZM 55378.546 41872.478 C 55414.559 41904.335 55455.419 41959.739 55463.037 42004.062 C 55513.594 42041.460 55550.299 41927.882 55386.164 41866.937 L 55378.546 41872.478 ZM 55307.906 42349.645 C 55473.426 42279.697 55621.631 42168.889 55710.278 42057.389 C 55728.284 42057.389 55735.210 42056.003 55741.443 42049.078 L 55690.887 42001.985 L 55656.952 42031.072 L 55195.713 42031.072 L 55201.946 42051.156 L 55651.411 42051.156 C 55571.768 42157.116 55426.332 42270.002 55290.592 42342.027 L 55286.437 42342.027 C 55269.816 42342.027 55200.561 42406.434 55159.008 42436.906 L 55200.561 42490.233 C 55205.409 42485.385 55206.794 42479.844 55204.023 42474.304 C 55226.185 42441.062 55262.890 42393.276 55278.126 42371.807 C 55285.052 42362.111 55291.285 42360.726 55300.981 42371.114 C 55364.695 42453.528 55430.487 42476.382 55562.765 42476.382 L 55762.912 42476.382 C 55766.375 42456.298 55777.455 42440.369 55798.924 42436.214 L 55798.924 42427.211 C 55718.589 42431.366 55655.566 42430.673 55577.308 42430.673 C 55449.879 42430.673 55373.006 42418.207 55310.676 42351.723 L 55307.906 42349.645 ZM 55940.204 42273.464 C 55939.511 42329.561 55908.346 42380.117 55877.874 42399.509 C 55864.023 42409.897 55854.327 42423.748 55861.945 42438.291 C 55870.256 42453.528 55895.880 42450.065 55913.194 42436.214 C 55940.896 42414.745 55972.754 42358.648 55952.670 42274.157 L 55940.204 42273.464 ZM 56152.124 41928.574 L 56152.124 42038.690 L 55999.070 42038.690 L 55999.070 41928.574 L 56152.124 41928.574 ZM 56349.501 41928.574 L 56349.501 42038.690 L 56196.447 42038.690 L 56196.447 41928.574 L 56349.501 41928.574 ZM 56196.447 42171.659 L 56196.447 42058.774 L 56349.501 42058.774 L 56349.501 42171.659 L 56196.447 42171.659 ZM 55999.070 42171.659 L 55999.070 42058.774 L 56152.124 42058.774 L 56152.124 42171.659 L 55999.070 42171.659 ZM 56349.501 42192.436 L 56349.501 42227.063 L 56356.427 42227.063 C 56371.663 42227.063 56393.824 42215.983 56394.517 42211.827 L 56394.517 41937.577 C 56408.368 41934.807 56419.449 41929.267 56423.604 41923.726 L 56368.200 41880.788 L 56342.576 41908.490 L 56003.226 41908.490 L 55954.055 41886.329 L 55954.055 42238.837 L 55961.673 42238.837 C 55980.372 42238.837 55999.070 42227.063 55999.070 42222.216 L 55999.070 42192.436 L 56349.501 42192.436 ZM 56129.270 42231.911 C 56161.820 42262.384 56197.140 42315.017 56200.603 42358.648 C 56246.311 42396.046 56286.479 42287.315 56136.888 42226.371 L 56129.270 42231.911 ZM 56347.423 42342.719 L 56338.420 42342.719 C 56330.802 42382.887 56322.492 42414.745 56316.951 42426.518 C 56314.181 42434.136 56311.411 42436.214 56300.330 42436.906 C 56287.864 42437.599 56253.929 42437.599 56209.606 42437.599 L 56110.571 42437.599 C 56075.944 42437.599 56072.481 42434.829 56072.481 42423.748 L 56072.481 42279.005 C 56086.332 42276.927 56092.565 42270.694 56093.950 42261.691 L 56027.465 42254.765 L 56027.465 42432.058 C 56027.465 42469.456 56040.623 42479.152 56105.031 42479.152 L 56207.528 42479.152 C 56346.731 42479.152 56371.663 42472.226 56371.663 42449.372 C 56371.663 42440.369 56366.815 42434.829 56349.501 42429.981 L 56347.423 42342.719 ZM 56356.427 42275.542 C 56393.824 42312.247 56436.762 42373.884 56443.688 42423.748 C 56495.629 42463.916 56535.105 42344.105 56364.045 42270.002 L 56356.427 42275.542 ZM 57045.512 42096.171 L 56945.785 42096.171 L 56945.785 42002.677 L 57093.991 42002.677 C 57103.687 42002.677 57110.612 41999.214 57111.997 41991.596 C 57090.528 41970.820 57054.516 41942.425 57054.516 41942.425 L 57022.658 41982.593 L 56945.785 41982.593 L 56945.785 41895.332 C 56963.099 41892.562 56968.639 41885.636 56970.717 41875.940 L 56902.847 41868.322 L 56902.847 41982.593 L 56819.048 41982.593 C 56829.437 41963.202 56839.132 41942.425 56847.443 41921.649 C 56861.986 41922.341 56869.605 41916.108 56872.375 41907.798 L 56805.197 41888.406 C 56789.961 41956.969 56764.337 42026.224 56736.635 42071.932 L 56747.023 42077.473 C 56769.185 42057.389 56789.269 42031.764 56807.275 42002.677 L 56902.847 42002.677 L 56902.847 42096.171 L 56722.091 42096.171 L 56727.632 42116.255 L 56902.847 42116.255 L 56902.847 42199.361 L 56811.430 42199.361 L 56765.029 42178.585 L 56765.029 42454.220 L 56771.955 42454.220 C 56789.269 42454.220 56807.275 42444.524 56807.275 42440.369 L 56807.275 42220.138 L 56902.847 42220.138 L 56902.847 42499.236 L 56911.158 42499.236 C 56927.086 42499.236 56945.785 42488.155 56945.785 42481.230 L 56945.785 42220.138 L 57042.050 42220.138 L 57042.050 42383.580 C 57042.050 42391.891 57039.972 42394.661 57030.969 42394.661 C 57021.273 42394.661 56983.875 42391.891 56983.875 42391.891 L 56983.875 42402.971 C 57003.267 42406.434 57013.655 42411.282 57019.195 42417.515 C 57025.428 42425.133 57028.199 42437.599 57028.891 42450.757 C 57078.755 42445.217 57084.988 42423.748 57084.988 42388.428 L 57084.988 42228.449 C 57098.839 42226.371 57110.612 42220.138 57114.767 42215.290 L 57057.978 42173.045 L 57035.124 42199.361 L 56945.785 42199.361 L 56945.785 42116.255 L 57117.538 42116.255 C 57127.233 42116.255 57132.774 42112.793 57134.851 42105.175 C 57112.690 42084.398 57076.677 42056.696 57076.677 42056.696 L 57045.512 42096.171 ZM 57204.799 41950.736 C 57222.113 41948.658 57227.653 41941.733 57229.731 41932.037 L 57163.246 41925.111 L 57163.246 42359.341 L 57171.557 42359.341 C 57187.485 42359.341 57204.799 42350.337 57204.799 42343.412 L 57204.799 41950.736 ZM 57287.213 41878.711 L 57287.213 42429.981 C 57287.213 42440.369 57283.750 42444.524 57271.284 42444.524 C 57258.125 42444.524 57193.026 42438.984 57193.026 42438.984 L 57193.026 42450.757 C 57222.113 42454.220 57238.734 42459.760 57247.045 42467.379 C 57256.740 42474.304 57260.203 42486.077 57261.588 42499.928 C 57322.533 42493.695 57330.151 42470.841 57330.151 42434.136 L 57330.151 41904.335 C 57346.772 41902.257 57353.697 41896.024 57355.775 41886.329 L 57287.213 41878.711 ZM 57588.471 41865.552 C 57547.610 41999.907 57479.741 42132.184 57414.641 42214.598 L 57424.336 42222.216 C 57457.579 42191.743 57490.129 42154.346 57519.908 42112.100 L 57519.908 42499.928 L 57528.219 42499.928 C 57544.840 42499.928 57563.539 42488.155 57564.924 42484.692 L 57564.924 42080.935 C 57576.698 42078.858 57583.623 42074.010 57585.701 42068.469 L 57555.229 42057.389 C 57584.316 42009.603 57609.940 41956.969 57631.409 41902.257 C 57647.338 41903.642 57654.956 41898.102 57658.419 41890.484 L 57588.471 41865.552 ZM 57966.604 42004.755 L 57746.372 42004.755 C 57764.379 41972.897 57781.693 41938.962 57796.236 41903.642 C 57811.472 41904.335 57820.475 41899.487 57823.246 41891.869 L 57753.298 41866.245 C 57716.593 41985.363 57654.956 42102.404 57596.782 42175.122 L 57606.477 42182.740 C 57653.571 42142.572 57697.201 42087.168 57735.292 42024.146 L 57789.311 42024.146 L 57789.311 42499.928 L 57796.236 42499.928 C 57820.475 42499.928 57835.019 42488.155 57835.019 42485.385 L 57835.019 42317.095 L 58025.470 42317.095 C 58034.474 42317.095 58041.399 42313.632 58043.477 42306.014 C 58019.930 42284.545 57982.532 42255.458 57982.532 42255.458 L 57949.982 42297.011 L 57835.019 42297.011 L 57835.019 42168.889 L 58012.312 42168.889 C 58022.008 42168.889 58028.933 42165.426 58031.011 42157.808 C 58008.849 42137.032 57972.837 42109.330 57972.837 42109.330 L 57941.672 42148.805 L 57835.019 42148.805 L 57835.019 42024.146 L 58043.477 42024.146 C 58052.480 42024.146 58059.405 42020.683 58061.483 42013.758 C 58037.936 41992.289 57999.846 41962.509 57999.846 41962.509 L 57966.604 42004.755 Z">
            <!-- 588 nodes -->
          </draw:path>
        </draw:g>
        <!-- id="layer4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Sun Oct  4 23:06:16 2020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ffffff" draw:stroke="none"/>
    </style:style>
    <style:style style:name="style1" style:family="graphic" style:parent-style-name="standard">
      <style:graphic-properties draw:fill="solid" draw:fill-color="#000000" draw:stroke="none"/>
    </style:style>
    <style:style style:name="style2" style:family="graphic" style:parent-style-name="standard">
      <style:graphic-properties draw:fill="none" draw:stroke="solid" svg:stroke-width="0.935pt" svg:stroke-color="#000000"/>
    </style:style>
    <style:style style:name="style3" style:family="graphic" style:parent-style-name="standard">
      <style:graphic-properties draw:fill="solid" draw:fill-color="#212121" draw:stroke="none"/>
    </style:style>
    <style:style style:name="style4" style:family="graphic" style:parent-style-name="standard">
      <style:graphic-properties draw:fill="none" draw:stroke="solid" svg:stroke-width="0.940pt" svg:stroke-color="#000000"/>
    </style:style>
    <style:style style:name="style5" style:family="graphic" style:parent-style-name="standard">
      <style:graphic-properties draw:fill="none" draw:stroke="solid" svg:stroke-width="0.953pt" svg:stroke-color="#000000"/>
    </style:style>
    <style:style style:name="style6" style:family="graphic" style:parent-style-name="standard">
      <style:graphic-properties draw:fill="none" draw:stroke="solid" svg:stroke-width="0.930pt" svg:stroke-color="#000000"/>
    </style:style>
    <style:style style:name="style7" style:family="graphic" style:parent-style-name="standard">
      <style:graphic-properties draw:fill="none" draw:stroke="solid" svg:stroke-width="0.641pt" svg:stroke-color="#000000"/>
    </style:style>
    <style:style style:name="style8" style:family="graphic" style:parent-style-name="standard">
      <style:graphic-properties draw:fill="none" draw:stroke="solid" svg:stroke-width="0.643pt" svg:stroke-color="#000000"/>
    </style:style>
    <style:style style:name="style9" style:family="graphic" style:parent-style-name="standard">
      <style:graphic-properties draw:fill="solid" draw:fill-color="#8e4c4c" draw:stroke="solid" svg:stroke-width="0.730pt" svg:stroke-color="#000000"/>
    </style:style>
    <style:style style:name="style10" style:family="graphic" style:parent-style-name="standard">
      <style:graphic-properties draw:fill="none" draw:stroke="solid" svg:stroke-width="0.943pt" svg:stroke-color="#000000"/>
    </style:style>
    <style:style style:name="style11" style:family="graphic" style:parent-style-name="standard">
      <style:graphic-properties draw:fill="solid" draw:fill-color="#d33232" draw:stroke="none"/>
    </style:style>
    <style:style style:name="style12" style:family="graphic" style:parent-style-name="standard">
      <style:graphic-properties draw:fill="solid" draw:fill-color="#db716a" draw:stroke="solid" svg:stroke-width="0.765pt" svg:stroke-color="#da736b"/>
    </style:style>
    <style:style style:name="style13" style:family="graphic" style:parent-style-name="standard">
      <style:graphic-properties draw:fill="none" draw:stroke="solid" svg:stroke-width="0.815pt" svg:stroke-color="#000000"/>
    </style:style>
    <style:style style:name="style14" style:family="graphic" style:parent-style-name="standard">
      <style:graphic-properties draw:fill="none" draw:stroke="solid" svg:stroke-width="0.717pt" svg:stroke-color="#000000"/>
    </style:style>
    <style:style style:name="style15" style:family="graphic" style:parent-style-name="standard">
      <style:graphic-properties draw:fill="none" draw:stroke="solid" svg:stroke-width="0.821pt" svg:stroke-color="#000000"/>
    </style:style>
    <style:style style:name="style16" style:family="graphic" style:parent-style-name="standard">
      <style:graphic-properties draw:fill="none" draw:stroke="solid" svg:stroke-width="0.830pt" svg:stroke-color="#000000"/>
    </style:style>
    <style:style style:name="style17" style:family="graphic" style:parent-style-name="standard">
      <style:graphic-properties draw:fill="none" draw:stroke="solid" svg:stroke-width="0.850pt" svg:stroke-color="#000000"/>
    </style:style>
    <style:style style:name="style18" style:family="graphic" style:parent-style-name="standard">
      <style:graphic-properties draw:fill="none" draw:stroke="solid" svg:stroke-width="0.841pt" svg:stroke-color="#000000"/>
    </style:style>
    <style:style style:name="style19" style:family="graphic" style:parent-style-name="standard">
      <style:graphic-properties draw:fill="none" draw:stroke="solid" svg:stroke-width="0.703pt" svg:stroke-color="#000000"/>
    </style:style>
    <style:style style:name="style20" style:family="graphic" style:parent-style-name="standard">
      <style:graphic-properties draw:fill="none" draw:stroke="solid" svg:stroke-width="0.600pt" svg:stroke-color="#000000"/>
    </style:style>
    <style:style style:name="style21" style:family="graphic" style:parent-style-name="standard">
      <style:graphic-properties draw:fill="solid" draw:fill-color="#ffffff" draw:stroke="solid" svg:stroke-width="0.304pt" svg:stroke-color="#3d3d3d"/>
    </style:style>
    <style:style style:name="style22" style:family="graphic" style:parent-style-name="standard">
      <style:graphic-properties draw:fill="solid" draw:fill-color="#000000" draw:stroke="solid" svg:stroke-width="0.304pt" svg:stroke-color="#2f2f2f"/>
    </style:style>
    <style:style style:name="style23" style:family="graphic" style:parent-style-name="standard">
      <style:graphic-properties draw:fill="solid" draw:fill-color="#ffffff" draw:stroke="solid" svg:stroke-width="0.404pt" svg:stroke-color="#3d3d3d"/>
    </style:style>
    <style:style style:name="style24" style:family="graphic" style:parent-style-name="standard">
      <style:graphic-properties draw:fill="solid" draw:fill-color="#000000" draw:stroke="solid" svg:stroke-width="0.133pt" svg:stroke-color="#2f2f2f"/>
    </style:style>
    <style:style style:name="style25" style:family="graphic" style:parent-style-name="standard">
      <style:graphic-properties draw:fill="solid" draw:fill-color="#000000" draw:stroke="solid" svg:stroke-width="0.127pt" svg:stroke-color="#2f2f2f"/>
    </style:style>
    <style:style style:name="style26" style:family="graphic" style:parent-style-name="standard">
      <style:graphic-properties draw:fill="solid" draw:fill-color="#8e4c4c" draw:stroke="solid" svg:stroke-width="0.940pt" svg:stroke-color="#000000"/>
    </style:style>
    <style:style style:name="style27" style:family="graphic" style:parent-style-name="standard">
      <style:graphic-properties draw:fill="none" draw:stroke="solid" svg:stroke-width="0.265pt" svg:stroke-color="#212121"/>
    </style:style>
    <style:style style:name="style28" style:family="graphic" style:parent-style-name="standard">
      <style:graphic-properties draw:fill="none" draw:stroke="solid" svg:stroke-width="0.265pt" svg:stroke-color="#000000"/>
    </style:style>
    <style:style style:name="style29" style:family="graphic" style:parent-style-name="standard">
      <style:graphic-properties draw:fill="none" draw:stroke="solid" svg:stroke-width="0.530pt" svg:stroke-color="#000000"/>
    </style:style>
    <style:style style:name="style30" style:family="graphic" style:parent-style-name="standard">
      <style:graphic-properties draw:fill="none" draw:stroke="solid" svg:stroke-width="0.371pt" svg:stroke-color="#202020"/>
    </style:style>
    <style:style style:name="style31" style:family="graphic" style:parent-style-name="standard">
      <style:graphic-properties draw:fill="solid" draw:fill-color="#ffffff" draw:stroke="solid" svg:stroke-width="0.338pt" svg:stroke-color="#000000"/>
    </style:style>
    <style:style style:name="style32" style:family="graphic" style:parent-style-name="standard">
      <style:graphic-properties draw:fill="none" draw:stroke="solid" svg:stroke-width="0.388pt" svg:stroke-color="#000000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Sun Oct  4 23:06:16 2020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1.0.1 (3bc2e813f5, 2020-09-07)</meta:generator>
    <meta:initial-creator>Inkscape.org - 1.0.1 (3bc2e813f5, 2020-09-07)</meta:initial-creator>
    <meta:creation-date>2020-10-04 23:06:16</meta:creation-date>
    <dc:date>2020-10-04 23:06:16</dc:date>
    <dc:format>image/svg+xml</dc:format>
  </office:meta>
</office:document-meta>
</file>